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1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le" table:style-name="ta1">
        <table:shapes>
          <draw:frame draw:z-index="0" draw:style-name="gr1" draw:text-style-name="P1" svg:width="453.12pt" svg:height="255.26pt" svg:x="419.56pt" svg:y="283.83pt">
            <loext:p draw:notify-on-update-of-ranges="file.A2:file.A2 file.A3:file.A311 file.B2:file.B2 file.B3:file.B3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19.3pt" svg:y="15.62pt">
            <loext:p draw:notify-on-update-of-ranges="file.A2:file.A2 file.A3:file.A311 file.B2:file.B2 file.B3:file.B311 file.A2:file.A2 file.A3:file.A311 file.E2:file.E2 file.E3:file.E3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419.64pt" svg:y="551.2pt">
            <loext:p draw:notify-on-update-of-ranges="file.A3:file.A311 file.E2:file.E2 file.E3:file.E3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453.51pt" svg:height="255.09pt" svg:x="423.64pt" svg:y="4504.51pt">
            <loext:p draw:notify-on-update-of-ranges="file.A352:file.A352 file.A353:file.A628 file.B352:file.B352 file.B353:file.B628 file.A352:file.A352 file.A353:file.A628 file.E352:file.E352 file.E353:file.E62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22.87pt" svg:y="4767.59pt">
            <loext:p draw:notify-on-update-of-ranges="file.A353:file.A628 file.B352:file.B352 file.B353:file.B62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24.63pt" svg:y="5033.85pt">
            <loext:p draw:notify-on-update-of-ranges="file.A353:file.A628 file.E352:file.E352 file.E353:file.E62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419.3pt" svg:y="10703.62pt">
            <loext:p draw:notify-on-update-of-ranges="file.A837:file.A837 file.A838:file.A1115 file.B837:file.B837 file.B838:file.B1115 file.A837:file.A837 file.A838:file.A1115 file.E837:file.E837 file.E838:file.E11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18.56pt" svg:y="11241.01pt">
            <loext:p draw:notify-on-update-of-ranges="file.A838:file.A1115 file.E837:file.E837 file.E838:file.E11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420.29pt" svg:y="10971.33pt">
            <loext:p draw:notify-on-update-of-ranges="file.A838:file.A1115 file.B837:file.B837 file.B838:file.B111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raining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5310750847" calcext:value-type="float">
            <text:p>0.6753107508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628327285" calcext:value-type="float">
            <text:p>0.6646283273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5721655798" calcext:value-type="float">
            <text:p>0.6557216558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74984803" calcext:value-type="float">
            <text:p>0.6474984803</text:p>
          </table:table-cell>
          <table:table-cell office:value-type="float" office:value="170" calcext:value-type="float">
            <text:p>170</text:p>
          </table:table-cell>
          <table:table-cell office:value-type="float" office:value="288" calcext:value-type="float">
            <text:p>288</text:p>
          </table:table-cell>
          <table:table-cell office:value-type="float" office:value="0.590277777778" calcext:value-type="float">
            <text:p>0.5902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9719779677" calcext:value-type="float">
            <text:p>0.6397197797</text:p>
          </table:table-cell>
          <table:table-cell office:value-type="float" office:value="175" calcext:value-type="float">
            <text:p>175</text:p>
          </table:table-cell>
          <table:table-cell office:value-type="float" office:value="288" calcext:value-type="float">
            <text:p>288</text:p>
          </table:table-cell>
          <table:table-cell office:value-type="float" office:value="0.607638888889" calcext:value-type="float">
            <text:p>0.60763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2320232407" calcext:value-type="float">
            <text:p>0.6323202324</text:p>
          </table:table-cell>
          <table:table-cell office:value-type="float" office:value="178" calcext:value-type="float">
            <text:p>178</text:p>
          </table:table-cell>
          <table:table-cell office:value-type="float" office:value="288" calcext:value-type="float">
            <text:p>288</text:p>
          </table:table-cell>
          <table:table-cell office:value-type="float" office:value="0.618055555556" calcext:value-type="float">
            <text:p>0.6180555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5270955611" calcext:value-type="float">
            <text:p>0.6252709556</text:p>
          </table:table-cell>
          <table:table-cell office:value-type="float" office:value="186" calcext:value-type="float">
            <text:p>186</text:p>
          </table:table-cell>
          <table:table-cell office:value-type="float" office:value="288" calcext:value-type="float">
            <text:p>288</text:p>
          </table:table-cell>
          <table:table-cell office:value-type="float" office:value="0.645833333333" calcext:value-type="float">
            <text:p>0.6458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8551295859" calcext:value-type="float">
            <text:p>0.6185512959</text:p>
          </table:table-cell>
          <table:table-cell office:value-type="float" office:value="192" calcext:value-type="float">
            <text:p>192</text:p>
          </table:table-cell>
          <table:table-cell office:value-type="float" office:value="288" calcext:value-type="float">
            <text:p>288</text:p>
          </table:table-cell>
          <table:table-cell office:value-type="float" office:value="0.666666666667" calcext:value-type="float">
            <text:p>0.6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2142989826" calcext:value-type="float">
            <text:p>0.6121429898</text:p>
          </table:table-cell>
          <table:table-cell office:value-type="float" office:value="194" calcext:value-type="float">
            <text:p>194</text:p>
          </table:table-cell>
          <table:table-cell office:value-type="float" office:value="288" calcext:value-type="float">
            <text:p>288</text:p>
          </table:table-cell>
          <table:table-cell office:value-type="float" office:value="0.673611111111" calcext:value-type="float">
            <text:p>0.6736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6028953512" calcext:value-type="float">
            <text:p>0.6060289535</text:p>
          </table:table-cell>
          <table:table-cell office:value-type="float" office:value="197" calcext:value-type="float">
            <text:p>197</text:p>
          </table:table-cell>
          <table:table-cell office:value-type="float" office:value="288" calcext:value-type="float">
            <text:p>288</text:p>
          </table:table-cell>
          <table:table-cell office:value-type="float" office:value="0.684027777778" calcext:value-type="float">
            <text:p>0.68402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0193025803" calcext:value-type="float">
            <text:p>0.6001930258</text:p>
          </table:table-cell>
          <table:table-cell office:value-type="float" office:value="199" calcext:value-type="float">
            <text:p>199</text:p>
          </table:table-cell>
          <table:table-cell office:value-type="float" office:value="288" calcext:value-type="float">
            <text:p>288</text:p>
          </table:table-cell>
          <table:table-cell office:value-type="float" office:value="0.690972222222" calcext:value-type="float">
            <text:p>0.6909722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4619903453" calcext:value-type="float">
            <text:p>0.5946199035</text:p>
          </table:table-cell>
          <table:table-cell office:value-type="float" office:value="204" calcext:value-type="float">
            <text:p>204</text:p>
          </table:table-cell>
          <table:table-cell office:value-type="float" office:value="288" calcext:value-type="float">
            <text:p>288</text:p>
          </table:table-cell>
          <table:table-cell office:value-type="float" office:value="0.708333333333" calcext:value-type="float">
            <text:p>0.7083333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295110476" calcext:value-type="float">
            <text:p>0.5892951105</text:p>
          </table:table-cell>
          <table:table-cell office:value-type="float" office:value="206" calcext:value-type="float">
            <text:p>206</text:p>
          </table:table-cell>
          <table:table-cell office:value-type="float" office:value="288" calcext:value-type="float">
            <text:p>288</text:p>
          </table:table-cell>
          <table:table-cell office:value-type="float" office:value="0.715277777778" calcext:value-type="float">
            <text:p>0.7152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4204970829" calcext:value-type="float">
            <text:p>0.5842049708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0.722222222222" calcext:value-type="float">
            <text:p>0.7222222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9336579107" calcext:value-type="float">
            <text:p>0.5793365791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4677769057" calcext:value-type="float">
            <text:p>0.5746777691</text:p>
          </table:table-cell>
          <table:table-cell office:value-type="float" office:value="209" calcext:value-type="float">
            <text:p>209</text:p>
          </table:table-cell>
          <table:table-cell office:value-type="float" office:value="288" calcext:value-type="float">
            <text:p>288</text:p>
          </table:table-cell>
          <table:table-cell office:value-type="float" office:value="0.725694444444" calcext:value-type="float">
            <text:p>0.7256944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0217080572" calcext:value-type="float">
            <text:p>0.5702170806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6594372585" calcext:value-type="float">
            <text:p>0.5659437259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1847555292" calcext:value-type="float">
            <text:p>0.5618475553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0.729166666667" calcext:value-type="float">
            <text:p>0.7291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7919023604" calcext:value-type="float">
            <text:p>0.5579190236</text:p>
          </table:table-cell>
          <table:table-cell office:value-type="float" office:value="211" calcext:value-type="float">
            <text:p>211</text:p>
          </table:table-cell>
          <table:table-cell office:value-type="float" office:value="288" calcext:value-type="float">
            <text:p>288</text:p>
          </table:table-cell>
          <table:table-cell office:value-type="float" office:value="0.732638888889" calcext:value-type="float">
            <text:p>0.7326388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4149156467" calcext:value-type="float">
            <text:p>0.5541491565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0.729166666667" calcext:value-type="float">
            <text:p>0.7291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50529518043" calcext:value-type="float">
            <text:p>0.550529518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0.739583333333" calcext:value-type="float">
            <text:p>0.73958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47052179541" calcext:value-type="float">
            <text:p>0.5470521795</text:p>
          </table:table-cell>
          <table:table-cell office:value-type="float" office:value="215" calcext:value-type="float">
            <text:p>215</text:p>
          </table:table-cell>
          <table:table-cell office:value-type="float" office:value="288" calcext:value-type="float">
            <text:p>288</text:p>
          </table:table-cell>
          <table:table-cell office:value-type="float" office:value="0.746527777778" calcext:value-type="float">
            <text:p>0.74652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3709688981" calcext:value-type="float">
            <text:p>0.543709689</text:p>
          </table:table-cell>
          <table:table-cell office:value-type="float" office:value="214" calcext:value-type="float">
            <text:p>214</text:p>
          </table:table-cell>
          <table:table-cell office:value-type="float" office:value="288" calcext:value-type="float">
            <text:p>288</text:p>
          </table:table-cell>
          <table:table-cell office:value-type="float" office:value="0.743055555556" calcext:value-type="float">
            <text:p>0.74305555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40495042252" calcext:value-type="float">
            <text:p>0.5404950423</text:p>
          </table:table-cell>
          <table:table-cell office:value-type="float" office:value="217" calcext:value-type="float">
            <text:p>217</text:p>
          </table:table-cell>
          <table:table-cell office:value-type="float" office:value="288" calcext:value-type="float">
            <text:p>288</text:p>
          </table:table-cell>
          <table:table-cell office:value-type="float" office:value="0.753472222222" calcext:value-type="float">
            <text:p>0.75347222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37401655549" calcext:value-type="float">
            <text:p>0.5374016555</text:p>
          </table:table-cell>
          <table:table-cell office:value-type="float" office:value="219" calcext:value-type="float">
            <text:p>219</text:p>
          </table:table-cell>
          <table:table-cell office:value-type="float" office:value="288" calcext:value-type="float">
            <text:p>288</text:p>
          </table:table-cell>
          <table:table-cell office:value-type="float" office:value="0.760416666667" calcext:value-type="float">
            <text:p>0.76041666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34423339198" calcext:value-type="float">
            <text:p>0.5344233392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0.763888888889" calcext:value-type="float">
            <text:p>0.7638888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31554272882" calcext:value-type="float">
            <text:p>0.5315542729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0.763888888889" calcext:value-type="float">
            <text:p>0.76388888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2878898226" calcext:value-type="float">
            <text:p>0.5287889823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6122316948" calcext:value-type="float">
            <text:p>0.5261223169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3549429815" calcext:value-type="float">
            <text:p>0.5235494298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21065757559" calcext:value-type="float">
            <text:p>0.5210657576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18667002496" calcext:value-type="float">
            <text:p>0.5186670025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0.763888888889" calcext:value-type="float">
            <text:p>0.76388888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16349115518" calcext:value-type="float">
            <text:p>0.5163491155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14108280149" calcext:value-type="float">
            <text:p>0.5141082801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11940897649" calcext:value-type="float">
            <text:p>0.5119408976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098435731" calcext:value-type="float">
            <text:p>0.5098435731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07813102423" calcext:value-type="float">
            <text:p>0.5078131024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05846460251" calcext:value-type="float">
            <text:p>0.5058464603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03940788633" calcext:value-type="float">
            <text:p>0.5039407886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02093386489" calcext:value-type="float">
            <text:p>0.5020933865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00301699777" calcext:value-type="float">
            <text:p>0.5003016998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98563312329" calcext:value-type="float">
            <text:p>0.4985633123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96875937301" calcext:value-type="float">
            <text:p>0.4968759373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95237409202" calcext:value-type="float">
            <text:p>0.49523740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9364567646" calcext:value-type="float">
            <text:p>0.4936456765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92098794485" calcext:value-type="float">
            <text:p>0.4920987945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90594919202" calcext:value-type="float">
            <text:p>0.4905949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9132301012" calcext:value-type="float">
            <text:p>0.48913230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87709279154" calcext:value-type="float">
            <text:p>0.48770927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86324276443" calcext:value-type="float">
            <text:p>0.486324276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84975794359" calcext:value-type="float">
            <text:p>0.484975794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83662408447" calcext:value-type="float">
            <text:p>0.483662408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82382764032" calcext:value-type="float">
            <text:p>0.482382764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811355722" calcext:value-type="float">
            <text:p>0.4811355722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7991960605" calcext:value-type="float">
            <text:p>0.4799196061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8733697176" calcext:value-type="float">
            <text:p>0.4787336972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77576732383" calcext:value-type="float">
            <text:p>0.4775767324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76447650604" calcext:value-type="float">
            <text:p>0.4764476506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75345440021" calcext:value-type="float">
            <text:p>0.47534544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74269135354" calcext:value-type="float">
            <text:p>0.4742691354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73217815333" calcext:value-type="float">
            <text:p>0.4732178153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72190600315" calcext:value-type="float">
            <text:p>0.4721906003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71186650052" calcext:value-type="float">
            <text:p>0.471186650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70205161598" calcext:value-type="float">
            <text:p>0.4702051616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6924536734" calcext:value-type="float">
            <text:p>0.4692453673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68306533147" calcext:value-type="float">
            <text:p>0.4683065331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6738795663" calcext:value-type="float">
            <text:p>0.4673879566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66488965509" calcext:value-type="float">
            <text:p>0.4664889655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65608916073" calcext:value-type="float">
            <text:p>0.4656089161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6474719173" calcext:value-type="float">
            <text:p>0.4647471917</text:p>
          </table:table-cell>
          <table:table-cell office:value-type="float" office:value="225" calcext:value-type="float">
            <text:p>225</text:p>
          </table:table-cell>
          <table:table-cell office:value-type="float" office:value="288" calcext:value-type="float">
            <text:p>288</text:p>
          </table:table-cell>
          <table:table-cell office:value-type="float" office:value="0.78125" calcext:value-type="float">
            <text:p>0.781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63903201643" calcext:value-type="float">
            <text:p>0.4639032016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63076379444" calcext:value-type="float">
            <text:p>0.4630763794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62266182023" calcext:value-type="float">
            <text:p>0.462266182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61472088382" calcext:value-type="float">
            <text:p>0.4614720884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60693598561" calcext:value-type="float">
            <text:p>0.460693598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59930232617" calcext:value-type="float">
            <text:p>0.459930232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59181529666" calcext:value-type="float">
            <text:p>0.459181529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5844704697" calcext:value-type="float">
            <text:p>0.45844704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57726359083" calcext:value-type="float">
            <text:p>0.4577263591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57019057042" calcext:value-type="float">
            <text:p>0.45701905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56324747593" calcext:value-type="float">
            <text:p>0.456324747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5643052472" calcext:value-type="float">
            <text:p>0.455643052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54973607712" calcext:value-type="float">
            <text:p>0.454973607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54316062999" calcext:value-type="float">
            <text:p>0.454316063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53670081047" calcext:value-type="float">
            <text:p>0.453670081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53035337024" calcext:value-type="float">
            <text:p>0.45303533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52411517987" calcext:value-type="float">
            <text:p>0.45241151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51798322367" calcext:value-type="float">
            <text:p>0.451798322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51195459464" calcext:value-type="float">
            <text:p>0.451195459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50602648975" calcext:value-type="float">
            <text:p>0.45060264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50019620548" calcext:value-type="float">
            <text:p>0.450019620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4944611335" calcext:value-type="float">
            <text:p>0.449446113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48881875668" calcext:value-type="float">
            <text:p>0.448881875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48326664518" calcext:value-type="float">
            <text:p>0.448326664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47780245281" calcext:value-type="float">
            <text:p>0.4477802453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47242391354" calcext:value-type="float">
            <text:p>0.447242391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46712883819" calcext:value-type="float">
            <text:p>0.446712883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46191511127" calcext:value-type="float">
            <text:p>0.4461915111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45678068796" calcext:value-type="float">
            <text:p>0.4456780688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45172359127" calcext:value-type="float">
            <text:p>0.4451723591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44674190929" calcext:value-type="float">
            <text:p>0.4446741909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44183379259" calcext:value-type="float">
            <text:p>0.4441833793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43699745176" calcext:value-type="float">
            <text:p>0.443699745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43223115503" calcext:value-type="float">
            <text:p>0.4432231155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42753322602" calcext:value-type="float">
            <text:p>0.4427533226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42290204156" calcext:value-type="float">
            <text:p>0.442290204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41833602968" calcext:value-type="float">
            <text:p>0.441833603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41383366762" calcext:value-type="float">
            <text:p>0.4413833668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40939347993" calcext:value-type="float">
            <text:p>0.440939348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40501403674" calcext:value-type="float">
            <text:p>0.4405014037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40069395198" calcext:value-type="float">
            <text:p>0.440069395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3964318818" calcext:value-type="float">
            <text:p>0.439643188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39222652297" calcext:value-type="float">
            <text:p>0.4392226523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38807661137" calcext:value-type="float">
            <text:p>0.4388076611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38398092059" calcext:value-type="float">
            <text:p>0.4383980921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37993826054" calcext:value-type="float">
            <text:p>0.437993826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37594747615" calcext:value-type="float">
            <text:p>0.437594747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37200744606" calcext:value-type="float">
            <text:p>0.437200744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3681170815" calcext:value-type="float">
            <text:p>0.4368117082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36427532506" calcext:value-type="float">
            <text:p>0.4364275325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36048114962" calcext:value-type="float">
            <text:p>0.436048115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35673355726" calcext:value-type="float">
            <text:p>0.435673355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35303157829" calcext:value-type="float">
            <text:p>0.4353031578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34937427022" calcext:value-type="float">
            <text:p>0.43493742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34576071686" calcext:value-type="float">
            <text:p>0.434576071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34219002741" calcext:value-type="float">
            <text:p>0.434219002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33866133556" calcext:value-type="float">
            <text:p>0.433866133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33517379875" calcext:value-type="float">
            <text:p>0.4335173799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33172659726" calcext:value-type="float">
            <text:p>0.433172659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32831893356" calcext:value-type="float">
            <text:p>0.4328318934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32495003147" calcext:value-type="float">
            <text:p>0.432495003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32161913554" calcext:value-type="float">
            <text:p>0.432161913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31832551032" calcext:value-type="float">
            <text:p>0.43183255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3150684397" calcext:value-type="float">
            <text:p>0.431506844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31184722634" calcext:value-type="float">
            <text:p>0.4311847226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0.805555555556" calcext:value-type="float">
            <text:p>0.80555555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308661191" calcext:value-type="float">
            <text:p>0.4308661191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0.805555555556" calcext:value-type="float">
            <text:p>0.80555555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30550967201" calcext:value-type="float">
            <text:p>0.4305509672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0.805555555556" calcext:value-type="float">
            <text:p>0.80555555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30239202467" calcext:value-type="float">
            <text:p>0.4302392025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0.805555555556" calcext:value-type="float">
            <text:p>0.805555555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29930762074" calcext:value-type="float">
            <text:p>0.4299307621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29625584791" calcext:value-type="float">
            <text:p>0.429625584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2932361093" calcext:value-type="float">
            <text:p>0.429323610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29024782299" calcext:value-type="float">
            <text:p>0.429024782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28729042154" calcext:value-type="float">
            <text:p>0.428729042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28436335156" calcext:value-type="float">
            <text:p>0.428436335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28146607326" calcext:value-type="float">
            <text:p>0.428146607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27859806006" calcext:value-type="float">
            <text:p>0.427859806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27575879817" calcext:value-type="float">
            <text:p>0.427575879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27294778623" calcext:value-type="float">
            <text:p>0.427294778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27016453489" calcext:value-type="float">
            <text:p>0.4270164535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2674085665" calcext:value-type="float">
            <text:p>0.426740856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26467941475" calcext:value-type="float">
            <text:p>0.4264679415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26197662431" calcext:value-type="float">
            <text:p>0.4261976624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25929975055" calcext:value-type="float">
            <text:p>0.4259299751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25664835921" calcext:value-type="float">
            <text:p>0.4256648359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25402202606" calcext:value-type="float">
            <text:p>0.425402202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25142033669" calcext:value-type="float">
            <text:p>0.425142033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24884288616" calcext:value-type="float">
            <text:p>0.424884288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24628927876" calcext:value-type="float">
            <text:p>0.4246289279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24375912774" calcext:value-type="float">
            <text:p>0.424375912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24125205507" calcext:value-type="float">
            <text:p>0.4241252055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23876769117" calcext:value-type="float">
            <text:p>0.4238767691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2363056747" calcext:value-type="float">
            <text:p>0.4236305675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2338656523" calcext:value-type="float">
            <text:p>0.4233865652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23144727842" calcext:value-type="float">
            <text:p>0.4231447278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22905021503" calcext:value-type="float">
            <text:p>0.4229050215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2266741315" calcext:value-type="float">
            <text:p>0.4226674132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22431870432" calcext:value-type="float">
            <text:p>0.4224318704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22198361698" calcext:value-type="float">
            <text:p>0.4221983617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2196685597" calcext:value-type="float">
            <text:p>0.42196685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21737322933" calcext:value-type="float">
            <text:p>0.4217373229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21509732911" calcext:value-type="float">
            <text:p>0.4215097329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21284056855" calcext:value-type="float">
            <text:p>0.4212840569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21060266322" calcext:value-type="float">
            <text:p>0.421060266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20838333463" calcext:value-type="float">
            <text:p>0.4208383335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20618231003" calcext:value-type="float">
            <text:p>0.420618231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20399932232" calcext:value-type="float">
            <text:p>0.4203999322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20183410984" calcext:value-type="float">
            <text:p>0.420183411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19968641628" calcext:value-type="float">
            <text:p>0.419968641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19755599051" calcext:value-type="float">
            <text:p>0.4197555991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19544258646" calcext:value-type="float">
            <text:p>0.419544258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19334596302" calcext:value-type="float">
            <text:p>0.419334596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19126588384" calcext:value-type="float">
            <text:p>0.4191265884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18920211728" calcext:value-type="float">
            <text:p>0.4189202117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18715443629" calcext:value-type="float">
            <text:p>0.418715443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18512261824" calcext:value-type="float">
            <text:p>0.4185122618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18310644486" calcext:value-type="float">
            <text:p>0.4183106445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18110570211" calcext:value-type="float">
            <text:p>0.418110570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1791201801" calcext:value-type="float">
            <text:p>0.417912018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17714967296" calcext:value-type="float">
            <text:p>0.417714967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17519397875" calcext:value-type="float">
            <text:p>0.417519397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17325289938" calcext:value-type="float">
            <text:p>0.417325289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17132624049" calcext:value-type="float">
            <text:p>0.417132624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1694138114" calcext:value-type="float">
            <text:p>0.4169413811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16751542498" calcext:value-type="float">
            <text:p>0.4167515425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16563089759" calcext:value-type="float">
            <text:p>0.4165630898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163760049" calcext:value-type="float">
            <text:p>0.416376004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16190270229" calcext:value-type="float">
            <text:p>0.416190270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16005868378" calcext:value-type="float">
            <text:p>0.4160058684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15822782299" calcext:value-type="float">
            <text:p>0.415822782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15640995249" calcext:value-type="float">
            <text:p>0.415640995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15460490791" calcext:value-type="float">
            <text:p>0.4154604908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15281252782" calcext:value-type="float">
            <text:p>0.4152812528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15103265367" calcext:value-type="float">
            <text:p>0.4151032654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14926512974" calcext:value-type="float">
            <text:p>0.41492651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14750980306" calcext:value-type="float">
            <text:p>0.414750980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14576652336" calcext:value-type="float">
            <text:p>0.414576652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144035143" calcext:value-type="float">
            <text:p>0.414403514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14231551692" calcext:value-type="float">
            <text:p>0.4142315517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14060750258" calcext:value-type="float">
            <text:p>0.4140607503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13891095988" calcext:value-type="float">
            <text:p>0.413891096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13722575115" calcext:value-type="float">
            <text:p>0.4137225751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13555174107" calcext:value-type="float">
            <text:p>0.4135551741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13388879661" calcext:value-type="float">
            <text:p>0.4133888797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13223678702" calcext:value-type="float">
            <text:p>0.4132236787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13059558371" calcext:value-type="float">
            <text:p>0.4130595584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1289650603" calcext:value-type="float">
            <text:p>0.412896506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12734509247" calcext:value-type="float">
            <text:p>0.4127345092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12573555801" calcext:value-type="float">
            <text:p>0.4125735558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12413633668" calcext:value-type="float">
            <text:p>0.4124136337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12254731027" calcext:value-type="float">
            <text:p>0.412254731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12096836247" calcext:value-type="float">
            <text:p>0.4120968362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11939937888" calcext:value-type="float">
            <text:p>0.4119399379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11784024695" calcext:value-type="float">
            <text:p>0.4117840247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11629085595" calcext:value-type="float">
            <text:p>0.4116290856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11475109694" calcext:value-type="float">
            <text:p>0.4114751097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11322086269" calcext:value-type="float">
            <text:p>0.4113220863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11170004772" calcext:value-type="float">
            <text:p>0.411170004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11018854819" calcext:value-type="float">
            <text:p>0.411018854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10868626192" calcext:value-type="float">
            <text:p>0.4108686262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1071930883" calcext:value-type="float">
            <text:p>0.410719308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10570892833" calcext:value-type="float">
            <text:p>0.410570892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10423368452" calcext:value-type="float">
            <text:p>0.4104233685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10276726092" calcext:value-type="float">
            <text:p>0.4102767261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10130956304" calcext:value-type="float">
            <text:p>0.4101309563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09986049784" calcext:value-type="float">
            <text:p>0.409986049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0984199737" calcext:value-type="float">
            <text:p>0.4098419974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0969879004" calcext:value-type="float">
            <text:p>0.40969879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09556418908" calcext:value-type="float">
            <text:p>0.4095564189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09414875222" calcext:value-type="float">
            <text:p>0.4094148752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09274150362" calcext:value-type="float">
            <text:p>0.4092741504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09134235837" calcext:value-type="float">
            <text:p>0.40913423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08995123279" calcext:value-type="float">
            <text:p>0.4089951233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08856804449" calcext:value-type="float">
            <text:p>0.4088568044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08719271224" calcext:value-type="float">
            <text:p>0.4087192712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08582515606" calcext:value-type="float">
            <text:p>0.4085825156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08446529708" calcext:value-type="float">
            <text:p>0.4084465297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08311305762" calcext:value-type="float">
            <text:p>0.4083113058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0817683611" calcext:value-type="float">
            <text:p>0.4081768361</text:p>
          </table:table-cell>
          <table:table-cell office:value-type="float" office:value="238" calcext:value-type="float">
            <text:p>238</text:p>
          </table:table-cell>
          <table:table-cell office:value-type="float" office:value="288" calcext:value-type="float">
            <text:p>288</text:p>
          </table:table-cell>
          <table:table-cell office:value-type="float" office:value="0.826388888889" calcext:value-type="float">
            <text:p>0.82638888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08043113206" calcext:value-type="float">
            <text:p>0.408043113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07910129612" calcext:value-type="float">
            <text:p>0.407910129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07777877995" calcext:value-type="float">
            <text:p>0.407777878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07646351129" calcext:value-type="float">
            <text:p>0.407646351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07515541887" calcext:value-type="float">
            <text:p>0.4075155419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07385443245" calcext:value-type="float">
            <text:p>0.407385443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07256048277" calcext:value-type="float">
            <text:p>0.407256048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07127350154" calcext:value-type="float">
            <text:p>0.407127350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06999342142" calcext:value-type="float">
            <text:p>0.406999342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06872017601" calcext:value-type="float">
            <text:p>0.406872017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06745369982" calcext:value-type="float">
            <text:p>0.4067453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06619392826" calcext:value-type="float">
            <text:p>0.4066193928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06494079762" calcext:value-type="float">
            <text:p>0.4064940798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06369424509" calcext:value-type="float">
            <text:p>0.406369424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06245420867" calcext:value-type="float">
            <text:p>0.4062454209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06122062723" calcext:value-type="float">
            <text:p>0.406122062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05999344045" calcext:value-type="float">
            <text:p>0.40599934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05877258882" calcext:value-type="float">
            <text:p>0.4058772589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05755801362" calcext:value-type="float">
            <text:p>0.405755801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05634965694" calcext:value-type="float">
            <text:p>0.405634965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05514746161" calcext:value-type="float">
            <text:p>0.405514746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05395137121" calcext:value-type="float">
            <text:p>0.405395137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05276133008" calcext:value-type="float">
            <text:p>0.40527613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05157728328" calcext:value-type="float">
            <text:p>0.405157728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0503991766" calcext:value-type="float">
            <text:p>0.405039917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04922695651" calcext:value-type="float">
            <text:p>0.404922695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04806057019" calcext:value-type="float">
            <text:p>0.40480605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04689996549" calcext:value-type="float">
            <text:p>0.404689996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04574509095" calcext:value-type="float">
            <text:p>0.404574509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404459589574" calcext:value-type="float">
            <text:p>0.404459589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0434523297" calcext:value-type="float">
            <text:p>0.40434523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404231434329" calcext:value-type="float">
            <text:p>0.404231434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40411818876" calcext:value-type="float">
            <text:p>0.4041181888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404005491435" calcext:value-type="float">
            <text:p>0.404005491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403893337585" calcext:value-type="float">
            <text:p>0.403893337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403781722501" calcext:value-type="float">
            <text:p>0.403781722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403670641532" calcext:value-type="float">
            <text:p>0.403670641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403560090085" calcext:value-type="float">
            <text:p>0.403560090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403450063625" calcext:value-type="float">
            <text:p>0.403450063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03340557671" calcext:value-type="float">
            <text:p>0.4033405577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403231567797" calcext:value-type="float">
            <text:p>0.4032315678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403123089633" calcext:value-type="float">
            <text:p>0.4031230896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40301511886" calcext:value-type="float">
            <text:p>0.4030151189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402907651211" calcext:value-type="float">
            <text:p>0.402907651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402800682473" calcext:value-type="float">
            <text:p>0.402800682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402694208481" calcext:value-type="float">
            <text:p>0.402694208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02588225122" calcext:value-type="float">
            <text:p>0.402588225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402482728331" calcext:value-type="float">
            <text:p>0.402482728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402377714091" calcext:value-type="float">
            <text:p>0.402377714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402273178433" calcext:value-type="float">
            <text:p>0.402273178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402169117436" calcext:value-type="float">
            <text:p>0.402169117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02065527222" calcext:value-type="float">
            <text:p>0.402065527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401962403962" calcext:value-type="float">
            <text:p>0.40196240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40185974387" calcext:value-type="float">
            <text:p>0.4018597439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401757543204" calcext:value-type="float">
            <text:p>0.4017575432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401655798265" calcext:value-type="float">
            <text:p>0.401655798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401554505397" calcext:value-type="float">
            <text:p>0.4015545054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401453660987" calcext:value-type="float">
            <text:p>0.401453661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401353261463" calcext:value-type="float">
            <text:p>0.4013532615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401253303293" calcext:value-type="float">
            <text:p>0.4012533033</text:p>
          </table:table-cell>
          <table:table-cell office:value-type="float" office:value="239" calcext:value-type="float">
            <text:p>239</text:p>
          </table:table-cell>
          <table:table-cell office:value-type="float" office:value="288" calcext:value-type="float">
            <text:p>288</text:p>
          </table:table-cell>
          <table:table-cell office:value-type="float" office:value="0.829861111111" calcext:value-type="float">
            <text:p>0.829861111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uced sample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correct</text:p>
          </table:table-cell>
          <table:table-cell/>
        </table:table-row>
        <table:table-row table:style-name="ro1">
          <table:table-cell office:value-type="string" calcext:value-type="string">
            <text:p>Bellevu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een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Brunswic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lming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ters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klahomaCity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Hart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ssierCit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Brunswick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ar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pl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acin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rland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awrenc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inde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emp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ouisville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omona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taBarbar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FortWayn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Dieg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ittleRock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oughkeepsi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ndianapolis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Francisc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amde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terbury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ltham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ntario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870967741935" calcext:value-type="float">
            <text:p>0.870967741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9486552862" calcext:value-type="float">
            <text:p>0.6494865529</text:p>
          </table:table-cell>
          <table:table-cell office:value-type="float" office:value="1151" calcext:value-type="float">
            <text:p>1151</text:p>
          </table:table-cell>
          <table:table-cell office:value-type="float" office:value="1795" calcext:value-type="float">
            <text:p>1795</text:p>
          </table:table-cell>
          <table:table-cell office:value-type="float" office:value="0.641225626741" calcext:value-type="float">
            <text:p>0.64122562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0490482983" calcext:value-type="float">
            <text:p>0.630490483</text:p>
          </table:table-cell>
          <table:table-cell office:value-type="float" office:value="1151" calcext:value-type="float">
            <text:p>1151</text:p>
          </table:table-cell>
          <table:table-cell office:value-type="float" office:value="1795" calcext:value-type="float">
            <text:p>1795</text:p>
          </table:table-cell>
          <table:table-cell office:value-type="float" office:value="0.641225626741" calcext:value-type="float">
            <text:p>0.64122562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88005892" calcext:value-type="float">
            <text:p>0.6188005892</text:p>
          </table:table-cell>
          <table:table-cell office:value-type="float" office:value="1151" calcext:value-type="float">
            <text:p>1151</text:p>
          </table:table-cell>
          <table:table-cell office:value-type="float" office:value="1795" calcext:value-type="float">
            <text:p>1795</text:p>
          </table:table-cell>
          <table:table-cell office:value-type="float" office:value="0.641225626741" calcext:value-type="float">
            <text:p>0.6412256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9552981854" calcext:value-type="float">
            <text:p>0.6095529819</text:p>
          </table:table-cell>
          <table:table-cell office:value-type="float" office:value="1151" calcext:value-type="float">
            <text:p>1151</text:p>
          </table:table-cell>
          <table:table-cell office:value-type="float" office:value="1795" calcext:value-type="float">
            <text:p>1795</text:p>
          </table:table-cell>
          <table:table-cell office:value-type="float" office:value="0.641225626741" calcext:value-type="float">
            <text:p>0.64122562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131092254" calcext:value-type="float">
            <text:p>0.6013109225</text:p>
          </table:table-cell>
          <table:table-cell office:value-type="float" office:value="1152" calcext:value-type="float">
            <text:p>1152</text:p>
          </table:table-cell>
          <table:table-cell office:value-type="float" office:value="1795" calcext:value-type="float">
            <text:p>1795</text:p>
          </table:table-cell>
          <table:table-cell office:value-type="float" office:value="0.641782729805" calcext:value-type="float">
            <text:p>0.64178272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3621354772" calcext:value-type="float">
            <text:p>0.5936213548</text:p>
          </table:table-cell>
          <table:table-cell office:value-type="float" office:value="1153" calcext:value-type="float">
            <text:p>1153</text:p>
          </table:table-cell>
          <table:table-cell office:value-type="float" office:value="1795" calcext:value-type="float">
            <text:p>1795</text:p>
          </table:table-cell>
          <table:table-cell office:value-type="float" office:value="0.642339832869" calcext:value-type="float">
            <text:p>0.64233983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86329622928" calcext:value-type="float">
            <text:p>0.5863296229</text:p>
          </table:table-cell>
          <table:table-cell office:value-type="float" office:value="1159" calcext:value-type="float">
            <text:p>1159</text:p>
          </table:table-cell>
          <table:table-cell office:value-type="float" office:value="1795" calcext:value-type="float">
            <text:p>1795</text:p>
          </table:table-cell>
          <table:table-cell office:value-type="float" office:value="0.645682451253" calcext:value-type="float">
            <text:p>0.64568245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9375340335" calcext:value-type="float">
            <text:p>0.5793753403</text:p>
          </table:table-cell>
          <table:table-cell office:value-type="float" office:value="1166" calcext:value-type="float">
            <text:p>1166</text:p>
          </table:table-cell>
          <table:table-cell office:value-type="float" office:value="1795" calcext:value-type="float">
            <text:p>1795</text:p>
          </table:table-cell>
          <table:table-cell office:value-type="float" office:value="0.649582172702" calcext:value-type="float">
            <text:p>0.6495821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2728830024" calcext:value-type="float">
            <text:p>0.57272883</text:p>
          </table:table-cell>
          <table:table-cell office:value-type="float" office:value="1183" calcext:value-type="float">
            <text:p>1183</text:p>
          </table:table-cell>
          <table:table-cell office:value-type="float" office:value="1795" calcext:value-type="float">
            <text:p>1795</text:p>
          </table:table-cell>
          <table:table-cell office:value-type="float" office:value="0.659052924791" calcext:value-type="float">
            <text:p>0.6590529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6370784544" calcext:value-type="float">
            <text:p>0.5663707845</text:p>
          </table:table-cell>
          <table:table-cell office:value-type="float" office:value="1195" calcext:value-type="float">
            <text:p>1195</text:p>
          </table:table-cell>
          <table:table-cell office:value-type="float" office:value="1795" calcext:value-type="float">
            <text:p>1795</text:p>
          </table:table-cell>
          <table:table-cell office:value-type="float" office:value="0.66573816156" calcext:value-type="float">
            <text:p>0.66573816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028566074" calcext:value-type="float">
            <text:p>0.5602856607</text:p>
          </table:table-cell>
          <table:table-cell office:value-type="float" office:value="1212" calcext:value-type="float">
            <text:p>1212</text:p>
          </table:table-cell>
          <table:table-cell office:value-type="float" office:value="1795" calcext:value-type="float">
            <text:p>1795</text:p>
          </table:table-cell>
          <table:table-cell office:value-type="float" office:value="0.675208913649" calcext:value-type="float">
            <text:p>0.67520891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4459523932" calcext:value-type="float">
            <text:p>0.5544595239</text:p>
          </table:table-cell>
          <table:table-cell office:value-type="float" office:value="1235" calcext:value-type="float">
            <text:p>1235</text:p>
          </table:table-cell>
          <table:table-cell office:value-type="float" office:value="1795" calcext:value-type="float">
            <text:p>1795</text:p>
          </table:table-cell>
          <table:table-cell office:value-type="float" office:value="0.688022284123" calcext:value-type="float">
            <text:p>0.68802228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8879345655" calcext:value-type="float">
            <text:p>0.5488793457</text:p>
          </table:table-cell>
          <table:table-cell office:value-type="float" office:value="1251" calcext:value-type="float">
            <text:p>1251</text:p>
          </table:table-cell>
          <table:table-cell office:value-type="float" office:value="1795" calcext:value-type="float">
            <text:p>1795</text:p>
          </table:table-cell>
          <table:table-cell office:value-type="float" office:value="0.696935933148" calcext:value-type="float">
            <text:p>0.6969359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43532775282" calcext:value-type="float">
            <text:p>0.5435327753</text:p>
          </table:table-cell>
          <table:table-cell office:value-type="float" office:value="1267" calcext:value-type="float">
            <text:p>1267</text:p>
          </table:table-cell>
          <table:table-cell office:value-type="float" office:value="1795" calcext:value-type="float">
            <text:p>1795</text:p>
          </table:table-cell>
          <table:table-cell office:value-type="float" office:value="0.705849582173" calcext:value-type="float">
            <text:p>0.70584958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38408063525" calcext:value-type="float">
            <text:p>0.5384080635</text:p>
          </table:table-cell>
          <table:table-cell office:value-type="float" office:value="1279" calcext:value-type="float">
            <text:p>1279</text:p>
          </table:table-cell>
          <table:table-cell office:value-type="float" office:value="1795" calcext:value-type="float">
            <text:p>1795</text:p>
          </table:table-cell>
          <table:table-cell office:value-type="float" office:value="0.712534818942" calcext:value-type="float">
            <text:p>0.71253481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33494032266" calcext:value-type="float">
            <text:p>0.5334940323</text:p>
          </table:table-cell>
          <table:table-cell office:value-type="float" office:value="1289" calcext:value-type="float">
            <text:p>1289</text:p>
          </table:table-cell>
          <table:table-cell office:value-type="float" office:value="1795" calcext:value-type="float">
            <text:p>1795</text:p>
          </table:table-cell>
          <table:table-cell office:value-type="float" office:value="0.718105849582" calcext:value-type="float">
            <text:p>0.71810584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28780056733" calcext:value-type="float">
            <text:p>0.5287800567</text:p>
          </table:table-cell>
          <table:table-cell office:value-type="float" office:value="1298" calcext:value-type="float">
            <text:p>1298</text:p>
          </table:table-cell>
          <table:table-cell office:value-type="float" office:value="1795" calcext:value-type="float">
            <text:p>1795</text:p>
          </table:table-cell>
          <table:table-cell office:value-type="float" office:value="0.723119777159" calcext:value-type="float">
            <text:p>0.72311977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4256049504" calcext:value-type="float">
            <text:p>0.5242560495</text:p>
          </table:table-cell>
          <table:table-cell office:value-type="float" office:value="1318" calcext:value-type="float">
            <text:p>1318</text:p>
          </table:table-cell>
          <table:table-cell office:value-type="float" office:value="1795" calcext:value-type="float">
            <text:p>1795</text:p>
          </table:table-cell>
          <table:table-cell office:value-type="float" office:value="0.73426183844" calcext:value-type="float">
            <text:p>0.73426183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19912443526" calcext:value-type="float">
            <text:p>0.5199124435</text:p>
          </table:table-cell>
          <table:table-cell office:value-type="float" office:value="1328" calcext:value-type="float">
            <text:p>1328</text:p>
          </table:table-cell>
          <table:table-cell office:value-type="float" office:value="1795" calcext:value-type="float">
            <text:p>1795</text:p>
          </table:table-cell>
          <table:table-cell office:value-type="float" office:value="0.739832869081" calcext:value-type="float">
            <text:p>0.73983286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5740173687" calcext:value-type="float">
            <text:p>0.5157401737</text:p>
          </table:table-cell>
          <table:table-cell office:value-type="float" office:value="1337" calcext:value-type="float">
            <text:p>1337</text:p>
          </table:table-cell>
          <table:table-cell office:value-type="float" office:value="1795" calcext:value-type="float">
            <text:p>1795</text:p>
          </table:table-cell>
          <table:table-cell office:value-type="float" office:value="0.744846796657" calcext:value-type="float">
            <text:p>0.74484679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11730657189" calcext:value-type="float">
            <text:p>0.5117306572</text:p>
          </table:table-cell>
          <table:table-cell office:value-type="float" office:value="1350" calcext:value-type="float">
            <text:p>1350</text:p>
          </table:table-cell>
          <table:table-cell office:value-type="float" office:value="1795" calcext:value-type="float">
            <text:p>1795</text:p>
          </table:table-cell>
          <table:table-cell office:value-type="float" office:value="0.75208913649" calcext:value-type="float">
            <text:p>0.75208913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787577311" calcext:value-type="float">
            <text:p>0.5078757731</text:p>
          </table:table-cell>
          <table:table-cell office:value-type="float" office:value="1356" calcext:value-type="float">
            <text:p>1356</text:p>
          </table:table-cell>
          <table:table-cell office:value-type="float" office:value="1795" calcext:value-type="float">
            <text:p>1795</text:p>
          </table:table-cell>
          <table:table-cell office:value-type="float" office:value="0.755431754875" calcext:value-type="float">
            <text:p>0.75543175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04167841531" calcext:value-type="float">
            <text:p>0.5041678415</text:p>
          </table:table-cell>
          <table:table-cell office:value-type="float" office:value="1365" calcext:value-type="float">
            <text:p>1365</text:p>
          </table:table-cell>
          <table:table-cell office:value-type="float" office:value="1795" calcext:value-type="float">
            <text:p>1795</text:p>
          </table:table-cell>
          <table:table-cell office:value-type="float" office:value="0.760445682451" calcext:value-type="float">
            <text:p>0.76044568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00599602537" calcext:value-type="float">
            <text:p>0.5005996025</text:p>
          </table:table-cell>
          <table:table-cell office:value-type="float" office:value="1375" calcext:value-type="float">
            <text:p>1375</text:p>
          </table:table-cell>
          <table:table-cell office:value-type="float" office:value="1795" calcext:value-type="float">
            <text:p>1795</text:p>
          </table:table-cell>
          <table:table-cell office:value-type="float" office:value="0.766016713092" calcext:value-type="float">
            <text:p>0.76601671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7164195342" calcext:value-type="float">
            <text:p>0.4971641953</text:p>
          </table:table-cell>
          <table:table-cell office:value-type="float" office:value="1385" calcext:value-type="float">
            <text:p>1385</text:p>
          </table:table-cell>
          <table:table-cell office:value-type="float" office:value="1795" calcext:value-type="float">
            <text:p>1795</text:p>
          </table:table-cell>
          <table:table-cell office:value-type="float" office:value="0.771587743733" calcext:value-type="float">
            <text:p>0.7715877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3855137755" calcext:value-type="float">
            <text:p>0.4938551378</text:p>
          </table:table-cell>
          <table:table-cell office:value-type="float" office:value="1392" calcext:value-type="float">
            <text:p>1392</text:p>
          </table:table-cell>
          <table:table-cell office:value-type="float" office:value="1795" calcext:value-type="float">
            <text:p>1795</text:p>
          </table:table-cell>
          <table:table-cell office:value-type="float" office:value="0.775487465181" calcext:value-type="float">
            <text:p>0.77548746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90666306127" calcext:value-type="float">
            <text:p>0.4906663061</text:p>
          </table:table-cell>
          <table:table-cell office:value-type="float" office:value="1400" calcext:value-type="float">
            <text:p>1400</text:p>
          </table:table-cell>
          <table:table-cell office:value-type="float" office:value="1795" calcext:value-type="float">
            <text:p>1795</text:p>
          </table:table-cell>
          <table:table-cell office:value-type="float" office:value="0.779944289694" calcext:value-type="float">
            <text:p>0.7799442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7591915893" calcext:value-type="float">
            <text:p>0.4875919159</text:p>
          </table:table-cell>
          <table:table-cell office:value-type="float" office:value="1408" calcext:value-type="float">
            <text:p>1408</text:p>
          </table:table-cell>
          <table:table-cell office:value-type="float" office:value="1795" calcext:value-type="float">
            <text:p>1795</text:p>
          </table:table-cell>
          <table:table-cell office:value-type="float" office:value="0.784401114206" calcext:value-type="float">
            <text:p>0.78440111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4626502816" calcext:value-type="float">
            <text:p>0.4846265028</text:p>
          </table:table-cell>
          <table:table-cell office:value-type="float" office:value="1413" calcext:value-type="float">
            <text:p>1413</text:p>
          </table:table-cell>
          <table:table-cell office:value-type="float" office:value="1795" calcext:value-type="float">
            <text:p>1795</text:p>
          </table:table-cell>
          <table:table-cell office:value-type="float" office:value="0.787186629526" calcext:value-type="float">
            <text:p>0.78718662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176490496" calcext:value-type="float">
            <text:p>0.481764905</text:p>
          </table:table-cell>
          <table:table-cell office:value-type="float" office:value="1418" calcext:value-type="float">
            <text:p>1418</text:p>
          </table:table-cell>
          <table:table-cell office:value-type="float" office:value="1795" calcext:value-type="float">
            <text:p>1795</text:p>
          </table:table-cell>
          <table:table-cell office:value-type="float" office:value="0.789972144847" calcext:value-type="float">
            <text:p>0.78997214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7900224546" calcext:value-type="float">
            <text:p>0.4790022455</text:p>
          </table:table-cell>
          <table:table-cell office:value-type="float" office:value="1420" calcext:value-type="float">
            <text:p>1420</text:p>
          </table:table-cell>
          <table:table-cell office:value-type="float" office:value="1795" calcext:value-type="float">
            <text:p>1795</text:p>
          </table:table-cell>
          <table:table-cell office:value-type="float" office:value="0.791086350975" calcext:value-type="float">
            <text:p>0.7910863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76333916087" calcext:value-type="float">
            <text:p>0.4763339161</text:p>
          </table:table-cell>
          <table:table-cell office:value-type="float" office:value="1421" calcext:value-type="float">
            <text:p>1421</text:p>
          </table:table-cell>
          <table:table-cell office:value-type="float" office:value="1795" calcext:value-type="float">
            <text:p>1795</text:p>
          </table:table-cell>
          <table:table-cell office:value-type="float" office:value="0.791643454039" calcext:value-type="float">
            <text:p>0.7916434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73755561631" calcext:value-type="float">
            <text:p>0.4737555616</text:p>
          </table:table-cell>
          <table:table-cell office:value-type="float" office:value="1428" calcext:value-type="float">
            <text:p>1428</text:p>
          </table:table-cell>
          <table:table-cell office:value-type="float" office:value="1795" calcext:value-type="float">
            <text:p>1795</text:p>
          </table:table-cell>
          <table:table-cell office:value-type="float" office:value="0.795543175487" calcext:value-type="float">
            <text:p>0.79554317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71263065081" calcext:value-type="float">
            <text:p>0.4712630651</text:p>
          </table:table-cell>
          <table:table-cell office:value-type="float" office:value="1438" calcext:value-type="float">
            <text:p>1438</text:p>
          </table:table-cell>
          <table:table-cell office:value-type="float" office:value="1795" calcext:value-type="float">
            <text:p>1795</text:p>
          </table:table-cell>
          <table:table-cell office:value-type="float" office:value="0.801114206128" calcext:value-type="float">
            <text:p>0.80111420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885253361" calcext:value-type="float">
            <text:p>0.4688525336</text:p>
          </table:table-cell>
          <table:table-cell office:value-type="float" office:value="1439" calcext:value-type="float">
            <text:p>1439</text:p>
          </table:table-cell>
          <table:table-cell office:value-type="float" office:value="1795" calcext:value-type="float">
            <text:p>1795</text:p>
          </table:table-cell>
          <table:table-cell office:value-type="float" office:value="0.801671309192" calcext:value-type="float">
            <text:p>0.80167130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66520285328" calcext:value-type="float">
            <text:p>0.4665202853</text:p>
          </table:table-cell>
          <table:table-cell office:value-type="float" office:value="1444" calcext:value-type="float">
            <text:p>1444</text:p>
          </table:table-cell>
          <table:table-cell office:value-type="float" office:value="1795" calcext:value-type="float">
            <text:p>1795</text:p>
          </table:table-cell>
          <table:table-cell office:value-type="float" office:value="0.804456824513" calcext:value-type="float">
            <text:p>0.80445682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64262836786" calcext:value-type="float">
            <text:p>0.4642628368</text:p>
          </table:table-cell>
          <table:table-cell office:value-type="float" office:value="1447" calcext:value-type="float">
            <text:p>1447</text:p>
          </table:table-cell>
          <table:table-cell office:value-type="float" office:value="1795" calcext:value-type="float">
            <text:p>1795</text:p>
          </table:table-cell>
          <table:table-cell office:value-type="float" office:value="0.806128133705" calcext:value-type="float">
            <text:p>0.80612813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62076891205" calcext:value-type="float">
            <text:p>0.4620768912</text:p>
          </table:table-cell>
          <table:table-cell office:value-type="float" office:value="1450" calcext:value-type="float">
            <text:p>1450</text:p>
          </table:table-cell>
          <table:table-cell office:value-type="float" office:value="1795" calcext:value-type="float">
            <text:p>1795</text:p>
          </table:table-cell>
          <table:table-cell office:value-type="float" office:value="0.807799442897" calcext:value-type="float">
            <text:p>0.807799442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59959327401" calcext:value-type="float">
            <text:p>0.4599593274</text:p>
          </table:table-cell>
          <table:table-cell office:value-type="float" office:value="1454" calcext:value-type="float">
            <text:p>1454</text:p>
          </table:table-cell>
          <table:table-cell office:value-type="float" office:value="1795" calcext:value-type="float">
            <text:p>1795</text:p>
          </table:table-cell>
          <table:table-cell office:value-type="float" office:value="0.810027855153" calcext:value-type="float">
            <text:p>0.8100278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57907189364" calcext:value-type="float">
            <text:p>0.4579071894</text:p>
          </table:table-cell>
          <table:table-cell office:value-type="float" office:value="1460" calcext:value-type="float">
            <text:p>1460</text:p>
          </table:table-cell>
          <table:table-cell office:value-type="float" office:value="1795" calcext:value-type="float">
            <text:p>1795</text:p>
          </table:table-cell>
          <table:table-cell office:value-type="float" office:value="0.813370473538" calcext:value-type="float">
            <text:p>0.813370473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55917676473" calcext:value-type="float">
            <text:p>0.4559176765</text:p>
          </table:table-cell>
          <table:table-cell office:value-type="float" office:value="1461" calcext:value-type="float">
            <text:p>1461</text:p>
          </table:table-cell>
          <table:table-cell office:value-type="float" office:value="1795" calcext:value-type="float">
            <text:p>1795</text:p>
          </table:table-cell>
          <table:table-cell office:value-type="float" office:value="0.813927576602" calcext:value-type="float">
            <text:p>0.81392757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53988134309" calcext:value-type="float">
            <text:p>0.4539881343</text:p>
          </table:table-cell>
          <table:table-cell office:value-type="float" office:value="1465" calcext:value-type="float">
            <text:p>1465</text:p>
          </table:table-cell>
          <table:table-cell office:value-type="float" office:value="1795" calcext:value-type="float">
            <text:p>1795</text:p>
          </table:table-cell>
          <table:table-cell office:value-type="float" office:value="0.816155988858" calcext:value-type="float">
            <text:p>0.8161559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5211604603" calcext:value-type="float">
            <text:p>0.452116046</text:p>
          </table:table-cell>
          <table:table-cell office:value-type="float" office:value="1462" calcext:value-type="float">
            <text:p>1462</text:p>
          </table:table-cell>
          <table:table-cell office:value-type="float" office:value="1795" calcext:value-type="float">
            <text:p>1795</text:p>
          </table:table-cell>
          <table:table-cell office:value-type="float" office:value="0.814484679666" calcext:value-type="float">
            <text:p>0.81448467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50299024277" calcext:value-type="float">
            <text:p>0.4502990243</text:p>
          </table:table-cell>
          <table:table-cell office:value-type="float" office:value="1463" calcext:value-type="float">
            <text:p>1463</text:p>
          </table:table-cell>
          <table:table-cell office:value-type="float" office:value="1795" calcext:value-type="float">
            <text:p>1795</text:p>
          </table:table-cell>
          <table:table-cell office:value-type="float" office:value="0.81504178273" calcext:value-type="float">
            <text:p>0.81504178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8534803594" calcext:value-type="float">
            <text:p>0.4485348036</text:p>
          </table:table-cell>
          <table:table-cell office:value-type="float" office:value="1467" calcext:value-type="float">
            <text:p>1467</text:p>
          </table:table-cell>
          <table:table-cell office:value-type="float" office:value="1795" calcext:value-type="float">
            <text:p>1795</text:p>
          </table:table-cell>
          <table:table-cell office:value-type="float" office:value="0.817270194986" calcext:value-type="float">
            <text:p>0.8172701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46821233309" calcext:value-type="float">
            <text:p>0.4468212333</text:p>
          </table:table-cell>
          <table:table-cell office:value-type="float" office:value="1469" calcext:value-type="float">
            <text:p>1469</text:p>
          </table:table-cell>
          <table:table-cell office:value-type="float" office:value="1795" calcext:value-type="float">
            <text:p>1795</text:p>
          </table:table-cell>
          <table:table-cell office:value-type="float" office:value="0.818384401114" calcext:value-type="float">
            <text:p>0.81838440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45156270866" calcext:value-type="float">
            <text:p>0.4451562709</text:p>
          </table:table-cell>
          <table:table-cell office:value-type="float" office:value="1467" calcext:value-type="float">
            <text:p>1467</text:p>
          </table:table-cell>
          <table:table-cell office:value-type="float" office:value="1795" calcext:value-type="float">
            <text:p>1795</text:p>
          </table:table-cell>
          <table:table-cell office:value-type="float" office:value="0.817270194986" calcext:value-type="float">
            <text:p>0.8172701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3537975573" calcext:value-type="float">
            <text:p>0.4435379756</text:p>
          </table:table-cell>
          <table:table-cell office:value-type="float" office:value="1464" calcext:value-type="float">
            <text:p>1464</text:p>
          </table:table-cell>
          <table:table-cell office:value-type="float" office:value="1795" calcext:value-type="float">
            <text:p>1795</text:p>
          </table:table-cell>
          <table:table-cell office:value-type="float" office:value="0.815598885794" calcext:value-type="float">
            <text:p>0.81559888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41964502743" calcext:value-type="float">
            <text:p>0.4419645027</text:p>
          </table:table-cell>
          <table:table-cell office:value-type="float" office:value="1465" calcext:value-type="float">
            <text:p>1465</text:p>
          </table:table-cell>
          <table:table-cell office:value-type="float" office:value="1795" calcext:value-type="float">
            <text:p>1795</text:p>
          </table:table-cell>
          <table:table-cell office:value-type="float" office:value="0.816155988858" calcext:value-type="float">
            <text:p>0.8161559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404340982" calcext:value-type="float">
            <text:p>0.4404340982</text:p>
          </table:table-cell>
          <table:table-cell office:value-type="float" office:value="1468" calcext:value-type="float">
            <text:p>1468</text:p>
          </table:table-cell>
          <table:table-cell office:value-type="float" office:value="1795" calcext:value-type="float">
            <text:p>1795</text:p>
          </table:table-cell>
          <table:table-cell office:value-type="float" office:value="0.81782729805" calcext:value-type="float">
            <text:p>0.81782729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3894509313" calcext:value-type="float">
            <text:p>0.4389450931</text:p>
          </table:table-cell>
          <table:table-cell office:value-type="float" office:value="1468" calcext:value-type="float">
            <text:p>1468</text:p>
          </table:table-cell>
          <table:table-cell office:value-type="float" office:value="1795" calcext:value-type="float">
            <text:p>1795</text:p>
          </table:table-cell>
          <table:table-cell office:value-type="float" office:value="0.81782729805" calcext:value-type="float">
            <text:p>0.81782729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7495899253" calcext:value-type="float">
            <text:p>0.4374958993</text:p>
          </table:table-cell>
          <table:table-cell office:value-type="float" office:value="1470" calcext:value-type="float">
            <text:p>1470</text:p>
          </table:table-cell>
          <table:table-cell office:value-type="float" office:value="1795" calcext:value-type="float">
            <text:p>1795</text:p>
          </table:table-cell>
          <table:table-cell office:value-type="float" office:value="0.818941504178" calcext:value-type="float">
            <text:p>0.81894150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36085004295" calcext:value-type="float">
            <text:p>0.4360850043</text:p>
          </table:table-cell>
          <table:table-cell office:value-type="float" office:value="1474" calcext:value-type="float">
            <text:p>1474</text:p>
          </table:table-cell>
          <table:table-cell office:value-type="float" office:value="1795" calcext:value-type="float">
            <text:p>1795</text:p>
          </table:table-cell>
          <table:table-cell office:value-type="float" office:value="0.821169916435" calcext:value-type="float">
            <text:p>0.8211699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34710967743" calcext:value-type="float">
            <text:p>0.4347109677</text:p>
          </table:table-cell>
          <table:table-cell office:value-type="float" office:value="1475" calcext:value-type="float">
            <text:p>1475</text:p>
          </table:table-cell>
          <table:table-cell office:value-type="float" office:value="1795" calcext:value-type="float">
            <text:p>1795</text:p>
          </table:table-cell>
          <table:table-cell office:value-type="float" office:value="0.821727019499" calcext:value-type="float">
            <text:p>0.82172701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3337241686" calcext:value-type="float">
            <text:p>0.4333724169</text:p>
          </table:table-cell>
          <table:table-cell office:value-type="float" office:value="1476" calcext:value-type="float">
            <text:p>1476</text:p>
          </table:table-cell>
          <table:table-cell office:value-type="float" office:value="1795" calcext:value-type="float">
            <text:p>1795</text:p>
          </table:table-cell>
          <table:table-cell office:value-type="float" office:value="0.822284122563" calcext:value-type="float">
            <text:p>0.82228412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2068042953" calcext:value-type="float">
            <text:p>0.432068043</text:p>
          </table:table-cell>
          <table:table-cell office:value-type="float" office:value="1476" calcext:value-type="float">
            <text:p>1476</text:p>
          </table:table-cell>
          <table:table-cell office:value-type="float" office:value="1795" calcext:value-type="float">
            <text:p>1795</text:p>
          </table:table-cell>
          <table:table-cell office:value-type="float" office:value="0.822284122563" calcext:value-type="float">
            <text:p>0.82228412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30796597861" calcext:value-type="float">
            <text:p>0.4307965979</text:p>
          </table:table-cell>
          <table:table-cell office:value-type="float" office:value="1477" calcext:value-type="float">
            <text:p>1477</text:p>
          </table:table-cell>
          <table:table-cell office:value-type="float" office:value="1795" calcext:value-type="float">
            <text:p>1795</text:p>
          </table:table-cell>
          <table:table-cell office:value-type="float" office:value="0.822841225627" calcext:value-type="float">
            <text:p>0.822841225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29556890664" calcext:value-type="float">
            <text:p>0.4295568907</text:p>
          </table:table-cell>
          <table:table-cell office:value-type="float" office:value="1478" calcext:value-type="float">
            <text:p>1478</text:p>
          </table:table-cell>
          <table:table-cell office:value-type="float" office:value="1795" calcext:value-type="float">
            <text:p>1795</text:p>
          </table:table-cell>
          <table:table-cell office:value-type="float" office:value="0.823398328691" calcext:value-type="float">
            <text:p>0.82339832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8347784593" calcext:value-type="float">
            <text:p>0.4283477846</text:p>
          </table:table-cell>
          <table:table-cell office:value-type="float" office:value="1480" calcext:value-type="float">
            <text:p>1480</text:p>
          </table:table-cell>
          <table:table-cell office:value-type="float" office:value="1795" calcext:value-type="float">
            <text:p>1795</text:p>
          </table:table-cell>
          <table:table-cell office:value-type="float" office:value="0.824512534819" calcext:value-type="float">
            <text:p>0.82451253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7168194125" calcext:value-type="float">
            <text:p>0.4271681941</text:p>
          </table:table-cell>
          <table:table-cell office:value-type="float" office:value="1480" calcext:value-type="float">
            <text:p>1480</text:p>
          </table:table-cell>
          <table:table-cell office:value-type="float" office:value="1795" calcext:value-type="float">
            <text:p>1795</text:p>
          </table:table-cell>
          <table:table-cell office:value-type="float" office:value="0.824512534819" calcext:value-type="float">
            <text:p>0.82451253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26017082254" calcext:value-type="float">
            <text:p>0.4260170823</text:p>
          </table:table-cell>
          <table:table-cell office:value-type="float" office:value="1481" calcext:value-type="float">
            <text:p>1481</text:p>
          </table:table-cell>
          <table:table-cell office:value-type="float" office:value="1795" calcext:value-type="float">
            <text:p>1795</text:p>
          </table:table-cell>
          <table:table-cell office:value-type="float" office:value="0.825069637883" calcext:value-type="float">
            <text:p>0.82506963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24893457927" calcext:value-type="float">
            <text:p>0.4248934579</text:p>
          </table:table-cell>
          <table:table-cell office:value-type="float" office:value="1483" calcext:value-type="float">
            <text:p>1483</text:p>
          </table:table-cell>
          <table:table-cell office:value-type="float" office:value="1795" calcext:value-type="float">
            <text:p>1795</text:p>
          </table:table-cell>
          <table:table-cell office:value-type="float" office:value="0.826183844011" calcext:value-type="float">
            <text:p>0.8261838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23796373632" calcext:value-type="float">
            <text:p>0.4237963736</text:p>
          </table:table-cell>
          <table:table-cell office:value-type="float" office:value="1484" calcext:value-type="float">
            <text:p>1484</text:p>
          </table:table-cell>
          <table:table-cell office:value-type="float" office:value="1795" calcext:value-type="float">
            <text:p>1795</text:p>
          </table:table-cell>
          <table:table-cell office:value-type="float" office:value="0.826740947075" calcext:value-type="float">
            <text:p>0.82674094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22724923129" calcext:value-type="float">
            <text:p>0.4227249231</text:p>
          </table:table-cell>
          <table:table-cell office:value-type="float" office:value="1485" calcext:value-type="float">
            <text:p>1485</text:p>
          </table:table-cell>
          <table:table-cell office:value-type="float" office:value="1795" calcext:value-type="float">
            <text:p>1795</text:p>
          </table:table-cell>
          <table:table-cell office:value-type="float" office:value="0.827298050139" calcext:value-type="float">
            <text:p>0.82729805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2167823932" calcext:value-type="float">
            <text:p>0.4216782393</text:p>
          </table:table-cell>
          <table:table-cell office:value-type="float" office:value="1488" calcext:value-type="float">
            <text:p>1488</text:p>
          </table:table-cell>
          <table:table-cell office:value-type="float" office:value="1795" calcext:value-type="float">
            <text:p>1795</text:p>
          </table:table-cell>
          <table:table-cell office:value-type="float" office:value="0.828969359331" calcext:value-type="float">
            <text:p>0.82896935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20655492234" calcext:value-type="float">
            <text:p>0.4206554922</text:p>
          </table:table-cell>
          <table:table-cell office:value-type="float" office:value="1489" calcext:value-type="float">
            <text:p>1489</text:p>
          </table:table-cell>
          <table:table-cell office:value-type="float" office:value="1795" calcext:value-type="float">
            <text:p>1795</text:p>
          </table:table-cell>
          <table:table-cell office:value-type="float" office:value="0.829526462396" calcext:value-type="float">
            <text:p>0.82952646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9655887142" calcext:value-type="float">
            <text:p>0.4196558871</text:p>
          </table:table-cell>
          <table:table-cell office:value-type="float" office:value="1491" calcext:value-type="float">
            <text:p>1491</text:p>
          </table:table-cell>
          <table:table-cell office:value-type="float" office:value="1795" calcext:value-type="float">
            <text:p>1795</text:p>
          </table:table-cell>
          <table:table-cell office:value-type="float" office:value="0.830640668524" calcext:value-type="float">
            <text:p>0.83064066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1867866277" calcext:value-type="float">
            <text:p>0.4186786628</text:p>
          </table:table-cell>
          <table:table-cell office:value-type="float" office:value="1491" calcext:value-type="float">
            <text:p>1491</text:p>
          </table:table-cell>
          <table:table-cell office:value-type="float" office:value="1795" calcext:value-type="float">
            <text:p>1795</text:p>
          </table:table-cell>
          <table:table-cell office:value-type="float" office:value="0.830640668524" calcext:value-type="float">
            <text:p>0.83064066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17723089623" calcext:value-type="float">
            <text:p>0.4177230896</text:p>
          </table:table-cell>
          <table:table-cell office:value-type="float" office:value="1490" calcext:value-type="float">
            <text:p>1490</text:p>
          </table:table-cell>
          <table:table-cell office:value-type="float" office:value="1795" calcext:value-type="float">
            <text:p>1795</text:p>
          </table:table-cell>
          <table:table-cell office:value-type="float" office:value="0.83008356546" calcext:value-type="float">
            <text:p>0.83008356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16788468401" calcext:value-type="float">
            <text:p>0.4167884684</text:p>
          </table:table-cell>
          <table:table-cell office:value-type="float" office:value="1492" calcext:value-type="float">
            <text:p>1492</text:p>
          </table:table-cell>
          <table:table-cell office:value-type="float" office:value="1795" calcext:value-type="float">
            <text:p>1795</text:p>
          </table:table-cell>
          <table:table-cell office:value-type="float" office:value="0.831197771588" calcext:value-type="float">
            <text:p>0.83119777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15874128509" calcext:value-type="float">
            <text:p>0.4158741285</text:p>
          </table:table-cell>
          <table:table-cell office:value-type="float" office:value="1492" calcext:value-type="float">
            <text:p>1492</text:p>
          </table:table-cell>
          <table:table-cell office:value-type="float" office:value="1795" calcext:value-type="float">
            <text:p>1795</text:p>
          </table:table-cell>
          <table:table-cell office:value-type="float" office:value="0.831197771588" calcext:value-type="float">
            <text:p>0.8311977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14979426646" calcext:value-type="float">
            <text:p>0.4149794266</text:p>
          </table:table-cell>
          <table:table-cell office:value-type="float" office:value="1492" calcext:value-type="float">
            <text:p>1492</text:p>
          </table:table-cell>
          <table:table-cell office:value-type="float" office:value="1795" calcext:value-type="float">
            <text:p>1795</text:p>
          </table:table-cell>
          <table:table-cell office:value-type="float" office:value="0.831197771588" calcext:value-type="float">
            <text:p>0.83119777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14103745478" calcext:value-type="float">
            <text:p>0.4141037455</text:p>
          </table:table-cell>
          <table:table-cell office:value-type="float" office:value="1492" calcext:value-type="float">
            <text:p>1492</text:p>
          </table:table-cell>
          <table:table-cell office:value-type="float" office:value="1795" calcext:value-type="float">
            <text:p>1795</text:p>
          </table:table-cell>
          <table:table-cell office:value-type="float" office:value="0.831197771588" calcext:value-type="float">
            <text:p>0.83119777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13246492382" calcext:value-type="float">
            <text:p>0.4132464924</text:p>
          </table:table-cell>
          <table:table-cell office:value-type="float" office:value="1493" calcext:value-type="float">
            <text:p>1493</text:p>
          </table:table-cell>
          <table:table-cell office:value-type="float" office:value="1795" calcext:value-type="float">
            <text:p>1795</text:p>
          </table:table-cell>
          <table:table-cell office:value-type="float" office:value="0.831754874652" calcext:value-type="float">
            <text:p>0.83175487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2407098263" calcext:value-type="float">
            <text:p>0.4124070983</text:p>
          </table:table-cell>
          <table:table-cell office:value-type="float" office:value="1494" calcext:value-type="float">
            <text:p>1494</text:p>
          </table:table-cell>
          <table:table-cell office:value-type="float" office:value="1795" calcext:value-type="float">
            <text:p>1795</text:p>
          </table:table-cell>
          <table:table-cell office:value-type="float" office:value="0.832311977716" calcext:value-type="float">
            <text:p>0.832311977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11585016434" calcext:value-type="float">
            <text:p>0.4115850164</text:p>
          </table:table-cell>
          <table:table-cell office:value-type="float" office:value="1495" calcext:value-type="float">
            <text:p>1495</text:p>
          </table:table-cell>
          <table:table-cell office:value-type="float" office:value="1795" calcext:value-type="float">
            <text:p>1795</text:p>
          </table:table-cell>
          <table:table-cell office:value-type="float" office:value="0.83286908078" calcext:value-type="float">
            <text:p>0.832869080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10779721556" calcext:value-type="float">
            <text:p>0.4107797216</text:p>
          </table:table-cell>
          <table:table-cell office:value-type="float" office:value="1496" calcext:value-type="float">
            <text:p>1496</text:p>
          </table:table-cell>
          <table:table-cell office:value-type="float" office:value="1795" calcext:value-type="float">
            <text:p>1795</text:p>
          </table:table-cell>
          <table:table-cell office:value-type="float" office:value="0.833426183844" calcext:value-type="float">
            <text:p>0.83342618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09990708637" calcext:value-type="float">
            <text:p>0.4099907086</text:p>
          </table:table-cell>
          <table:table-cell office:value-type="float" office:value="1497" calcext:value-type="float">
            <text:p>1497</text:p>
          </table:table-cell>
          <table:table-cell office:value-type="float" office:value="1795" calcext:value-type="float">
            <text:p>1795</text:p>
          </table:table-cell>
          <table:table-cell office:value-type="float" office:value="0.833983286908" calcext:value-type="float">
            <text:p>0.833983286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0921749209" calcext:value-type="float">
            <text:p>0.4092174921</text:p>
          </table:table-cell>
          <table:table-cell office:value-type="float" office:value="1500" calcext:value-type="float">
            <text:p>1500</text:p>
          </table:table-cell>
          <table:table-cell office:value-type="float" office:value="1795" calcext:value-type="float">
            <text:p>1795</text:p>
          </table:table-cell>
          <table:table-cell office:value-type="float" office:value="0.8356545961" calcext:value-type="float">
            <text:p>0.83565459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08459604832" calcext:value-type="float">
            <text:p>0.4084596048</text:p>
          </table:table-cell>
          <table:table-cell office:value-type="float" office:value="1501" calcext:value-type="float">
            <text:p>1501</text:p>
          </table:table-cell>
          <table:table-cell office:value-type="float" office:value="1795" calcext:value-type="float">
            <text:p>1795</text:p>
          </table:table-cell>
          <table:table-cell office:value-type="float" office:value="0.836211699164" calcext:value-type="float">
            <text:p>0.83621169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07716597437" calcext:value-type="float">
            <text:p>0.4077165974</text:p>
          </table:table-cell>
          <table:table-cell office:value-type="float" office:value="1501" calcext:value-type="float">
            <text:p>1501</text:p>
          </table:table-cell>
          <table:table-cell office:value-type="float" office:value="1795" calcext:value-type="float">
            <text:p>1795</text:p>
          </table:table-cell>
          <table:table-cell office:value-type="float" office:value="0.836211699164" calcext:value-type="float">
            <text:p>0.83621169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06988037337" calcext:value-type="float">
            <text:p>0.4069880373</text:p>
          </table:table-cell>
          <table:table-cell office:value-type="float" office:value="1502" calcext:value-type="float">
            <text:p>1502</text:p>
          </table:table-cell>
          <table:table-cell office:value-type="float" office:value="1795" calcext:value-type="float">
            <text:p>1795</text:p>
          </table:table-cell>
          <table:table-cell office:value-type="float" office:value="0.836768802228" calcext:value-type="float">
            <text:p>0.83676880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06273508055" calcext:value-type="float">
            <text:p>0.4062735081</text:p>
          </table:table-cell>
          <table:table-cell office:value-type="float" office:value="1501" calcext:value-type="float">
            <text:p>1501</text:p>
          </table:table-cell>
          <table:table-cell office:value-type="float" office:value="1795" calcext:value-type="float">
            <text:p>1795</text:p>
          </table:table-cell>
          <table:table-cell office:value-type="float" office:value="0.836211699164" calcext:value-type="float">
            <text:p>0.836211699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05572608488" calcext:value-type="float">
            <text:p>0.4055726085</text:p>
          </table:table-cell>
          <table:table-cell office:value-type="float" office:value="1503" calcext:value-type="float">
            <text:p>1503</text:p>
          </table:table-cell>
          <table:table-cell office:value-type="float" office:value="1795" calcext:value-type="float">
            <text:p>1795</text:p>
          </table:table-cell>
          <table:table-cell office:value-type="float" office:value="0.837325905292" calcext:value-type="float">
            <text:p>0.83732590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04884952222" calcext:value-type="float">
            <text:p>0.4048849522</text:p>
          </table:table-cell>
          <table:table-cell office:value-type="float" office:value="1504" calcext:value-type="float">
            <text:p>1504</text:p>
          </table:table-cell>
          <table:table-cell office:value-type="float" office:value="1795" calcext:value-type="float">
            <text:p>1795</text:p>
          </table:table-cell>
          <table:table-cell office:value-type="float" office:value="0.837883008357" calcext:value-type="float">
            <text:p>0.83788300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04210166883" calcext:value-type="float">
            <text:p>0.4042101669</text:p>
          </table:table-cell>
          <table:table-cell office:value-type="float" office:value="1504" calcext:value-type="float">
            <text:p>1504</text:p>
          </table:table-cell>
          <table:table-cell office:value-type="float" office:value="1795" calcext:value-type="float">
            <text:p>1795</text:p>
          </table:table-cell>
          <table:table-cell office:value-type="float" office:value="0.837883008357" calcext:value-type="float">
            <text:p>0.837883008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03547893522" calcext:value-type="float">
            <text:p>0.4035478935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02897786032" calcext:value-type="float">
            <text:p>0.402897786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02259510594" calcext:value-type="float">
            <text:p>0.4022595106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01632745145" calcext:value-type="float">
            <text:p>0.4016327451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01017178885" calcext:value-type="float">
            <text:p>0.4010171789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00412511797" calcext:value-type="float">
            <text:p>0.4004125118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99818454195" calcext:value-type="float">
            <text:p>0.3998184542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9234726294" calcext:value-type="float">
            <text:p>0.3992347263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986610578" calcext:value-type="float">
            <text:p>0.3986610578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8097187523" calcext:value-type="float">
            <text:p>0.3980971875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97542863002" calcext:value-type="float">
            <text:p>0.397542863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96997840155" calcext:value-type="float">
            <text:p>0.3969978402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6461882941" calcext:value-type="float">
            <text:p>0.3964618829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95934763037" calcext:value-type="float">
            <text:p>0.395934763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5416259534" calcext:value-type="float">
            <text:p>0.3954162595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4906158648" calcext:value-type="float">
            <text:p>0.3949061586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94404253436" calcext:value-type="float">
            <text:p>0.3944042534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93910343533" calcext:value-type="float">
            <text:p>0.3939103435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93424234898" calcext:value-type="float">
            <text:p>0.3934242349</text:p>
          </table:table-cell>
          <table:table-cell office:value-type="float" office:value="1504" calcext:value-type="float">
            <text:p>1504</text:p>
          </table:table-cell>
          <table:table-cell office:value-type="float" office:value="1795" calcext:value-type="float">
            <text:p>1795</text:p>
          </table:table-cell>
          <table:table-cell office:value-type="float" office:value="0.837883008357" calcext:value-type="float">
            <text:p>0.83788300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2945739573" calcext:value-type="float">
            <text:p>0.3929457396</text:p>
          </table:table-cell>
          <table:table-cell office:value-type="float" office:value="1505" calcext:value-type="float">
            <text:p>1505</text:p>
          </table:table-cell>
          <table:table-cell office:value-type="float" office:value="1795" calcext:value-type="float">
            <text:p>1795</text:p>
          </table:table-cell>
          <table:table-cell office:value-type="float" office:value="0.838440111421" calcext:value-type="float">
            <text:p>0.83844011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247467545" calcext:value-type="float">
            <text:p>0.3924746755</text:p>
          </table:table-cell>
          <table:table-cell office:value-type="float" office:value="1506" calcext:value-type="float">
            <text:p>1506</text:p>
          </table:table-cell>
          <table:table-cell office:value-type="float" office:value="1795" calcext:value-type="float">
            <text:p>1795</text:p>
          </table:table-cell>
          <table:table-cell office:value-type="float" office:value="0.838997214485" calcext:value-type="float">
            <text:p>0.838997214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2010866052" calcext:value-type="float">
            <text:p>0.3920108661</text:p>
          </table:table-cell>
          <table:table-cell office:value-type="float" office:value="1508" calcext:value-type="float">
            <text:p>1508</text:p>
          </table:table-cell>
          <table:table-cell office:value-type="float" office:value="1795" calcext:value-type="float">
            <text:p>1795</text:p>
          </table:table-cell>
          <table:table-cell office:value-type="float" office:value="0.840111420613" calcext:value-type="float">
            <text:p>0.84011142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1554140316" calcext:value-type="float">
            <text:p>0.3915541403</text:p>
          </table:table-cell>
          <table:table-cell office:value-type="float" office:value="1509" calcext:value-type="float">
            <text:p>1509</text:p>
          </table:table-cell>
          <table:table-cell office:value-type="float" office:value="1795" calcext:value-type="float">
            <text:p>1795</text:p>
          </table:table-cell>
          <table:table-cell office:value-type="float" office:value="0.840668523677" calcext:value-type="float">
            <text:p>0.84066852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911043324" calcext:value-type="float">
            <text:p>0.3911043324</text:p>
          </table:table-cell>
          <table:table-cell office:value-type="float" office:value="1508" calcext:value-type="float">
            <text:p>1508</text:p>
          </table:table-cell>
          <table:table-cell office:value-type="float" office:value="1795" calcext:value-type="float">
            <text:p>1795</text:p>
          </table:table-cell>
          <table:table-cell office:value-type="float" office:value="0.840111420613" calcext:value-type="float">
            <text:p>0.840111420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90661281482" calcext:value-type="float">
            <text:p>0.3906612815</text:p>
          </table:table-cell>
          <table:table-cell office:value-type="float" office:value="1509" calcext:value-type="float">
            <text:p>1509</text:p>
          </table:table-cell>
          <table:table-cell office:value-type="float" office:value="1795" calcext:value-type="float">
            <text:p>1795</text:p>
          </table:table-cell>
          <table:table-cell office:value-type="float" office:value="0.840668523677" calcext:value-type="float">
            <text:p>0.840668523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9022483158" calcext:value-type="float">
            <text:p>0.3902248316</text:p>
          </table:table-cell>
          <table:table-cell office:value-type="float" office:value="1510" calcext:value-type="float">
            <text:p>1510</text:p>
          </table:table-cell>
          <table:table-cell office:value-type="float" office:value="1795" calcext:value-type="float">
            <text:p>1795</text:p>
          </table:table-cell>
          <table:table-cell office:value-type="float" office:value="0.841225626741" calcext:value-type="float">
            <text:p>0.84122562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8979483137" calcext:value-type="float">
            <text:p>0.3897948314</text:p>
          </table:table-cell>
          <table:table-cell office:value-type="float" office:value="1511" calcext:value-type="float">
            <text:p>1511</text:p>
          </table:table-cell>
          <table:table-cell office:value-type="float" office:value="1795" calcext:value-type="float">
            <text:p>1795</text:p>
          </table:table-cell>
          <table:table-cell office:value-type="float" office:value="0.841782729805" calcext:value-type="float">
            <text:p>0.84178272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89371134024" calcext:value-type="float">
            <text:p>0.389371134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88953597041" calcext:value-type="float">
            <text:p>0.388953597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88542082095" calcext:value-type="float">
            <text:p>0.3885420821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88136454888" calcext:value-type="float">
            <text:p>0.3881364549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7736585002" calcext:value-type="float">
            <text:p>0.387736585</text:p>
          </table:table-cell>
          <table:table-cell office:value-type="float" office:value="1511" calcext:value-type="float">
            <text:p>1511</text:p>
          </table:table-cell>
          <table:table-cell office:value-type="float" office:value="1795" calcext:value-type="float">
            <text:p>1795</text:p>
          </table:table-cell>
          <table:table-cell office:value-type="float" office:value="0.841782729805" calcext:value-type="float">
            <text:p>0.841782729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7342345768" calcext:value-type="float">
            <text:p>0.3873423458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6953614132" calcext:value-type="float">
            <text:p>0.3869536141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86570270531" calcext:value-type="float">
            <text:p>0.3865702705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86192198771" calcext:value-type="float">
            <text:p>0.3861921988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5819285912" calcext:value-type="float">
            <text:p>0.3858192859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5451422158" calcext:value-type="float">
            <text:p>0.3854514222</text:p>
          </table:table-cell>
          <table:table-cell office:value-type="float" office:value="1512" calcext:value-type="float">
            <text:p>1512</text:p>
          </table:table-cell>
          <table:table-cell office:value-type="float" office:value="1795" calcext:value-type="float">
            <text:p>1795</text:p>
          </table:table-cell>
          <table:table-cell office:value-type="float" office:value="0.842339832869" calcext:value-type="float">
            <text:p>0.84233983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85088500749" calcext:value-type="float">
            <text:p>0.3850885007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473041786" calcext:value-type="float">
            <text:p>0.3847304179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84377072502" calcext:value-type="float">
            <text:p>0.3843770725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84028366427" calcext:value-type="float">
            <text:p>0.3840283664</text:p>
          </table:table-cell>
          <table:table-cell office:value-type="float" office:value="1514" calcext:value-type="float">
            <text:p>1514</text:p>
          </table:table-cell>
          <table:table-cell office:value-type="float" office:value="1795" calcext:value-type="float">
            <text:p>1795</text:p>
          </table:table-cell>
          <table:table-cell office:value-type="float" office:value="0.843454038997" calcext:value-type="float">
            <text:p>0.8434540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8368420404" calcext:value-type="float">
            <text:p>0.383684204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83344492308" calcext:value-type="float">
            <text:p>0.3833444923</text:p>
          </table:table-cell>
          <table:table-cell office:value-type="float" office:value="1513" calcext:value-type="float">
            <text:p>1513</text:p>
          </table:table-cell>
          <table:table-cell office:value-type="float" office:value="1795" calcext:value-type="float">
            <text:p>1795</text:p>
          </table:table-cell>
          <table:table-cell office:value-type="float" office:value="0.842896935933" calcext:value-type="float">
            <text:p>0.842896935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83009140681" calcext:value-type="float">
            <text:p>0.3830091407</text:p>
          </table:table-cell>
          <table:table-cell office:value-type="float" office:value="1514" calcext:value-type="float">
            <text:p>1514</text:p>
          </table:table-cell>
          <table:table-cell office:value-type="float" office:value="1795" calcext:value-type="float">
            <text:p>1795</text:p>
          </table:table-cell>
          <table:table-cell office:value-type="float" office:value="0.843454038997" calcext:value-type="float">
            <text:p>0.84345403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82678061007" calcext:value-type="float">
            <text:p>0.382678061</text:p>
          </table:table-cell>
          <table:table-cell office:value-type="float" office:value="1515" calcext:value-type="float">
            <text:p>1515</text:p>
          </table:table-cell>
          <table:table-cell office:value-type="float" office:value="1795" calcext:value-type="float">
            <text:p>1795</text:p>
          </table:table-cell>
          <table:table-cell office:value-type="float" office:value="0.844011142061" calcext:value-type="float">
            <text:p>0.84401114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82351167454" calcext:value-type="float">
            <text:p>0.3823511675</text:p>
          </table:table-cell>
          <table:table-cell office:value-type="float" office:value="1514" calcext:value-type="float">
            <text:p>1514</text:p>
          </table:table-cell>
          <table:table-cell office:value-type="float" office:value="1795" calcext:value-type="float">
            <text:p>1795</text:p>
          </table:table-cell>
          <table:table-cell office:value-type="float" office:value="0.843454038997" calcext:value-type="float">
            <text:p>0.8434540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82028376443" calcext:value-type="float">
            <text:p>0.3820283764</text:p>
          </table:table-cell>
          <table:table-cell office:value-type="float" office:value="1514" calcext:value-type="float">
            <text:p>1514</text:p>
          </table:table-cell>
          <table:table-cell office:value-type="float" office:value="1795" calcext:value-type="float">
            <text:p>1795</text:p>
          </table:table-cell>
          <table:table-cell office:value-type="float" office:value="0.843454038997" calcext:value-type="float">
            <text:p>0.8434540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81709606566" calcext:value-type="float">
            <text:p>0.3817096066</text:p>
          </table:table-cell>
          <table:table-cell office:value-type="float" office:value="1515" calcext:value-type="float">
            <text:p>1515</text:p>
          </table:table-cell>
          <table:table-cell office:value-type="float" office:value="1795" calcext:value-type="float">
            <text:p>1795</text:p>
          </table:table-cell>
          <table:table-cell office:value-type="float" office:value="0.844011142061" calcext:value-type="float">
            <text:p>0.84401114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81394778524" calcext:value-type="float">
            <text:p>0.3813947785</text:p>
          </table:table-cell>
          <table:table-cell office:value-type="float" office:value="1515" calcext:value-type="float">
            <text:p>1515</text:p>
          </table:table-cell>
          <table:table-cell office:value-type="float" office:value="1795" calcext:value-type="float">
            <text:p>1795</text:p>
          </table:table-cell>
          <table:table-cell office:value-type="float" office:value="0.844011142061" calcext:value-type="float">
            <text:p>0.844011142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81083815059" calcext:value-type="float">
            <text:p>0.3810838151</text:p>
          </table:table-cell>
          <table:table-cell office:value-type="float" office:value="1515" calcext:value-type="float">
            <text:p>1515</text:p>
          </table:table-cell>
          <table:table-cell office:value-type="float" office:value="1795" calcext:value-type="float">
            <text:p>1795</text:p>
          </table:table-cell>
          <table:table-cell office:value-type="float" office:value="0.844011142061" calcext:value-type="float">
            <text:p>0.84401114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80776640888" calcext:value-type="float">
            <text:p>0.3807766409</text:p>
          </table:table-cell>
          <table:table-cell office:value-type="float" office:value="1515" calcext:value-type="float">
            <text:p>1515</text:p>
          </table:table-cell>
          <table:table-cell office:value-type="float" office:value="1795" calcext:value-type="float">
            <text:p>1795</text:p>
          </table:table-cell>
          <table:table-cell office:value-type="float" office:value="0.844011142061" calcext:value-type="float">
            <text:p>0.844011142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80473182644" calcext:value-type="float">
            <text:p>0.3804731826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80173368814" calcext:value-type="float">
            <text:p>0.3801733688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9877129685" calcext:value-type="float">
            <text:p>0.3798771297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79584397285" calcext:value-type="float">
            <text:p>0.379584397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79295105333" calcext:value-type="float">
            <text:p>0.379295105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79009189188" calcext:value-type="float">
            <text:p>0.3790091892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78726585795" calcext:value-type="float">
            <text:p>0.3787265858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78447233643" calcext:value-type="float">
            <text:p>0.378447233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78171072716" calcext:value-type="float">
            <text:p>0.3781710727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77898044449" calcext:value-type="float">
            <text:p>0.3778980444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77628091687" calcext:value-type="float">
            <text:p>0.377628091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77361158638" calcext:value-type="float">
            <text:p>0.377361158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77097190842" calcext:value-type="float">
            <text:p>0.3770971908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76836135125" calcext:value-type="float">
            <text:p>0.3768361351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376577939564" calcext:value-type="float">
            <text:p>0.376577939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376322553454" calcext:value-type="float">
            <text:p>0.3763225535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76069927268" calcext:value-type="float">
            <text:p>0.3760699273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75820012628" calcext:value-type="float">
            <text:p>0.3758200126</text:p>
          </table:table-cell>
          <table:table-cell office:value-type="float" office:value="1516" calcext:value-type="float">
            <text:p>1516</text:p>
          </table:table-cell>
          <table:table-cell office:value-type="float" office:value="1795" calcext:value-type="float">
            <text:p>1795</text:p>
          </table:table-cell>
          <table:table-cell office:value-type="float" office:value="0.844568245125" calcext:value-type="float">
            <text:p>0.84456824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75572762269" calcext:value-type="float">
            <text:p>0.375572762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375328130013" calcext:value-type="float">
            <text:p>0.3753281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37508607073" calcext:value-type="float">
            <text:p>0.375086070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74846540318" calcext:value-type="float">
            <text:p>0.374846540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74609495668" calcext:value-type="float">
            <text:p>0.374609495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74374894641" calcext:value-type="float">
            <text:p>0.374374894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74142696036" calcext:value-type="float">
            <text:p>0.37414269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73912859572" calcext:value-type="float">
            <text:p>0.373912859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73685345856" calcext:value-type="float">
            <text:p>0.3736853459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373460116362" calcext:value-type="float">
            <text:p>0.3734601164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73237133409" calcext:value-type="float">
            <text:p>0.3732371334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373016360137" calcext:value-type="float">
            <text:p>0.3730163601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372797760482" calcext:value-type="float">
            <text:p>0.3727977605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72581299161" calcext:value-type="float">
            <text:p>0.3725812992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72366941648" calcext:value-type="float">
            <text:p>0.372366941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372154654155" calcext:value-type="float">
            <text:p>0.3721546542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7194440361" calcext:value-type="float">
            <text:p>0.3719444036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71736157642" calcext:value-type="float">
            <text:p>0.371736157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71529884563" calcext:value-type="float">
            <text:p>0.371529884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71325553347" calcext:value-type="float">
            <text:p>0.371325553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71123133616" calcext:value-type="float">
            <text:p>0.371123133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70922595622" calcext:value-type="float">
            <text:p>0.3709225956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70723910232" calcext:value-type="float">
            <text:p>0.3707239102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70527048912" calcext:value-type="float">
            <text:p>0.3705270489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70331983713" calcext:value-type="float">
            <text:p>0.370331983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370138687252" calcext:value-type="float">
            <text:p>0.370138687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369947132704" calcext:value-type="float">
            <text:p>0.369947132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369757293785" calcext:value-type="float">
            <text:p>0.3697572938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6956914474" calcext:value-type="float">
            <text:p>0.3695691447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69382660326" calcext:value-type="float">
            <text:p>0.3693826603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69197815805" calcext:value-type="float">
            <text:p>0.3691978158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6901458693" calcext:value-type="float">
            <text:p>0.3690145869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68832949928" calcext:value-type="float">
            <text:p>0.3688329499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68652881499" calcext:value-type="float">
            <text:p>0.3686528815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68474358793" calcext:value-type="float">
            <text:p>0.3684743588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68297359408" calcext:value-type="float">
            <text:p>0.3682973594</text:p>
          </table:table-cell>
          <table:table-cell office:value-type="float" office:value="1517" calcext:value-type="float">
            <text:p>1517</text:p>
          </table:table-cell>
          <table:table-cell office:value-type="float" office:value="1795" calcext:value-type="float">
            <text:p>1795</text:p>
          </table:table-cell>
          <table:table-cell office:value-type="float" office:value="0.845125348189" calcext:value-type="float">
            <text:p>0.845125348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368121861375" calcext:value-type="float">
            <text:p>0.3681218614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36794784315" calcext:value-type="float">
            <text:p>0.3679478432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677752836" calcext:value-type="float">
            <text:p>0.3677752836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67604162" calcext:value-type="float">
            <text:p>0.367604162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67434458015" calcext:value-type="float">
            <text:p>0.367434458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3672661517" calcext:value-type="float">
            <text:p>0.3672661517</text:p>
          </table:table-cell>
          <table:table-cell office:value-type="float" office:value="1518" calcext:value-type="float">
            <text:p>1518</text:p>
          </table:table-cell>
          <table:table-cell office:value-type="float" office:value="1795" calcext:value-type="float">
            <text:p>1795</text:p>
          </table:table-cell>
          <table:table-cell office:value-type="float" office:value="0.845682451253" calcext:value-type="float">
            <text:p>0.84568245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67099223484" calcext:value-type="float">
            <text:p>0.3670992235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66933654165" calcext:value-type="float">
            <text:p>0.3669336542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66769424898" calcext:value-type="float">
            <text:p>0.3667694249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66606517191" calcext:value-type="float">
            <text:p>0.3666065172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66444912895" calcext:value-type="float">
            <text:p>0.3664449129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66284594197" calcext:value-type="float">
            <text:p>0.3662845942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36612554361" calcext:value-type="float">
            <text:p>0.3661255436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65967743969" calcext:value-type="float">
            <text:p>0.365967744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65811178419" calcext:value-type="float">
            <text:p>0.3658111784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65655830416" calcext:value-type="float">
            <text:p>0.3656558304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365501683711" calcext:value-type="float">
            <text:p>0.3655016837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36534872235" calcext:value-type="float">
            <text:p>0.3653487224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65196930664" calcext:value-type="float">
            <text:p>0.3651969307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365046293266" calcext:value-type="float">
            <text:p>0.3650462933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6489679504" calcext:value-type="float">
            <text:p>0.364896795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64748421139" calcext:value-type="float">
            <text:p>0.3647484211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6460115698" calcext:value-type="float">
            <text:p>0.364601157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64454988233" calcext:value-type="float">
            <text:p>0.3644549882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64309900821" calcext:value-type="float">
            <text:p>0.364309900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64165880911" calcext:value-type="float">
            <text:p>0.3641658809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64022914912" calcext:value-type="float">
            <text:p>0.3640229149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363880989467" calcext:value-type="float">
            <text:p>0.3638809895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363740091448" calcext:value-type="float">
            <text:p>0.3637400914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363600207955" calcext:value-type="float">
            <text:p>0.363600208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63461326306" calcext:value-type="float">
            <text:p>0.3634613263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363323434036" calcext:value-type="float">
            <text:p>0.363323434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363186518891" calcext:value-type="float">
            <text:p>0.3631865189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63050568823" calcext:value-type="float">
            <text:p>0.3630505688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6291557199" calcext:value-type="float">
            <text:p>0.362915572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362781516744" calcext:value-type="float">
            <text:p>0.3627815167</text:p>
          </table:table-cell>
          <table:table-cell office:value-type="float" office:value="1524" calcext:value-type="float">
            <text:p>1524</text:p>
          </table:table-cell>
          <table:table-cell office:value-type="float" office:value="1795" calcext:value-type="float">
            <text:p>1795</text:p>
          </table:table-cell>
          <table:table-cell office:value-type="float" office:value="0.849025069638" calcext:value-type="float">
            <text:p>0.84902506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62648391634" calcext:value-type="float">
            <text:p>0.3626483916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362516185399" calcext:value-type="float">
            <text:p>0.3625161854</text:p>
          </table:table-cell>
          <table:table-cell office:value-type="float" office:value="1523" calcext:value-type="float">
            <text:p>1523</text:p>
          </table:table-cell>
          <table:table-cell office:value-type="float" office:value="1795" calcext:value-type="float">
            <text:p>1795</text:p>
          </table:table-cell>
          <table:table-cell office:value-type="float" office:value="0.848467966574" calcext:value-type="float">
            <text:p>0.84846796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362384886966" calcext:value-type="float">
            <text:p>0.362384887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362254485441" calcext:value-type="float">
            <text:p>0.3622544854</text:p>
          </table:table-cell>
          <table:table-cell office:value-type="float" office:value="1522" calcext:value-type="float">
            <text:p>1522</text:p>
          </table:table-cell>
          <table:table-cell office:value-type="float" office:value="1795" calcext:value-type="float">
            <text:p>1795</text:p>
          </table:table-cell>
          <table:table-cell office:value-type="float" office:value="0.84791086351" calcext:value-type="float">
            <text:p>0.847910863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362124970112" calcext:value-type="float">
            <text:p>0.3621249701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361996330441" calcext:value-type="float">
            <text:p>0.3619963304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361868556064" calcext:value-type="float">
            <text:p>0.3618685561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361741636782" calcext:value-type="float">
            <text:p>0.361741636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361615562564" calcext:value-type="float">
            <text:p>0.3616155626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36149032354" calcext:value-type="float">
            <text:p>0.3614903235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361365909998" calcext:value-type="float">
            <text:p>0.36136591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361242312381" calcext:value-type="float">
            <text:p>0.3612423124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361119521285" calcext:value-type="float">
            <text:p>0.3611195213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360997527456" calcext:value-type="float">
            <text:p>0.3609975275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60876321787" calcext:value-type="float">
            <text:p>0.360876321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360755895311" calcext:value-type="float">
            <text:p>0.3607558953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360636239206" calcext:value-type="float">
            <text:p>0.3606362392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60517344786" calcext:value-type="float">
            <text:p>0.360517344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360399203501" calcext:value-type="float">
            <text:p>0.3603992035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60281806934" calcext:value-type="float">
            <text:p>0.3602818069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60165146797" calcext:value-type="float">
            <text:p>0.360165146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60049214931" calcext:value-type="float">
            <text:p>0.3600492149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59934003303" calcext:value-type="float">
            <text:p>0.3599340033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59819504001" calcext:value-type="float">
            <text:p>0.359819504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59705709235" calcext:value-type="float">
            <text:p>0.3597057092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59592611334" calcext:value-type="float">
            <text:p>0.3595926113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59480202742" calcext:value-type="float">
            <text:p>0.3594802027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59368476017" calcext:value-type="float">
            <text:p>0.359368476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5925742383" calcext:value-type="float">
            <text:p>0.3592574238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59147038961" calcext:value-type="float">
            <text:p>0.359147039</text:p>
          </table:table-cell>
          <table:table-cell office:value-type="float" office:value="1521" calcext:value-type="float">
            <text:p>1521</text:p>
          </table:table-cell>
          <table:table-cell office:value-type="float" office:value="1795" calcext:value-type="float">
            <text:p>1795</text:p>
          </table:table-cell>
          <table:table-cell office:value-type="float" office:value="0.847353760446" calcext:value-type="float">
            <text:p>0.84735376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59037314297" calcext:value-type="float">
            <text:p>0.3590373143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58928242833" calcext:value-type="float">
            <text:p>0.3589282428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58819817666" calcext:value-type="float">
            <text:p>0.3588198177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58712031995" calcext:value-type="float">
            <text:p>0.358712032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5860487912" calcext:value-type="float">
            <text:p>0.3586048791</text:p>
          </table:table-cell>
          <table:table-cell office:value-type="float" office:value="1520" calcext:value-type="float">
            <text:p>1520</text:p>
          </table:table-cell>
          <table:table-cell office:value-type="float" office:value="1795" calcext:value-type="float">
            <text:p>1795</text:p>
          </table:table-cell>
          <table:table-cell office:value-type="float" office:value="0.846796657382" calcext:value-type="float">
            <text:p>0.846796657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58498352439" calcext:value-type="float">
            <text:p>0.3584983524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358392445446" calcext:value-type="float">
            <text:p>0.3583924454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35828715173" calcext:value-type="float">
            <text:p>0.3582871517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358182464974" calcext:value-type="float">
            <text:p>0.358182465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358078378951" calcext:value-type="float">
            <text:p>0.358078379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357974887523" calcext:value-type="float">
            <text:p>0.3579748875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357871984643" calcext:value-type="float">
            <text:p>0.3578719846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357769664349" calcext:value-type="float">
            <text:p>0.3577696643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357667920763" calcext:value-type="float">
            <text:p>0.3576679208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57566748091" calcext:value-type="float">
            <text:p>0.3575667481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57466140623" calcext:value-type="float">
            <text:p>0.3574661406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57366092727" calcext:value-type="float">
            <text:p>0.3573660927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57266598851" calcext:value-type="float">
            <text:p>0.3572665989</text:p>
          </table:table-cell>
          <table:table-cell office:value-type="float" office:value="1519" calcext:value-type="float">
            <text:p>1519</text:p>
          </table:table-cell>
          <table:table-cell office:value-type="float" office:value="1795" calcext:value-type="float">
            <text:p>1795</text:p>
          </table:table-cell>
          <table:table-cell office:value-type="float" office:value="0.846239554318" calcext:value-type="float">
            <text:p>0.846239554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uced feature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correct</text:p>
          </table:table-cell>
          <table:table-cell/>
        </table:table-row>
        <table:table-row table:style-name="ro1">
          <table:table-cell office:value-type="string" calcext:value-type="string">
            <text:p>Bellevu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outhDayton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urne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llair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ico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ucyru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een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stHempfield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smouth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xeter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asonCity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Lynnwoo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embroke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niversityCity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urkburnett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Brunswic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Albany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Lodi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senberg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rensburg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burgh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arie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lming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orthBran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oodland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sMoin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lCerrito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Greenville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oberly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arblehea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ringfiel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mptonLakes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oover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rvin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learfiel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drew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Land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anover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stFargo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afto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ters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runswic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pulp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klahomaCity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Hart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nderso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Gulfport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omas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ssierCity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Brunswick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eptford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earlan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ar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rtNech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etersburg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ceanSpring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pl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nchester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GrandFork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wall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rkersburg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eeneville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organtow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peGirardeau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acin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rankfort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eori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anokeRapids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Watertow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arita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rland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idor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rwick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pplet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stMifflin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s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to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lem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linto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aHabra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acavill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wist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awrenc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eenwood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Linde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osellePark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oxborough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nici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lverCity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vesham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ummervillet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Victor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iqu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evellan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ntonvill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emp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Quinc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rberton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Naugatuck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ringfield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intPleasant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elms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aw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outhJorda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rattville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ndSpring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Dix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Kent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dfor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amarac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lisadesParkborough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ouis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ngor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Keansburgbo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omona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bsterGrov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lmingt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idgecrest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Gulfport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Cinnaminso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outhElMont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stminster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rownwood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acon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outhHousto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uisunCity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ntaBarbara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ountainValle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ousandOak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lCentr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udah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ountOlive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andview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azelwoo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eadingto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arfiel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re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Norrito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llefontaineNeighbor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t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rkeley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erli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lamogordo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rtlan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usti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myrna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pacheJunction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Novato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awrencevill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estminster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Ashlan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opewell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ortWayne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Ox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taClarita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Camarillo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neaut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Dieg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azlet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cord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LittleRoc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acksonville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GooseCreek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llisto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levelandHeight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taMaria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ughkeepsi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ountVern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ndianapolis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edwoodCity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West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edBankboroug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SanFrancisc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yce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Decatur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edlands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Englewoo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arborot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Kirkland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rlingto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aryville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Bethel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ahwa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aunton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Hamde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ringGarden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orestPar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aume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lexanderCit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outhingto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urrillville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olumbus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empleTerrac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easid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terburyt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Waltham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ntari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" calcext:value-type="float">
            <text:p>199</text:p>
          </table:table-cell>
          <table:table-cell office:value-type="float" office:value="0.798994974874" calcext:value-type="float">
            <text:p>0.798994974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 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7803367269" calcext:value-type="float">
            <text:p>0.6778033673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7909586602" calcext:value-type="float">
            <text:p>0.6679095866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9886256747" calcext:value-type="float">
            <text:p>0.6598862567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2643797392" calcext:value-type="float">
            <text:p>0.6526437974</text:p>
          </table:table-cell>
          <table:table-cell office:value-type="float" office:value="166" calcext:value-type="float">
            <text:p>166</text:p>
          </table:table-cell>
          <table:table-cell office:value-type="float" office:value="288" calcext:value-type="float">
            <text:p>288</text:p>
          </table:table-cell>
          <table:table-cell office:value-type="float" office:value="0.576388888889" calcext:value-type="float">
            <text:p>0.5763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841201174" calcext:value-type="float">
            <text:p>0.6458412012</text:p>
          </table:table-cell>
          <table:table-cell office:value-type="float" office:value="170" calcext:value-type="float">
            <text:p>170</text:p>
          </table:table-cell>
          <table:table-cell office:value-type="float" office:value="288" calcext:value-type="float">
            <text:p>288</text:p>
          </table:table-cell>
          <table:table-cell office:value-type="float" office:value="0.590277777778" calcext:value-type="float">
            <text:p>0.590277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9364497233" calcext:value-type="float">
            <text:p>0.6393644972</text:p>
          </table:table-cell>
          <table:table-cell office:value-type="float" office:value="173" calcext:value-type="float">
            <text:p>173</text:p>
          </table:table-cell>
          <table:table-cell office:value-type="float" office:value="288" calcext:value-type="float">
            <text:p>288</text:p>
          </table:table-cell>
          <table:table-cell office:value-type="float" office:value="0.600694444444" calcext:value-type="float">
            <text:p>0.60069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3169553483" calcext:value-type="float">
            <text:p>0.6331695535</text:p>
          </table:table-cell>
          <table:table-cell office:value-type="float" office:value="179" calcext:value-type="float">
            <text:p>179</text:p>
          </table:table-cell>
          <table:table-cell office:value-type="float" office:value="288" calcext:value-type="float">
            <text:p>288</text:p>
          </table:table-cell>
          <table:table-cell office:value-type="float" office:value="0.621527777778" calcext:value-type="float">
            <text:p>0.62152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7234123373" calcext:value-type="float">
            <text:p>0.6272341234</text:p>
          </table:table-cell>
          <table:table-cell office:value-type="float" office:value="184" calcext:value-type="float">
            <text:p>184</text:p>
          </table:table-cell>
          <table:table-cell office:value-type="float" office:value="288" calcext:value-type="float">
            <text:p>288</text:p>
          </table:table-cell>
          <table:table-cell office:value-type="float" office:value="0.638888888889" calcext:value-type="float">
            <text:p>0.6388888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1543088442" calcext:value-type="float">
            <text:p>0.6215430884</text:p>
          </table:table-cell>
          <table:table-cell office:value-type="float" office:value="188" calcext:value-type="float">
            <text:p>188</text:p>
          </table:table-cell>
          <table:table-cell office:value-type="float" office:value="288" calcext:value-type="float">
            <text:p>288</text:p>
          </table:table-cell>
          <table:table-cell office:value-type="float" office:value="0.652777777778" calcext:value-type="float">
            <text:p>0.6527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083892885" calcext:value-type="float">
            <text:p>0.6160838929</text:p>
          </table:table-cell>
          <table:table-cell office:value-type="float" office:value="191" calcext:value-type="float">
            <text:p>191</text:p>
          </table:table-cell>
          <table:table-cell office:value-type="float" office:value="288" calcext:value-type="float">
            <text:p>288</text:p>
          </table:table-cell>
          <table:table-cell office:value-type="float" office:value="0.663194444444" calcext:value-type="float">
            <text:p>0.66319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10845125635" calcext:value-type="float">
            <text:p>0.6108451256</text:p>
          </table:table-cell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office:value-type="float" office:value="0.680555555556" calcext:value-type="float">
            <text:p>0.6805555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0581607589" calcext:value-type="float">
            <text:p>0.6058160759</text:p>
          </table:table-cell>
          <table:table-cell office:value-type="float" office:value="196" calcext:value-type="float">
            <text:p>196</text:p>
          </table:table-cell>
          <table:table-cell office:value-type="float" office:value="288" calcext:value-type="float">
            <text:p>288</text:p>
          </table:table-cell>
          <table:table-cell office:value-type="float" office:value="0.680555555556" calcext:value-type="float">
            <text:p>0.68055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0986588565" calcext:value-type="float">
            <text:p>0.6009865886</text:p>
          </table:table-cell>
          <table:table-cell office:value-type="float" office:value="202" calcext:value-type="float">
            <text:p>202</text:p>
          </table:table-cell>
          <table:table-cell office:value-type="float" office:value="288" calcext:value-type="float">
            <text:p>288</text:p>
          </table:table-cell>
          <table:table-cell office:value-type="float" office:value="0.701388888889" calcext:value-type="float">
            <text:p>0.7013888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6347010969" calcext:value-type="float">
            <text:p>0.596347011</text:p>
          </table:table-cell>
          <table:table-cell office:value-type="float" office:value="203" calcext:value-type="float">
            <text:p>203</text:p>
          </table:table-cell>
          <table:table-cell office:value-type="float" office:value="288" calcext:value-type="float">
            <text:p>288</text:p>
          </table:table-cell>
          <table:table-cell office:value-type="float" office:value="0.704861111111" calcext:value-type="float">
            <text:p>0.70486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188816635" calcext:value-type="float">
            <text:p>0.5918881664</text:p>
          </table:table-cell>
          <table:table-cell office:value-type="float" office:value="206" calcext:value-type="float">
            <text:p>206</text:p>
          </table:table-cell>
          <table:table-cell office:value-type="float" office:value="288" calcext:value-type="float">
            <text:p>288</text:p>
          </table:table-cell>
          <table:table-cell office:value-type="float" office:value="0.715277777778" calcext:value-type="float">
            <text:p>0.7152777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7601334737" calcext:value-type="float">
            <text:p>0.5876013347</text:p>
          </table:table-cell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  <table:table-cell office:value-type="float" office:value="0.711805555556" calcext:value-type="float">
            <text:p>0.711805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347823535" calcext:value-type="float">
            <text:p>0.5834782354</text:p>
          </table:table-cell>
          <table:table-cell office:value-type="float" office:value="207" calcext:value-type="float">
            <text:p>207</text:p>
          </table:table-cell>
          <table:table-cell office:value-type="float" office:value="288" calcext:value-type="float">
            <text:p>288</text:p>
          </table:table-cell>
          <table:table-cell office:value-type="float" office:value="0.71875" calcext:value-type="float">
            <text:p>0.718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9511009077" calcext:value-type="float">
            <text:p>0.5795110091</text:p>
          </table:table-cell>
          <table:table-cell office:value-type="float" office:value="208" calcext:value-type="float">
            <text:p>208</text:p>
          </table:table-cell>
          <table:table-cell office:value-type="float" office:value="288" calcext:value-type="float">
            <text:p>288</text:p>
          </table:table-cell>
          <table:table-cell office:value-type="float" office:value="0.722222222222" calcext:value-type="float">
            <text:p>0.72222222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5692200754" calcext:value-type="float">
            <text:p>0.5756922008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0.729166666667" calcext:value-type="float">
            <text:p>0.7291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72014741352" calcext:value-type="float">
            <text:p>0.5720147414</text:p>
          </table:table-cell>
          <table:table-cell office:value-type="float" office:value="210" calcext:value-type="float">
            <text:p>210</text:p>
          </table:table-cell>
          <table:table-cell office:value-type="float" office:value="288" calcext:value-type="float">
            <text:p>288</text:p>
          </table:table-cell>
          <table:table-cell office:value-type="float" office:value="0.729166666667" calcext:value-type="float">
            <text:p>0.7291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68471930209" calcext:value-type="float">
            <text:p>0.5684719302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5057417472" calcext:value-type="float">
            <text:p>0.5650574175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61765186865" calcext:value-type="float">
            <text:p>0.5617651869</text:p>
          </table:table-cell>
          <table:table-cell office:value-type="float" office:value="212" calcext:value-type="float">
            <text:p>212</text:p>
          </table:table-cell>
          <table:table-cell office:value-type="float" office:value="288" calcext:value-type="float">
            <text:p>288</text:p>
          </table:table-cell>
          <table:table-cell office:value-type="float" office:value="0.736111111111" calcext:value-type="float">
            <text:p>0.736111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58589538887" calcext:value-type="float">
            <text:p>0.5585895389</text:p>
          </table:table-cell>
          <table:table-cell office:value-type="float" office:value="211" calcext:value-type="float">
            <text:p>211</text:p>
          </table:table-cell>
          <table:table-cell office:value-type="float" office:value="288" calcext:value-type="float">
            <text:p>288</text:p>
          </table:table-cell>
          <table:table-cell office:value-type="float" office:value="0.732638888889" calcext:value-type="float">
            <text:p>0.7326388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55552507451" calcext:value-type="float">
            <text:p>0.5555250745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0.739583333333" calcext:value-type="float">
            <text:p>0.7395833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52566679439" calcext:value-type="float">
            <text:p>0.5525666794</text:p>
          </table:table-cell>
          <table:table-cell office:value-type="float" office:value="213" calcext:value-type="float">
            <text:p>213</text:p>
          </table:table-cell>
          <table:table-cell office:value-type="float" office:value="288" calcext:value-type="float">
            <text:p>288</text:p>
          </table:table-cell>
          <table:table-cell office:value-type="float" office:value="0.739583333333" calcext:value-type="float">
            <text:p>0.7395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49709508964" calcext:value-type="float">
            <text:p>0.549709509</text:p>
          </table:table-cell>
          <table:table-cell office:value-type="float" office:value="214" calcext:value-type="float">
            <text:p>214</text:p>
          </table:table-cell>
          <table:table-cell office:value-type="float" office:value="288" calcext:value-type="float">
            <text:p>288</text:p>
          </table:table-cell>
          <table:table-cell office:value-type="float" office:value="0.743055555556" calcext:value-type="float">
            <text:p>0.74305555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46948973439" calcext:value-type="float">
            <text:p>0.5469489734</text:p>
          </table:table-cell>
          <table:table-cell office:value-type="float" office:value="216" calcext:value-type="float">
            <text:p>216</text:p>
          </table:table-cell>
          <table:table-cell office:value-type="float" office:value="288" calcext:value-type="float">
            <text:p>28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44280724396" calcext:value-type="float">
            <text:p>0.5442807244</text:p>
          </table:table-cell>
          <table:table-cell office:value-type="float" office:value="219" calcext:value-type="float">
            <text:p>219</text:p>
          </table:table-cell>
          <table:table-cell office:value-type="float" office:value="288" calcext:value-type="float">
            <text:p>288</text:p>
          </table:table-cell>
          <table:table-cell office:value-type="float" office:value="0.760416666667" calcext:value-type="float">
            <text:p>0.760416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41700641296" calcext:value-type="float">
            <text:p>0.5417006413</text:p>
          </table:table-cell>
          <table:table-cell office:value-type="float" office:value="220" calcext:value-type="float">
            <text:p>220</text:p>
          </table:table-cell>
          <table:table-cell office:value-type="float" office:value="288" calcext:value-type="float">
            <text:p>288</text:p>
          </table:table-cell>
          <table:table-cell office:value-type="float" office:value="0.763888888889" calcext:value-type="float">
            <text:p>0.7638888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39204818926" calcext:value-type="float">
            <text:p>0.5392048189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6789555421" calcext:value-type="float">
            <text:p>0.5367895554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44513409" calcext:value-type="float">
            <text:p>0.5344513409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3218684671" calcext:value-type="float">
            <text:p>0.5321868467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29992915243" calcext:value-type="float">
            <text:p>0.529992915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7866550316" calcext:value-type="float">
            <text:p>0.5278665503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25804908087" calcext:value-type="float">
            <text:p>0.5258049081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23805288484" calcext:value-type="float">
            <text:p>0.5238052885</text:p>
          </table:table-cell>
          <table:table-cell office:value-type="float" office:value="221" calcext:value-type="float">
            <text:p>221</text:p>
          </table:table-cell>
          <table:table-cell office:value-type="float" office:value="288" calcext:value-type="float">
            <text:p>288</text:p>
          </table:table-cell>
          <table:table-cell office:value-type="float" office:value="0.767361111111" calcext:value-type="float">
            <text:p>0.76736111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21865127126" calcext:value-type="float">
            <text:p>0.5218651271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19981987704" calcext:value-type="float">
            <text:p>0.5199819877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18153554812" calcext:value-type="float">
            <text:p>0.5181535548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16377627189" calcext:value-type="float">
            <text:p>0.5163776272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14652111361" calcext:value-type="float">
            <text:p>0.5146521114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12975015661" calcext:value-type="float">
            <text:p>0.5129750157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11344444595" calcext:value-type="float">
            <text:p>0.5113444446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09758593548" calcext:value-type="float">
            <text:p>0.5097585935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08215743795" calcext:value-type="float">
            <text:p>0.5082157438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6714257819" calcext:value-type="float">
            <text:p>0.5067142578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05252574896" calcext:value-type="float">
            <text:p>0.5052525749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3829206946" calcext:value-type="float">
            <text:p>0.5038292069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02442734629" calcext:value-type="float">
            <text:p>0.5024427346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01091803669" calcext:value-type="float">
            <text:p>0.5010918037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99775121394" calcext:value-type="float">
            <text:p>0.4997751214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98491453486" calcext:value-type="float">
            <text:p>0.4984914535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9723962091" calcext:value-type="float">
            <text:p>0.4972396209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9601849703" calcext:value-type="float">
            <text:p>0.496018497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94827004889" calcext:value-type="float">
            <text:p>0.4948270049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93664114648" calcext:value-type="float">
            <text:p>0.4936641146</text:p>
          </table:table-cell>
          <table:table-cell office:value-type="float" office:value="222" calcext:value-type="float">
            <text:p>222</text:p>
          </table:table-cell>
          <table:table-cell office:value-type="float" office:value="288" calcext:value-type="float">
            <text:p>288</text:p>
          </table:table-cell>
          <table:table-cell office:value-type="float" office:value="0.770833333333" calcext:value-type="float">
            <text:p>0.77083333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2528841175" calcext:value-type="float">
            <text:p>0.4925288412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91420241761" calcext:value-type="float">
            <text:p>0.4914202418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90337413985" calcext:value-type="float">
            <text:p>0.490337414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89279493682" calcext:value-type="float">
            <text:p>0.4892794937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88245653038" calcext:value-type="float">
            <text:p>0.488245653</text:p>
          </table:table-cell>
          <table:table-cell office:value-type="float" office:value="223" calcext:value-type="float">
            <text:p>223</text:p>
          </table:table-cell>
          <table:table-cell office:value-type="float" office:value="288" calcext:value-type="float">
            <text:p>288</text:p>
          </table:table-cell>
          <table:table-cell office:value-type="float" office:value="0.774305555556" calcext:value-type="float">
            <text:p>0.77430555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87235098788" calcext:value-type="float">
            <text:p>0.4872350988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office:value-type="float" office:value="0.777777777778" calcext:value-type="float">
            <text:p>0.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86247070511" calcext:value-type="float">
            <text:p>0.4862470705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85280839031" calcext:value-type="float">
            <text:p>0.48528083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84335704893" calcext:value-type="float">
            <text:p>0.484335704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83410996933" calcext:value-type="float">
            <text:p>0.483410996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82506070923" calcext:value-type="float">
            <text:p>0.482506070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81620308286" calcext:value-type="float">
            <text:p>0.4816203083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80753114889" calcext:value-type="float">
            <text:p>0.480753114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79903919894" calcext:value-type="float">
            <text:p>0.4799039199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7907217467" calcext:value-type="float">
            <text:p>0.4790721747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7825735177" calcext:value-type="float">
            <text:p>0.4782573518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77458943956" calcext:value-type="float">
            <text:p>0.477458944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76676463276" calcext:value-type="float">
            <text:p>0.4766764633</text:p>
          </table:table-cell>
          <table:table-cell office:value-type="float" office:value="226" calcext:value-type="float">
            <text:p>226</text:p>
          </table:table-cell>
          <table:table-cell office:value-type="float" office:value="288" calcext:value-type="float">
            <text:p>288</text:p>
          </table:table-cell>
          <table:table-cell office:value-type="float" office:value="0.784722222222" calcext:value-type="float">
            <text:p>0.78472222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7590944019" calcext:value-type="float">
            <text:p>0.4759094402</text:p>
          </table:table-cell>
          <table:table-cell office:value-type="float" office:value="227" calcext:value-type="float">
            <text:p>227</text:p>
          </table:table-cell>
          <table:table-cell office:value-type="float" office:value="288" calcext:value-type="float">
            <text:p>288</text:p>
          </table:table-cell>
          <table:table-cell office:value-type="float" office:value="0.788194444444" calcext:value-type="float">
            <text:p>0.78819444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5157422744" calcext:value-type="float">
            <text:p>0.475157422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74419975779" calcext:value-type="float">
            <text:p>0.474419975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73696680192" calcext:value-type="float">
            <text:p>0.4736966802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2987132224" calcext:value-type="float">
            <text:p>0.4729871322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7229094279" calcext:value-type="float">
            <text:p>0.472290942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71607736841" calcext:value-type="float">
            <text:p>0.471607736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70937152756" calcext:value-type="float">
            <text:p>0.4709371528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70278841771" calcext:value-type="float">
            <text:p>0.4702788418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69632467426" calcext:value-type="float">
            <text:p>0.4696324674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6899770505" calcext:value-type="float">
            <text:p>0.4689977051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68374241261" calcext:value-type="float">
            <text:p>0.468374241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67761773496" calcext:value-type="float">
            <text:p>0.467761773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67160009568" calcext:value-type="float">
            <text:p>0.467160009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6656866723" calcext:value-type="float">
            <text:p>0.4665686672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65987473776" calcext:value-type="float">
            <text:p>0.465987473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6541616565" calcext:value-type="float">
            <text:p>0.465416165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64854488076" calcext:value-type="float">
            <text:p>0.4648544881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6430219471" calcext:value-type="float">
            <text:p>0.464302194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3759047301" calcext:value-type="float">
            <text:p>0.4637590473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63224815371" calcext:value-type="float">
            <text:p>0.463224815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62699275912" calcext:value-type="float">
            <text:p>0.462699275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462182213093" calcext:value-type="float">
            <text:p>0.4621822131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61673417979" calcext:value-type="float">
            <text:p>0.46167341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117268827" calcext:value-type="float">
            <text:p>0.4611726883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60679828045" calcext:value-type="float">
            <text:p>0.46067982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0194647518" calcext:value-type="float">
            <text:p>0.460194647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59716962808" calcext:value-type="float">
            <text:p>0.459716962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59246595716" calcext:value-type="float">
            <text:p>0.459246595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458783373513" calcext:value-type="float">
            <text:p>0.4587833735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45832712874" calcext:value-type="float">
            <text:p>0.458327128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457877699008" calcext:value-type="float">
            <text:p>0.45787769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57434926819" calcext:value-type="float">
            <text:p>0.457434926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56998659382" calcext:value-type="float">
            <text:p>0.456998659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56568748448" calcext:value-type="float">
            <text:p>0.4565687484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56145050142" calcext:value-type="float">
            <text:p>0.4561450501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55727424811" calcext:value-type="float">
            <text:p>0.4557274248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5531573687" calcext:value-type="float">
            <text:p>0.455315736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54909854664" calcext:value-type="float">
            <text:p>0.4549098547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54509650322" calcext:value-type="float">
            <text:p>0.4545096503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54114999633" calcext:value-type="float">
            <text:p>0.4541149996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53725781916" calcext:value-type="float">
            <text:p>0.453725781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53341879896" calcext:value-type="float">
            <text:p>0.4533418799</text:p>
          </table:table-cell>
          <table:table-cell office:value-type="float" office:value="228" calcext:value-type="float">
            <text:p>228</text:p>
          </table:table-cell>
          <table:table-cell office:value-type="float" office:value="288" calcext:value-type="float">
            <text:p>288</text:p>
          </table:table-cell>
          <table:table-cell office:value-type="float" office:value="0.791666666667" calcext:value-type="float">
            <text:p>0.791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52963179591" calcext:value-type="float">
            <text:p>0.4529631796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52589570199" calcext:value-type="float">
            <text:p>0.4525895702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52220943989" calcext:value-type="float">
            <text:p>0.452220944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451857196199" calcext:value-type="float">
            <text:p>0.4518571962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451498224936" calcext:value-type="float">
            <text:p>0.4514982249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451143931081" calcext:value-type="float">
            <text:p>0.4511439311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450794218197" calcext:value-type="float">
            <text:p>0.4507942182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450448992442" calcext:value-type="float">
            <text:p>0.4504489924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450108162481" calcext:value-type="float">
            <text:p>0.4501081625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449771639409" calcext:value-type="float">
            <text:p>0.4497716394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449439336667" calcext:value-type="float">
            <text:p>0.4494393367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449111169973" calcext:value-type="float">
            <text:p>0.44911117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448787057245" calcext:value-type="float">
            <text:p>0.4487870572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44846691853" calcext:value-type="float">
            <text:p>0.4484669185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448150675941" calcext:value-type="float">
            <text:p>0.4481506759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44783825359" calcext:value-type="float">
            <text:p>0.4478382536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447529577523" calcext:value-type="float">
            <text:p>0.4475295775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447224575665" calcext:value-type="float">
            <text:p>0.4472245757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446923177758" calcext:value-type="float">
            <text:p>0.4469231778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446625315306" calcext:value-type="float">
            <text:p>0.446625315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446330921521" calcext:value-type="float">
            <text:p>0.4463309215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446039931273" calcext:value-type="float">
            <text:p>0.446039931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45752281038" calcext:value-type="float">
            <text:p>0.445752281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445467908848" calcext:value-type="float">
            <text:p>0.4454679088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44518675425" calcext:value-type="float">
            <text:p>0.445186754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444908758254" calcext:value-type="float">
            <text:p>0.444908758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444633863294" calcext:value-type="float">
            <text:p>0.4446338633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444362013187" calcext:value-type="float">
            <text:p>0.4443620132</text:p>
          </table:table-cell>
          <table:table-cell office:value-type="float" office:value="229" calcext:value-type="float">
            <text:p>229</text:p>
          </table:table-cell>
          <table:table-cell office:value-type="float" office:value="288" calcext:value-type="float">
            <text:p>288</text:p>
          </table:table-cell>
          <table:table-cell office:value-type="float" office:value="0.795138888889" calcext:value-type="float">
            <text:p>0.79513888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444093153088" calcext:value-type="float">
            <text:p>0.4440931531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443827229454" calcext:value-type="float">
            <text:p>0.4438272295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43564190007" calcext:value-type="float">
            <text:p>0.44356419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43303983696" calcext:value-type="float">
            <text:p>0.4433039837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43046560661" calcext:value-type="float">
            <text:p>0.4430465607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42791872201" calcext:value-type="float">
            <text:p>0.4427918722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442539870739" calcext:value-type="float">
            <text:p>0.4425398707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442290509793" calcext:value-type="float">
            <text:p>0.4422905098</text:p>
          </table:table-cell>
          <table:table-cell office:value-type="float" office:value="230" calcext:value-type="float">
            <text:p>230</text:p>
          </table:table-cell>
          <table:table-cell office:value-type="float" office:value="288" calcext:value-type="float">
            <text:p>288</text:p>
          </table:table-cell>
          <table:table-cell office:value-type="float" office:value="0.798611111111" calcext:value-type="float">
            <text:p>0.79861111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442043743943" calcext:value-type="float">
            <text:p>0.4420437439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41799528801" calcext:value-type="float">
            <text:p>0.4417995288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41557820984" calcext:value-type="float">
            <text:p>0.44155782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441318578084" calcext:value-type="float">
            <text:p>0.441318578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441081758645" calcext:value-type="float">
            <text:p>0.441081758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440847322131" calcext:value-type="float">
            <text:p>0.440847322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440615228906" calcext:value-type="float">
            <text:p>0.4406152289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440385440207" calcext:value-type="float">
            <text:p>0.4403854402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440157918123" calcext:value-type="float">
            <text:p>0.4401579181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439932625567" calcext:value-type="float">
            <text:p>0.4399326256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43970952626" calcext:value-type="float">
            <text:p>0.4397095263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439488584704" calcext:value-type="float">
            <text:p>0.439488584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439269766167" calcext:value-type="float">
            <text:p>0.4392697662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439053036657" calcext:value-type="float">
            <text:p>0.4390530367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38838362906" calcext:value-type="float">
            <text:p>0.4388383629</text:p>
          </table:table-cell>
          <table:table-cell office:value-type="float" office:value="231" calcext:value-type="float">
            <text:p>231</text:p>
          </table:table-cell>
          <table:table-cell office:value-type="float" office:value="288" calcext:value-type="float">
            <text:p>288</text:p>
          </table:table-cell>
          <table:table-cell office:value-type="float" office:value="0.802083333333" calcext:value-type="float">
            <text:p>0.802083333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438625712351" calcext:value-type="float">
            <text:p>0.4386257124</text:p>
          </table:table-cell>
          <table:table-cell office:value-type="float" office:value="232" calcext:value-type="float">
            <text:p>232</text:p>
          </table:table-cell>
          <table:table-cell office:value-type="float" office:value="288" calcext:value-type="float">
            <text:p>288</text:p>
          </table:table-cell>
          <table:table-cell office:value-type="float" office:value="0.805555555556" calcext:value-type="float">
            <text:p>0.805555555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38415053114" calcext:value-type="float">
            <text:p>0.4384150531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438206353986" calcext:value-type="float">
            <text:p>0.43820635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43799958441" calcext:value-type="float">
            <text:p>0.437999584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43779471446" calcext:value-type="float">
            <text:p>0.437794714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437591714831" calcext:value-type="float">
            <text:p>0.437591714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37390556821" calcext:value-type="float">
            <text:p>0.437390556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437191212312" calcext:value-type="float">
            <text:p>0.437191212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36993653762" calcext:value-type="float">
            <text:p>0.436993653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436797854184" calcext:value-type="float">
            <text:p>0.436797854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436603787137" calcext:value-type="float">
            <text:p>0.4366037871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43641142671" calcext:value-type="float">
            <text:p>0.4364114267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436220747509" calcext:value-type="float">
            <text:p>0.436220747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436031724647" calcext:value-type="float">
            <text:p>0.4360317246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435844333727" calcext:value-type="float">
            <text:p>0.4358443337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435658550832" calcext:value-type="float">
            <text:p>0.435658550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435474352517" calcext:value-type="float">
            <text:p>0.435474352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35291715791" calcext:value-type="float">
            <text:p>0.435291715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35110618111" calcext:value-type="float">
            <text:p>0.4351106181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3493103737" calcext:value-type="float">
            <text:p>0.434931037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34752951886" calcext:value-type="float">
            <text:p>0.434752951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43457634039" calcext:value-type="float">
            <text:p>0.434576340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434401182023" calcext:value-type="float">
            <text:p>0.43440118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434227456318" calcext:value-type="float">
            <text:p>0.434227456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434055143196" calcext:value-type="float">
            <text:p>0.434055143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433884222955" calcext:value-type="float">
            <text:p>0.43388422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433714676263" calcext:value-type="float">
            <text:p>0.433714676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33546484148" calcext:value-type="float">
            <text:p>0.4335464841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433379627987" calcext:value-type="float">
            <text:p>0.43337962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33214089506" calcext:value-type="float">
            <text:p>0.4332140895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33049850763" calcext:value-type="float">
            <text:p>0.433049850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432886894145" calcext:value-type="float">
            <text:p>0.4328868941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432725202362" calcext:value-type="float">
            <text:p>0.4327252024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432564758437" calcext:value-type="float">
            <text:p>0.4325647584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432405545697" calcext:value-type="float">
            <text:p>0.432405545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432247547772" calcext:value-type="float">
            <text:p>0.432247547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432090748585" calcext:value-type="float">
            <text:p>0.432090748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431935132343" calcext:value-type="float">
            <text:p>0.4319351323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431780683535" calcext:value-type="float">
            <text:p>0.431780683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431627386926" calcext:value-type="float">
            <text:p>0.431627386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31475227545" calcext:value-type="float">
            <text:p>0.431475227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431324190687" calcext:value-type="float">
            <text:p>0.4313241907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31174261901" calcext:value-type="float">
            <text:p>0.431174261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431025426989" calcext:value-type="float">
            <text:p>0.431025427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430877671998" calcext:value-type="float">
            <text:p>0.43087767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430730983215" calcext:value-type="float">
            <text:p>0.430730983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430585347162" calcext:value-type="float">
            <text:p>0.430585347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430440750592" calcext:value-type="float">
            <text:p>0.4304407506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430297180482" calcext:value-type="float">
            <text:p>0.430297180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430154624032" calcext:value-type="float">
            <text:p>0.43015462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430013068656" calcext:value-type="float">
            <text:p>0.4300130687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429872501979" calcext:value-type="float">
            <text:p>0.42987250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429732911835" calcext:value-type="float">
            <text:p>0.429732911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429594286259" calcext:value-type="float">
            <text:p>0.429594286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429456613486" calcext:value-type="float">
            <text:p>0.4294566135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429319881943" calcext:value-type="float">
            <text:p>0.429319881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429184080251" calcext:value-type="float">
            <text:p>0.4291840803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429049197213" calcext:value-type="float">
            <text:p>0.429049197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42891522182" calcext:value-type="float">
            <text:p>0.428915221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428782143237" calcext:value-type="float">
            <text:p>0.428782143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28649950808" calcext:value-type="float">
            <text:p>0.428649950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28518634047" calcext:value-type="float">
            <text:p>0.42851863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28388182637" calcext:value-type="float">
            <text:p>0.4283881826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28258586426" calcext:value-type="float">
            <text:p>0.428258586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28129835424" calcext:value-type="float">
            <text:p>0.4281298354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280019198" calcext:value-type="float">
            <text:p>0.4280019198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27874829876" calcext:value-type="float">
            <text:p>0.4278748299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2774855613" calcext:value-type="float">
            <text:p>0.4277485561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27623089186" calcext:value-type="float">
            <text:p>0.4276230892</text:p>
          </table:table-cell>
          <table:table-cell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  <table:table-cell office:value-type="float" office:value="0.809027777778" calcext:value-type="float">
            <text:p>0.809027777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27498419817" calcext:value-type="float">
            <text:p>0.427498419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27374538938" calcext:value-type="float">
            <text:p>0.4273745389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27251437606" calcext:value-type="float">
            <text:p>0.427251437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27129107016" calcext:value-type="float">
            <text:p>0.42712910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27007538497" calcext:value-type="float">
            <text:p>0.4270075385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26886723512" calcext:value-type="float">
            <text:p>0.4268867235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26766653654" calcext:value-type="float">
            <text:p>0.426766653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26647320646" calcext:value-type="float">
            <text:p>0.4266473206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26528716332" calcext:value-type="float">
            <text:p>0.4265287163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26410832683" calcext:value-type="float">
            <text:p>0.4264108327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26293661788" calcext:value-type="float">
            <text:p>0.4262936618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426177195857" calcext:value-type="float">
            <text:p>0.4261771959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426061427215" calcext:value-type="float">
            <text:p>0.4260614272</text:p>
          </table:table-cell>
          <table:table-cell office:value-type="float" office:value="234" calcext:value-type="float">
            <text:p>234</text:p>
          </table:table-cell>
          <table:table-cell office:value-type="float" office:value="288" calcext:value-type="float">
            <text:p>288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4259463483" calcext:value-type="float">
            <text:p>0.425946348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425831951664" calcext:value-type="float">
            <text:p>0.4258319517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425718229967" calcext:value-type="float">
            <text:p>0.42571823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425605175979" calcext:value-type="float">
            <text:p>0.42560517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425492782574" calcext:value-type="float">
            <text:p>0.4254927826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42538104273" calcext:value-type="float">
            <text:p>0.4253810427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42526994953" calcext:value-type="float">
            <text:p>0.4252699495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425159496153" calcext:value-type="float">
            <text:p>0.4251594962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425049675879" calcext:value-type="float">
            <text:p>0.4250496759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424940482085" calcext:value-type="float">
            <text:p>0.4249404821</text:p>
          </table:table-cell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 office:value-type="float" office:value="0.815972222222" calcext:value-type="float">
            <text:p>0.81597222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42483190824" calcext:value-type="float">
            <text:p>0.424831908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424723947911" calcext:value-type="float">
            <text:p>0.424723947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424616594751" calcext:value-type="float">
            <text:p>0.4246165948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424509842507" calcext:value-type="float">
            <text:p>0.4245098425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24403685013" calcext:value-type="float">
            <text:p>0.424403685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424298116189" calcext:value-type="float">
            <text:p>0.424298116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424193130042" calcext:value-type="float">
            <text:p>0.42419313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424088720661" calcext:value-type="float">
            <text:p>0.4240887207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423984882218" calcext:value-type="float">
            <text:p>0.423984882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23881608966" calcext:value-type="float">
            <text:p>0.42388160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423778895237" calcext:value-type="float">
            <text:p>0.4237788952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423676735443" calcext:value-type="float">
            <text:p>0.4236767354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23575124069" calcext:value-type="float">
            <text:p>0.4235751241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23474055679" calcext:value-type="float">
            <text:p>0.4234740557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423373524909" calcext:value-type="float">
            <text:p>0.4233735249</text:p>
          </table:table-cell>
          <table:table-cell office:value-type="float" office:value="236" calcext:value-type="float">
            <text:p>236</text:p>
          </table:table-cell>
          <table:table-cell office:value-type="float" office:value="288" calcext:value-type="float">
            <text:p>288</text:p>
          </table:table-cell>
          <table:table-cell office:value-type="float" office:value="0.819444444444" calcext:value-type="float">
            <text:p>0.819444444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423273526468" calcext:value-type="float">
            <text:p>0.4232735265</text:p>
          </table:table-cell>
          <table:table-cell office:value-type="float" office:value="237" calcext:value-type="float">
            <text:p>237</text:p>
          </table:table-cell>
          <table:table-cell office:value-type="float" office:value="288" calcext:value-type="float">
            <text:p>288</text:p>
          </table:table-cell>
          <table:table-cell office:value-type="float" office:value="0.822916666667" calcext:value-type="float">
            <text:p>0.82291666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duced sample and feature sp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correct</text:p>
          </table:table-cell>
          <table:table-cell/>
        </table:table-row>
        <table:table-row table:style-name="ro1">
          <table:table-cell office:value-type="string" calcext:value-type="string">
            <text:p>Bellevu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reenvill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Brunswic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ilming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aters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klahomaCity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Hartford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ossierCity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astBrunswicktownshi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wark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aples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acin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rland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awrenc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inden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emp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ouisvillec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omona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taBarbara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harleston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FortWayne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Dieg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LittleRock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Poughkeepsie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ndianapolis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anFranciscocit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amden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terburytow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althamcit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Ontario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ec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870967741935" calcext:value-type="float">
            <text:p>0.87096774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2T18:01:35.766309490</dc:date>
    <meta:editing-duration>PT6M52S</meta:editing-duration>
    <meta:editing-cycles>3</meta:editing-cycles>
    <meta:generator>LibreOffice/5.1.6.2$Linux_X86_64 LibreOffice_project/10m0$Build-2</meta:generator>
    <meta:document-statistic meta:table-count="1" meta:cell-count="541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le.A3:file.A311 file.E2:file.E311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E3:file.E311" chart:label-cell-address="file.E2:file.E2" chart:class="chart:scatter">
            <chart:domain table:cell-range-address="file.A3:file.A311"/>
            <chart:data-point chart:repeated="3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file.E2:fil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:file.A311</svg:desc>
                </draw:g>
              </table:table-cell>
              <table:table-cell office:value-type="float" office:value="0.576388888889">
                <text:p>0.576388888889</text:p>
                <draw:g>
                  <svg:desc>file.E3:file.E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90277777778">
                <text:p>0.5902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7638888889">
                <text:p>0.60763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8055555556">
                <text:p>0.6180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5833333333">
                <text:p>0.645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73611111111">
                <text:p>0.6736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84027777778">
                <text:p>0.68402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90972222222">
                <text:p>0.69097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08333333333">
                <text:p>0.70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15277777778">
                <text:p>0.7152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22222222222">
                <text:p>0.7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25694444444">
                <text:p>0.72569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32638888889">
                <text:p>0.73263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46527777778">
                <text:p>0.74652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43055555556">
                <text:p>0.7430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53472222222">
                <text:p>0.75347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60416666667">
                <text:p>0.76041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829861111111">
                <text:p>0.829861111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6cm" svg:height="9.006cm" xlink:href=".." xlink:type="simple" chart:class="chart:scatter" chart:style-name="ch1">
        <chart:legend chart:legend-position="end" svg:x="14.57cm" svg:y="4.204cm" style:legend-expansion="high" chart:style-name="ch2"/>
        <chart:plot-area chart:style-name="ch3" table:cell-range-address="file.A2:file.B311" chart:data-source-has-labels="row" svg:x="0.319cm" svg:y="0.18cm" svg:width="13.932cm" svg:height="8.646cm">
          <chartooo:coordinate-region svg:x="1.046cm" svg:y="0.379cm" svg:width="12.9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3:file.B311" chart:label-cell-address="file.B2:file.B2" chart:class="chart:scatter">
            <chart:domain table:cell-range-address="file.A3:file.A311"/>
            <chart:data-point chart:repeated="3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2:file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:file.A311</svg:desc>
                </draw:g>
              </table:table-cell>
              <table:table-cell office:value-type="float" office:value="0.675310750847">
                <text:p>0.675310750847</text:p>
                <draw:g>
                  <svg:desc>file.B3:file.B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4628327285">
                <text:p>0.664628327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5721655798">
                <text:p>0.655721655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74984803">
                <text:p>0.6474984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9719779677">
                <text:p>0.639719779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2320232407">
                <text:p>0.6323202324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5270955611">
                <text:p>0.6252709556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8551295859">
                <text:p>0.618551295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2142989826">
                <text:p>0.6121429898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6028953512">
                <text:p>0.6060289535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0193025803">
                <text:p>0.6001930258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94619903453">
                <text:p>0.594619903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9295110476">
                <text:p>0.58929511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4204970829">
                <text:p>0.5842049708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79336579107">
                <text:p>0.579336579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4677769057">
                <text:p>0.574677769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0217080572">
                <text:p>0.570217080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6594372585">
                <text:p>0.56594372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61847555292">
                <text:p>0.5618475552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57919023604">
                <text:p>0.5579190236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4149156467">
                <text:p>0.5541491564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0529518043">
                <text:p>0.5505295180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7052179541">
                <text:p>0.547052179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43709688981">
                <text:p>0.543709688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40495042252">
                <text:p>0.5404950422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37401655549">
                <text:p>0.537401655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34423339198">
                <text:p>0.534423339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31554272882">
                <text:p>0.5315542728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2878898226">
                <text:p>0.528788982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6122316948">
                <text:p>0.526122316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23549429815">
                <text:p>0.5235494298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1065757559">
                <text:p>0.52106575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18667002496">
                <text:p>0.518667002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6349115518">
                <text:p>0.516349115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14108280149">
                <text:p>0.5141082801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11940897649">
                <text:p>0.5119408976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098435731">
                <text:p>0.5098435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7813102423">
                <text:p>0.507813102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05846460251">
                <text:p>0.505846460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3940788633">
                <text:p>0.5039407886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093386489">
                <text:p>0.5020933864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0301699777">
                <text:p>0.5003016997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8563312329">
                <text:p>0.4985633123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6875937301">
                <text:p>0.496875937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5237409202">
                <text:p>0.4952374092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364567646">
                <text:p>0.493645676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2098794485">
                <text:p>0.492098794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594919202">
                <text:p>0.4905949192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89132301012">
                <text:p>0.4891323010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87709279154">
                <text:p>0.4877092791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86324276443">
                <text:p>0.4863242764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84975794359">
                <text:p>0.484975794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83662408447">
                <text:p>0.4836624084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82382764032">
                <text:p>0.4823827640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811355722">
                <text:p>0.4811355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7991960605">
                <text:p>0.479919606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78733697176">
                <text:p>0.478733697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77576732383">
                <text:p>0.477576732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76447650604">
                <text:p>0.4764476506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75345440021">
                <text:p>0.4753454400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74269135354">
                <text:p>0.47426913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73217815333">
                <text:p>0.473217815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72190600315">
                <text:p>0.472190600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71186650052">
                <text:p>0.471186650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70205161598">
                <text:p>0.4702051615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6924536734">
                <text:p>0.46924536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68306533147">
                <text:p>0.4683065331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6738795663">
                <text:p>0.467387956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66488965509">
                <text:p>0.4664889655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65608916073">
                <text:p>0.4656089160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6474719173">
                <text:p>0.464747191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63903201643">
                <text:p>0.463903201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63076379444">
                <text:p>0.4630763794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62266182023">
                <text:p>0.4622661820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61472088382">
                <text:p>0.4614720883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60693598561">
                <text:p>0.4606935985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59930232617">
                <text:p>0.459930232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59181529666">
                <text:p>0.4591815296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5844704697">
                <text:p>0.45844704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57726359083">
                <text:p>0.457726359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57019057042">
                <text:p>0.4570190570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56324747593">
                <text:p>0.456324747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55643052472">
                <text:p>0.4556430524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54973607712">
                <text:p>0.454973607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54316062999">
                <text:p>0.454316062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53670081047">
                <text:p>0.453670081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53035337024">
                <text:p>0.4530353370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52411517987">
                <text:p>0.452411517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51798322367">
                <text:p>0.4517983223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51195459464">
                <text:p>0.4511954594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50602648975">
                <text:p>0.4506026489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50019620548">
                <text:p>0.4500196205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4944611335">
                <text:p>0.44944611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48881875668">
                <text:p>0.4488818756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48326664518">
                <text:p>0.4483266645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47780245281">
                <text:p>0.4477802452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47242391354">
                <text:p>0.4472423913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46712883819">
                <text:p>0.4467128838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46191511127">
                <text:p>0.4461915111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45678068796">
                <text:p>0.4456780687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45172359127">
                <text:p>0.445172359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44674190929">
                <text:p>0.4446741909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44183379259">
                <text:p>0.4441833792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3699745176">
                <text:p>0.4436997451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43223115503">
                <text:p>0.4432231155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42753322602">
                <text:p>0.442753322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42290204156">
                <text:p>0.4422902041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41833602968">
                <text:p>0.4418336029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41383366762">
                <text:p>0.4413833667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40939347993">
                <text:p>0.440939347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40501403674">
                <text:p>0.4405014036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40069395198">
                <text:p>0.4400693951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3964318818">
                <text:p>0.439643188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39222652297">
                <text:p>0.439222652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38807661137">
                <text:p>0.4388076611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38398092059">
                <text:p>0.43839809205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37993826054">
                <text:p>0.4379938260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37594747615">
                <text:p>0.4375947476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37200744606">
                <text:p>0.4372007446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3681170815">
                <text:p>0.43681170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36427532506">
                <text:p>0.4364275325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36048114962">
                <text:p>0.4360481149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35673355726">
                <text:p>0.4356733557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35303157829">
                <text:p>0.4353031578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34937427022">
                <text:p>0.4349374270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34576071686">
                <text:p>0.4345760716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34219002741">
                <text:p>0.4342190027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33866133556">
                <text:p>0.4338661335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33517379875">
                <text:p>0.433517379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33172659726">
                <text:p>0.433172659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32831893356">
                <text:p>0.432831893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32495003147">
                <text:p>0.4324950031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32161913554">
                <text:p>0.432161913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31832551032">
                <text:p>0.431832551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3150684397">
                <text:p>0.43150684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31184722634">
                <text:p>0.4311847226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308661191">
                <text:p>0.43086611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30550967201">
                <text:p>0.4305509672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30239202467">
                <text:p>0.4302392024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29930762074">
                <text:p>0.4299307620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29625584791">
                <text:p>0.4296255847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2932361093">
                <text:p>0.429323610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29024782299">
                <text:p>0.4290247822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28729042154">
                <text:p>0.4287290421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28436335156">
                <text:p>0.428436335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28146607326">
                <text:p>0.428146607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27859806006">
                <text:p>0.4278598060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27575879817">
                <text:p>0.4275758798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27294778623">
                <text:p>0.4272947786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27016453489">
                <text:p>0.4270164534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2674085665">
                <text:p>0.42674085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26467941475">
                <text:p>0.4264679414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26197662431">
                <text:p>0.4261976624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25929975055">
                <text:p>0.4259299750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25664835921">
                <text:p>0.4256648359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25402202606">
                <text:p>0.4254022026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25142033669">
                <text:p>0.4251420336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24884288616">
                <text:p>0.4248842886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24628927876">
                <text:p>0.4246289278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24375912774">
                <text:p>0.4243759127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24125205507">
                <text:p>0.4241252055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23876769117">
                <text:p>0.4238767691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2363056747">
                <text:p>0.423630567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2338656523">
                <text:p>0.423386565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23144727842">
                <text:p>0.4231447278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22905021503">
                <text:p>0.4229050215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2266741315">
                <text:p>0.422667413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22431870432">
                <text:p>0.4224318704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22198361698">
                <text:p>0.4221983616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2196685597">
                <text:p>0.421966855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21737322933">
                <text:p>0.4217373229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21509732911">
                <text:p>0.42150973291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21284056855">
                <text:p>0.4212840568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21060266322">
                <text:p>0.4210602663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20838333463">
                <text:p>0.4208383334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20618231003">
                <text:p>0.4206182310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20399932232">
                <text:p>0.4203999322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20183410984">
                <text:p>0.4201834109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19968641628">
                <text:p>0.4199686416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19755599051">
                <text:p>0.4197555990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19544258646">
                <text:p>0.4195442586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19334596302">
                <text:p>0.4193345963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19126588384">
                <text:p>0.419126588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18920211728">
                <text:p>0.4189202117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18715443629">
                <text:p>0.4187154436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18512261824">
                <text:p>0.4185122618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18310644486">
                <text:p>0.4183106444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18110570211">
                <text:p>0.418110570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1791201801">
                <text:p>0.417912018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17714967296">
                <text:p>0.4177149672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17519397875">
                <text:p>0.4175193978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17325289938">
                <text:p>0.41732528993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17132624049">
                <text:p>0.4171326240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1694138114">
                <text:p>0.416941381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16751542498">
                <text:p>0.4167515424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16563089759">
                <text:p>0.41656308975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163760049">
                <text:p>0.41637600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16190270229">
                <text:p>0.4161902702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16005868378">
                <text:p>0.4160058683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15822782299">
                <text:p>0.4158227822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15640995249">
                <text:p>0.4156409952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15460490791">
                <text:p>0.4154604907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15281252782">
                <text:p>0.4152812527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15103265367">
                <text:p>0.4151032653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14926512974">
                <text:p>0.4149265129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14750980306">
                <text:p>0.4147509803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14576652336">
                <text:p>0.4145766523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144035143">
                <text:p>0.41440351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14231551692">
                <text:p>0.4142315516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14060750258">
                <text:p>0.414060750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13891095988">
                <text:p>0.4138910959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13722575115">
                <text:p>0.413722575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13555174107">
                <text:p>0.4135551741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13388879661">
                <text:p>0.4133888796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13223678702">
                <text:p>0.4132236787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13059558371">
                <text:p>0.4130595583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1289650603">
                <text:p>0.412896506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12734509247">
                <text:p>0.4127345092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12573555801">
                <text:p>0.4125735558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12413633668">
                <text:p>0.4124136336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12254731027">
                <text:p>0.4122547310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12096836247">
                <text:p>0.4120968362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11939937888">
                <text:p>0.4119399378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11784024695">
                <text:p>0.4117840246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11629085595">
                <text:p>0.4116290855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11475109694">
                <text:p>0.4114751096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11322086269">
                <text:p>0.4113220862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11170004772">
                <text:p>0.411170004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11018854819">
                <text:p>0.4110188548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10868626192">
                <text:p>0.41086862619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1071930883">
                <text:p>0.410719308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10570892833">
                <text:p>0.4105708928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10423368452">
                <text:p>0.4104233684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10276726092">
                <text:p>0.4102767260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10130956304">
                <text:p>0.4101309563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09986049784">
                <text:p>0.409986049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0984199737">
                <text:p>0.409841997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0969879004">
                <text:p>0.409698790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09556418908">
                <text:p>0.4095564189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09414875222">
                <text:p>0.4094148752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09274150362">
                <text:p>0.4092741503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09134235837">
                <text:p>0.40913423583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08995123279">
                <text:p>0.4089951232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08856804449">
                <text:p>0.4088568044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08719271224">
                <text:p>0.4087192712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08582515606">
                <text:p>0.4085825156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08446529708">
                <text:p>0.4084465297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08311305762">
                <text:p>0.4083113057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0817683611">
                <text:p>0.408176836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08043113206">
                <text:p>0.4080431132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07910129612">
                <text:p>0.4079101296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07777877995">
                <text:p>0.4077778779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07646351129">
                <text:p>0.4076463511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07515541887">
                <text:p>0.4075155418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07385443245">
                <text:p>0.4073854432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07256048277">
                <text:p>0.40725604827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07127350154">
                <text:p>0.40712735015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06999342142">
                <text:p>0.4069993421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06872017601">
                <text:p>0.4068720176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06745369982">
                <text:p>0.4067453699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06619392826">
                <text:p>0.40661939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06494079762">
                <text:p>0.4064940797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06369424509">
                <text:p>0.4063694245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06245420867">
                <text:p>0.4062454208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06122062723">
                <text:p>0.4061220627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05999344045">
                <text:p>0.4059993440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05877258882">
                <text:p>0.40587725888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05755801362">
                <text:p>0.4057558013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05634965694">
                <text:p>0.4056349656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05514746161">
                <text:p>0.4055147461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05395137121">
                <text:p>0.4053951371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05276133008">
                <text:p>0.4052761330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05157728328">
                <text:p>0.4051577283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0503991766">
                <text:p>0.405039917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04922695651">
                <text:p>0.4049226956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04806057019">
                <text:p>0.4048060570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04689996549">
                <text:p>0.4046899965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04574509095">
                <text:p>0.4045745090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04459589574">
                <text:p>0.4044595895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0434523297">
                <text:p>0.404345232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04231434329">
                <text:p>0.40423143432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0411818876">
                <text:p>0.404118188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04005491435">
                <text:p>0.4040054914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03893337585">
                <text:p>0.4038933375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03781722501">
                <text:p>0.4037817225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403670641532">
                <text:p>0.4036706415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403560090085">
                <text:p>0.4035600900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403450063625">
                <text:p>0.403450063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03340557671">
                <text:p>0.40334055767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403231567797">
                <text:p>0.40323156779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03123089633">
                <text:p>0.4031230896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40301511886">
                <text:p>0.403015118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02907651211">
                <text:p>0.4029076512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02800682473">
                <text:p>0.4028006824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02694208481">
                <text:p>0.4026942084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402588225122">
                <text:p>0.4025882251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402482728331">
                <text:p>0.4024827283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02377714091">
                <text:p>0.4023777140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402273178433">
                <text:p>0.40227317843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402169117436">
                <text:p>0.4021691174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402065527222">
                <text:p>0.4020655272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01962403962">
                <text:p>0.4019624039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40185974387">
                <text:p>0.4018597438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401757543204">
                <text:p>0.4017575432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01655798265">
                <text:p>0.401655798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401554505397">
                <text:p>0.40155450539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401453660987">
                <text:p>0.4014536609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401353261463">
                <text:p>0.4013532614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401253303293">
                <text:p>0.4012533032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3.952cm" style:legend-expansion="high" chart:style-name="ch2"/>
        <chart:plot-area chart:style-name="ch3" table:cell-range-address="file.A2:file.B311 file.E2:file.E311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3:file.B311" chart:label-cell-address="file.B2:file.B2" chart:class="chart:scatter">
            <chart:domain table:cell-range-address="file.A3:file.A311"/>
            <chart:data-point chart:repeated="309"/>
          </chart:series>
          <chart:series chart:style-name="ch7" chart:values-cell-range-address="file.E3:file.E311" chart:label-cell-address="file.E2:file.E2" chart:class="chart:scatter">
            <chart:data-point chart:repeated="3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2:file.B2</svg:desc>
                </draw:g>
              </table:table-cell>
              <table:table-cell office:value-type="string">
                <text:p>ratio</text:p>
                <draw:g>
                  <svg:desc>file.E2:file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:file.A311</svg:desc>
                </draw:g>
              </table:table-cell>
              <table:table-cell office:value-type="float" office:value="0.675310750847">
                <text:p>0.675310750847</text:p>
                <draw:g>
                  <svg:desc>file.B3:file.B311</svg:desc>
                </draw:g>
              </table:table-cell>
              <table:table-cell office:value-type="float" office:value="0.576388888889">
                <text:p>0.576388888889</text:p>
                <draw:g>
                  <svg:desc>file.E3:file.E3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4628327285">
                <text:p>0.664628327285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5721655798">
                <text:p>0.655721655798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74984803">
                <text:p>0.6474984803</text:p>
              </table:table-cell>
              <table:table-cell office:value-type="float" office:value="0.590277777778">
                <text:p>0.590277777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39719779677">
                <text:p>0.639719779677</text:p>
              </table:table-cell>
              <table:table-cell office:value-type="float" office:value="0.607638888889">
                <text:p>0.60763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2320232407">
                <text:p>0.632320232407</text:p>
              </table:table-cell>
              <table:table-cell office:value-type="float" office:value="0.618055555556">
                <text:p>0.6180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5270955611">
                <text:p>0.625270955611</text:p>
              </table:table-cell>
              <table:table-cell office:value-type="float" office:value="0.645833333333">
                <text:p>0.645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18551295859">
                <text:p>0.618551295859</text:p>
              </table:table-cell>
              <table:table-cell office:value-type="float" office:value="0.666666666667">
                <text:p>0.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12142989826">
                <text:p>0.612142989826</text:p>
              </table:table-cell>
              <table:table-cell office:value-type="float" office:value="0.673611111111">
                <text:p>0.6736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06028953512">
                <text:p>0.606028953512</text:p>
              </table:table-cell>
              <table:table-cell office:value-type="float" office:value="0.684027777778">
                <text:p>0.684027777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00193025803">
                <text:p>0.600193025803</text:p>
              </table:table-cell>
              <table:table-cell office:value-type="float" office:value="0.690972222222">
                <text:p>0.6909722222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94619903453">
                <text:p>0.594619903453</text:p>
              </table:table-cell>
              <table:table-cell office:value-type="float" office:value="0.708333333333">
                <text:p>0.70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9295110476">
                <text:p>0.589295110476</text:p>
              </table:table-cell>
              <table:table-cell office:value-type="float" office:value="0.715277777778">
                <text:p>0.7152777777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4204970829">
                <text:p>0.584204970829</text:p>
              </table:table-cell>
              <table:table-cell office:value-type="float" office:value="0.722222222222">
                <text:p>0.7222222222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79336579107">
                <text:p>0.579336579107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4677769057">
                <text:p>0.574677769057</text:p>
              </table:table-cell>
              <table:table-cell office:value-type="float" office:value="0.725694444444">
                <text:p>0.725694444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70217080572">
                <text:p>0.570217080572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6594372585">
                <text:p>0.56594372585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61847555292">
                <text:p>0.561847555292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57919023604">
                <text:p>0.557919023604</text:p>
              </table:table-cell>
              <table:table-cell office:value-type="float" office:value="0.732638888889">
                <text:p>0.732638888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4149156467">
                <text:p>0.554149156467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0529518043">
                <text:p>0.550529518043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7052179541">
                <text:p>0.547052179541</text:p>
              </table:table-cell>
              <table:table-cell office:value-type="float" office:value="0.746527777778">
                <text:p>0.746527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43709688981">
                <text:p>0.543709688981</text:p>
              </table:table-cell>
              <table:table-cell office:value-type="float" office:value="0.743055555556">
                <text:p>0.7430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40495042252">
                <text:p>0.540495042252</text:p>
              </table:table-cell>
              <table:table-cell office:value-type="float" office:value="0.753472222222">
                <text:p>0.75347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37401655549">
                <text:p>0.537401655549</text:p>
              </table:table-cell>
              <table:table-cell office:value-type="float" office:value="0.760416666667">
                <text:p>0.76041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34423339198">
                <text:p>0.534423339198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31554272882">
                <text:p>0.531554272882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2878898226">
                <text:p>0.52878898226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6122316948">
                <text:p>0.526122316948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23549429815">
                <text:p>0.523549429815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21065757559">
                <text:p>0.521065757559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18667002496">
                <text:p>0.518667002496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16349115518">
                <text:p>0.516349115518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14108280149">
                <text:p>0.51410828014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11940897649">
                <text:p>0.51194089764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098435731">
                <text:p>0.5098435731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07813102423">
                <text:p>0.507813102423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05846460251">
                <text:p>0.505846460251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3940788633">
                <text:p>0.503940788633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093386489">
                <text:p>0.50209338648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0301699777">
                <text:p>0.500301699777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8563312329">
                <text:p>0.49856331232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6875937301">
                <text:p>0.496875937301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5237409202">
                <text:p>0.495237409202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364567646">
                <text:p>0.49364567646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2098794485">
                <text:p>0.49209879448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0594919202">
                <text:p>0.490594919202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89132301012">
                <text:p>0.489132301012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87709279154">
                <text:p>0.48770927915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86324276443">
                <text:p>0.48632427644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84975794359">
                <text:p>0.484975794359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83662408447">
                <text:p>0.483662408447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82382764032">
                <text:p>0.48238276403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811355722">
                <text:p>0.4811355722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7991960605">
                <text:p>0.47991960605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78733697176">
                <text:p>0.478733697176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77576732383">
                <text:p>0.477576732383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76447650604">
                <text:p>0.47644765060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75345440021">
                <text:p>0.475345440021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74269135354">
                <text:p>0.47426913535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73217815333">
                <text:p>0.473217815333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72190600315">
                <text:p>0.47219060031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71186650052">
                <text:p>0.471186650052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70205161598">
                <text:p>0.47020516159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6924536734">
                <text:p>0.4692453673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68306533147">
                <text:p>0.468306533147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6738795663">
                <text:p>0.46738795663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66488965509">
                <text:p>0.466488965509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65608916073">
                <text:p>0.46560891607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6474719173">
                <text:p>0.46474719173</text:p>
              </table:table-cell>
              <table:table-cell office:value-type="float" office:value="0.78125">
                <text:p>0.7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63903201643">
                <text:p>0.463903201643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63076379444">
                <text:p>0.463076379444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62266182023">
                <text:p>0.462266182023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61472088382">
                <text:p>0.461472088382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60693598561">
                <text:p>0.46069359856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59930232617">
                <text:p>0.45993023261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59181529666">
                <text:p>0.45918152966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5844704697">
                <text:p>0.4584470469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57726359083">
                <text:p>0.45772635908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57019057042">
                <text:p>0.45701905704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56324747593">
                <text:p>0.45632474759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55643052472">
                <text:p>0.45564305247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54973607712">
                <text:p>0.45497360771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54316062999">
                <text:p>0.45431606299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53670081047">
                <text:p>0.45367008104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53035337024">
                <text:p>0.45303533702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52411517987">
                <text:p>0.45241151798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51798322367">
                <text:p>0.45179832236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51195459464">
                <text:p>0.45119545946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50602648975">
                <text:p>0.45060264897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50019620548">
                <text:p>0.45001962054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4944611335">
                <text:p>0.4494461133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48881875668">
                <text:p>0.44888187566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48326664518">
                <text:p>0.44832666451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47780245281">
                <text:p>0.44778024528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47242391354">
                <text:p>0.44724239135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46712883819">
                <text:p>0.44671288381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46191511127">
                <text:p>0.44619151112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45678068796">
                <text:p>0.44567806879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45172359127">
                <text:p>0.445172359127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44674190929">
                <text:p>0.44467419092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44183379259">
                <text:p>0.44418337925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43699745176">
                <text:p>0.443699745176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43223115503">
                <text:p>0.44322311550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42753322602">
                <text:p>0.442753322602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42290204156">
                <text:p>0.442290204156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41833602968">
                <text:p>0.44183360296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41383366762">
                <text:p>0.441383366762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40939347993">
                <text:p>0.44093934799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40501403674">
                <text:p>0.440501403674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40069395198">
                <text:p>0.44006939519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3964318818">
                <text:p>0.4396431881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39222652297">
                <text:p>0.439222652297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38807661137">
                <text:p>0.438807661137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38398092059">
                <text:p>0.43839809205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37993826054">
                <text:p>0.43799382605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37594747615">
                <text:p>0.43759474761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37200744606">
                <text:p>0.43720074460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3681170815">
                <text:p>0.4368117081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36427532506">
                <text:p>0.43642753250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36048114962">
                <text:p>0.43604811496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35673355726">
                <text:p>0.43567335572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35303157829">
                <text:p>0.435303157829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34937427022">
                <text:p>0.43493742702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34576071686">
                <text:p>0.43457607168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34219002741">
                <text:p>0.43421900274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33866133556">
                <text:p>0.43386613355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33517379875">
                <text:p>0.43351737987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33172659726">
                <text:p>0.43317265972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32831893356">
                <text:p>0.43283189335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32495003147">
                <text:p>0.43249500314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32161913554">
                <text:p>0.43216191355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31832551032">
                <text:p>0.43183255103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3150684397">
                <text:p>0.4315068439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31184722634">
                <text:p>0.431184722634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308661191">
                <text:p>0.4308661191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30550967201">
                <text:p>0.430550967201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30239202467">
                <text:p>0.430239202467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29930762074">
                <text:p>0.42993076207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29625584791">
                <text:p>0.42962558479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2932361093">
                <text:p>0.4293236109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29024782299">
                <text:p>0.42902478229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28729042154">
                <text:p>0.42872904215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28436335156">
                <text:p>0.42843633515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28146607326">
                <text:p>0.42814660732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27859806006">
                <text:p>0.42785980600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27575879817">
                <text:p>0.42757587981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27294778623">
                <text:p>0.42729477862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27016453489">
                <text:p>0.42701645348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2674085665">
                <text:p>0.4267408566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26467941475">
                <text:p>0.42646794147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26197662431">
                <text:p>0.42619766243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25929975055">
                <text:p>0.42592997505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25664835921">
                <text:p>0.42566483592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25402202606">
                <text:p>0.42540220260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25142033669">
                <text:p>0.42514203366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24884288616">
                <text:p>0.42488428861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24628927876">
                <text:p>0.42462892787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24375912774">
                <text:p>0.42437591277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24125205507">
                <text:p>0.42412520550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23876769117">
                <text:p>0.42387676911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2363056747">
                <text:p>0.4236305674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2338656523">
                <text:p>0.4233865652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23144727842">
                <text:p>0.42314472784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22905021503">
                <text:p>0.42290502150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2266741315">
                <text:p>0.4226674131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22431870432">
                <text:p>0.42243187043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22198361698">
                <text:p>0.42219836169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2196685597">
                <text:p>0.4219668559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21737322933">
                <text:p>0.42173732293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21509732911">
                <text:p>0.42150973291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21284056855">
                <text:p>0.42128405685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21060266322">
                <text:p>0.42106026632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20838333463">
                <text:p>0.42083833346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20618231003">
                <text:p>0.42061823100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20399932232">
                <text:p>0.42039993223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20183410984">
                <text:p>0.42018341098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19968641628">
                <text:p>0.41996864162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19755599051">
                <text:p>0.41975559905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19544258646">
                <text:p>0.419544258646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19334596302">
                <text:p>0.41933459630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19126588384">
                <text:p>0.41912658838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18920211728">
                <text:p>0.41892021172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18715443629">
                <text:p>0.41871544362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18512261824">
                <text:p>0.41851226182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18310644486">
                <text:p>0.41831064448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18110570211">
                <text:p>0.41811057021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1791201801">
                <text:p>0.4179120180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17714967296">
                <text:p>0.41771496729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17519397875">
                <text:p>0.417519397875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17325289938">
                <text:p>0.41732528993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17132624049">
                <text:p>0.41713262404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1694138114">
                <text:p>0.4169413811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16751542498">
                <text:p>0.41675154249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16563089759">
                <text:p>0.41656308975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163760049">
                <text:p>0.416376004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16190270229">
                <text:p>0.41619027022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16005868378">
                <text:p>0.41600586837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15822782299">
                <text:p>0.41582278229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15640995249">
                <text:p>0.41564099524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15460490791">
                <text:p>0.41546049079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15281252782">
                <text:p>0.41528125278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15103265367">
                <text:p>0.41510326536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14926512974">
                <text:p>0.41492651297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14750980306">
                <text:p>0.41475098030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14576652336">
                <text:p>0.41457665233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144035143">
                <text:p>0.414403514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14231551692">
                <text:p>0.41423155169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14060750258">
                <text:p>0.414060750258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13891095988">
                <text:p>0.413891095988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13722575115">
                <text:p>0.413722575115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13555174107">
                <text:p>0.413555174107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13388879661">
                <text:p>0.413388879661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13223678702">
                <text:p>0.413223678702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13059558371">
                <text:p>0.413059558371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1289650603">
                <text:p>0.41289650603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12734509247">
                <text:p>0.412734509247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12573555801">
                <text:p>0.412573555801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12413633668">
                <text:p>0.412413633668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12254731027">
                <text:p>0.412254731027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12096836247">
                <text:p>0.412096836247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11939937888">
                <text:p>0.411939937888</text:p>
              </table:table-cell>
              <table:table-cell office:value-type="float" office:value="0.822916666667">
                <text:p>0.82291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11784024695">
                <text:p>0.411784024695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11629085595">
                <text:p>0.411629085595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11475109694">
                <text:p>0.41147510969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11322086269">
                <text:p>0.41132208626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11170004772">
                <text:p>0.41117000477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11018854819">
                <text:p>0.41101885481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10868626192">
                <text:p>0.41086862619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1071930883">
                <text:p>0.41071930883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10570892833">
                <text:p>0.410570892833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10423368452">
                <text:p>0.41042336845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10276726092">
                <text:p>0.41027672609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10130956304">
                <text:p>0.41013095630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09986049784">
                <text:p>0.40998604978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0984199737">
                <text:p>0.40984199737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0969879004">
                <text:p>0.4096987900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09556418908">
                <text:p>0.409556418908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09414875222">
                <text:p>0.40941487522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09274150362">
                <text:p>0.40927415036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09134235837">
                <text:p>0.409134235837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08995123279">
                <text:p>0.40899512327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08856804449">
                <text:p>0.408856804449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08719271224">
                <text:p>0.408719271224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08582515606">
                <text:p>0.408582515606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08446529708">
                <text:p>0.408446529708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08311305762">
                <text:p>0.408311305762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0817683611">
                <text:p>0.40817683611</text:p>
              </table:table-cell>
              <table:table-cell office:value-type="float" office:value="0.826388888889">
                <text:p>0.8263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08043113206">
                <text:p>0.40804311320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07910129612">
                <text:p>0.40791012961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07777877995">
                <text:p>0.40777787799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07646351129">
                <text:p>0.40764635112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07515541887">
                <text:p>0.40751554188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07385443245">
                <text:p>0.40738544324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07256048277">
                <text:p>0.40725604827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07127350154">
                <text:p>0.40712735015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06999342142">
                <text:p>0.40699934214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06872017601">
                <text:p>0.40687201760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06745369982">
                <text:p>0.40674536998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06619392826">
                <text:p>0.40661939282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06494079762">
                <text:p>0.40649407976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06369424509">
                <text:p>0.40636942450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06245420867">
                <text:p>0.40624542086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06122062723">
                <text:p>0.40612206272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05999344045">
                <text:p>0.40599934404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05877258882">
                <text:p>0.40587725888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05755801362">
                <text:p>0.40575580136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05634965694">
                <text:p>0.40563496569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05514746161">
                <text:p>0.40551474616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05395137121">
                <text:p>0.40539513712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05276133008">
                <text:p>0.40527613300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05157728328">
                <text:p>0.405157728328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0503991766">
                <text:p>0.4050399176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04922695651">
                <text:p>0.40492269565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04806057019">
                <text:p>0.40480605701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04689996549">
                <text:p>0.40468999654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04574509095">
                <text:p>0.40457450909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404459589574">
                <text:p>0.40445958957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40434523297">
                <text:p>0.4043452329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404231434329">
                <text:p>0.404231434329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40411818876">
                <text:p>0.4041181887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404005491435">
                <text:p>0.40400549143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403893337585">
                <text:p>0.40389333758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403781722501">
                <text:p>0.40378172250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403670641532">
                <text:p>0.40367064153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403560090085">
                <text:p>0.40356009008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403450063625">
                <text:p>0.40345006362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403340557671">
                <text:p>0.40334055767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403231567797">
                <text:p>0.40323156779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403123089633">
                <text:p>0.40312308963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40301511886">
                <text:p>0.4030151188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402907651211">
                <text:p>0.40290765121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402800682473">
                <text:p>0.40280068247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402694208481">
                <text:p>0.40269420848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402588225122">
                <text:p>0.40258822512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402482728331">
                <text:p>0.40248272833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402377714091">
                <text:p>0.402377714091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402273178433">
                <text:p>0.40227317843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402169117436">
                <text:p>0.402169117436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402065527222">
                <text:p>0.40206552722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401962403962">
                <text:p>0.401962403962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40185974387">
                <text:p>0.4018597438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401757543204">
                <text:p>0.401757543204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401655798265">
                <text:p>0.401655798265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401554505397">
                <text:p>0.40155450539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401453660987">
                <text:p>0.401453660987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401353261463">
                <text:p>0.401353261463</text:p>
              </table:table-cell>
              <table:table-cell office:value-type="float" office:value="0.829861111111">
                <text:p>0.8298611111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401253303293">
                <text:p>0.401253303293</text:p>
              </table:table-cell>
              <table:table-cell office:value-type="float" office:value="0.829861111111">
                <text:p>0.8298611111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3.952cm" style:legend-expansion="high" chart:style-name="ch2"/>
        <chart:plot-area chart:style-name="ch3" table:cell-range-address="file.A352:file.B628 file.E352:file.E628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353:file.B628" chart:label-cell-address="file.B352:file.B352" chart:class="chart:scatter">
            <chart:domain table:cell-range-address="file.A353:file.A628"/>
            <chart:data-point chart:repeated="276"/>
          </chart:series>
          <chart:series chart:style-name="ch7" chart:values-cell-range-address="file.E353:file.E628" chart:label-cell-address="file.E352:file.E352" chart:class="chart:scatter">
            <chart:data-point chart:repeated="2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352:file.B352</svg:desc>
                </draw:g>
              </table:table-cell>
              <table:table-cell office:value-type="string">
                <text:p>ratio</text:p>
                <draw:g>
                  <svg:desc>file.E352:file.E3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53:file.A628</svg:desc>
                </draw:g>
              </table:table-cell>
              <table:table-cell office:value-type="float" office:value="0.649486552862">
                <text:p>0.649486552862</text:p>
                <draw:g>
                  <svg:desc>file.B353:file.B628</svg:desc>
                </draw:g>
              </table:table-cell>
              <table:table-cell office:value-type="float" office:value="0.641225626741">
                <text:p>0.641225626741</text:p>
                <draw:g>
                  <svg:desc>file.E353:file.E6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0490482983">
                <text:p>0.630490482983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188005892">
                <text:p>0.6188005892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9552981854">
                <text:p>0.609552981854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131092254">
                <text:p>0.60131092254</text:p>
              </table:table-cell>
              <table:table-cell office:value-type="float" office:value="0.641782729805">
                <text:p>0.641782729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93621354772">
                <text:p>0.593621354772</text:p>
              </table:table-cell>
              <table:table-cell office:value-type="float" office:value="0.642339832869">
                <text:p>0.642339832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86329622928">
                <text:p>0.586329622928</text:p>
              </table:table-cell>
              <table:table-cell office:value-type="float" office:value="0.645682451253">
                <text:p>0.645682451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9375340335">
                <text:p>0.579375340335</text:p>
              </table:table-cell>
              <table:table-cell office:value-type="float" office:value="0.649582172702">
                <text:p>0.649582172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72728830024">
                <text:p>0.572728830024</text:p>
              </table:table-cell>
              <table:table-cell office:value-type="float" office:value="0.659052924791">
                <text:p>0.65905292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66370784544">
                <text:p>0.566370784544</text:p>
              </table:table-cell>
              <table:table-cell office:value-type="float" office:value="0.66573816156">
                <text:p>0.66573816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6028566074">
                <text:p>0.56028566074</text:p>
              </table:table-cell>
              <table:table-cell office:value-type="float" office:value="0.675208913649">
                <text:p>0.675208913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4459523932">
                <text:p>0.554459523932</text:p>
              </table:table-cell>
              <table:table-cell office:value-type="float" office:value="0.688022284123">
                <text:p>0.688022284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48879345655">
                <text:p>0.548879345655</text:p>
              </table:table-cell>
              <table:table-cell office:value-type="float" office:value="0.696935933148">
                <text:p>0.696935933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43532775282">
                <text:p>0.543532775282</text:p>
              </table:table-cell>
              <table:table-cell office:value-type="float" office:value="0.705849582173">
                <text:p>0.705849582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38408063525">
                <text:p>0.538408063525</text:p>
              </table:table-cell>
              <table:table-cell office:value-type="float" office:value="0.712534818942">
                <text:p>0.712534818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33494032266">
                <text:p>0.533494032266</text:p>
              </table:table-cell>
              <table:table-cell office:value-type="float" office:value="0.718105849582">
                <text:p>0.718105849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28780056733">
                <text:p>0.528780056733</text:p>
              </table:table-cell>
              <table:table-cell office:value-type="float" office:value="0.723119777159">
                <text:p>0.723119777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24256049504">
                <text:p>0.524256049504</text:p>
              </table:table-cell>
              <table:table-cell office:value-type="float" office:value="0.73426183844">
                <text:p>0.7342618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19912443526">
                <text:p>0.519912443526</text:p>
              </table:table-cell>
              <table:table-cell office:value-type="float" office:value="0.739832869081">
                <text:p>0.739832869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15740173687">
                <text:p>0.515740173687</text:p>
              </table:table-cell>
              <table:table-cell office:value-type="float" office:value="0.744846796657">
                <text:p>0.744846796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11730657189">
                <text:p>0.511730657189</text:p>
              </table:table-cell>
              <table:table-cell office:value-type="float" office:value="0.75208913649">
                <text:p>0.75208913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0787577311">
                <text:p>0.50787577311</text:p>
              </table:table-cell>
              <table:table-cell office:value-type="float" office:value="0.755431754875">
                <text:p>0.755431754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04167841531">
                <text:p>0.504167841531</text:p>
              </table:table-cell>
              <table:table-cell office:value-type="float" office:value="0.760445682451">
                <text:p>0.760445682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00599602537">
                <text:p>0.500599602537</text:p>
              </table:table-cell>
              <table:table-cell office:value-type="float" office:value="0.766016713092">
                <text:p>0.766016713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7164195342">
                <text:p>0.497164195342</text:p>
              </table:table-cell>
              <table:table-cell office:value-type="float" office:value="0.771587743733">
                <text:p>0.771587743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3855137755">
                <text:p>0.493855137755</text:p>
              </table:table-cell>
              <table:table-cell office:value-type="float" office:value="0.775487465181">
                <text:p>0.775487465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0666306127">
                <text:p>0.490666306127</text:p>
              </table:table-cell>
              <table:table-cell office:value-type="float" office:value="0.779944289694">
                <text:p>0.779944289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7591915893">
                <text:p>0.487591915893</text:p>
              </table:table-cell>
              <table:table-cell office:value-type="float" office:value="0.784401114206">
                <text:p>0.784401114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4626502816">
                <text:p>0.484626502816</text:p>
              </table:table-cell>
              <table:table-cell office:value-type="float" office:value="0.787186629526">
                <text:p>0.787186629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176490496">
                <text:p>0.48176490496</text:p>
              </table:table-cell>
              <table:table-cell office:value-type="float" office:value="0.789972144847">
                <text:p>0.789972144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7900224546">
                <text:p>0.47900224546</text:p>
              </table:table-cell>
              <table:table-cell office:value-type="float" office:value="0.791086350975">
                <text:p>0.791086350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76333916087">
                <text:p>0.476333916087</text:p>
              </table:table-cell>
              <table:table-cell office:value-type="float" office:value="0.791643454039">
                <text:p>0.791643454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73755561631">
                <text:p>0.473755561631</text:p>
              </table:table-cell>
              <table:table-cell office:value-type="float" office:value="0.795543175487">
                <text:p>0.795543175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71263065081">
                <text:p>0.471263065081</text:p>
              </table:table-cell>
              <table:table-cell office:value-type="float" office:value="0.801114206128">
                <text:p>0.801114206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885253361">
                <text:p>0.46885253361</text:p>
              </table:table-cell>
              <table:table-cell office:value-type="float" office:value="0.801671309192">
                <text:p>0.801671309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66520285328">
                <text:p>0.466520285328</text:p>
              </table:table-cell>
              <table:table-cell office:value-type="float" office:value="0.804456824513">
                <text:p>0.80445682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64262836786">
                <text:p>0.464262836786</text:p>
              </table:table-cell>
              <table:table-cell office:value-type="float" office:value="0.806128133705">
                <text:p>0.806128133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62076891205">
                <text:p>0.462076891205</text:p>
              </table:table-cell>
              <table:table-cell office:value-type="float" office:value="0.807799442897">
                <text:p>0.807799442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59959327401">
                <text:p>0.459959327401</text:p>
              </table:table-cell>
              <table:table-cell office:value-type="float" office:value="0.810027855153">
                <text:p>0.810027855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57907189364">
                <text:p>0.457907189364</text:p>
              </table:table-cell>
              <table:table-cell office:value-type="float" office:value="0.813370473538">
                <text:p>0.813370473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55917676473">
                <text:p>0.455917676473</text:p>
              </table:table-cell>
              <table:table-cell office:value-type="float" office:value="0.813927576602">
                <text:p>0.813927576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53988134309">
                <text:p>0.453988134309</text:p>
              </table:table-cell>
              <table:table-cell office:value-type="float" office:value="0.816155988858">
                <text:p>0.816155988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5211604603">
                <text:p>0.45211604603</text:p>
              </table:table-cell>
              <table:table-cell office:value-type="float" office:value="0.814484679666">
                <text:p>0.81448467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50299024277">
                <text:p>0.450299024277</text:p>
              </table:table-cell>
              <table:table-cell office:value-type="float" office:value="0.81504178273">
                <text:p>0.81504178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48534803594">
                <text:p>0.448534803594</text:p>
              </table:table-cell>
              <table:table-cell office:value-type="float" office:value="0.817270194986">
                <text:p>0.817270194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46821233309">
                <text:p>0.446821233309</text:p>
              </table:table-cell>
              <table:table-cell office:value-type="float" office:value="0.818384401114">
                <text:p>0.818384401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45156270866">
                <text:p>0.445156270866</text:p>
              </table:table-cell>
              <table:table-cell office:value-type="float" office:value="0.817270194986">
                <text:p>0.817270194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43537975573">
                <text:p>0.443537975573</text:p>
              </table:table-cell>
              <table:table-cell office:value-type="float" office:value="0.815598885794">
                <text:p>0.81559888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41964502743">
                <text:p>0.441964502743</text:p>
              </table:table-cell>
              <table:table-cell office:value-type="float" office:value="0.816155988858">
                <text:p>0.816155988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404340982">
                <text:p>0.4404340982</text:p>
              </table:table-cell>
              <table:table-cell office:value-type="float" office:value="0.81782729805">
                <text:p>0.81782729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3894509313">
                <text:p>0.43894509313</text:p>
              </table:table-cell>
              <table:table-cell office:value-type="float" office:value="0.81782729805">
                <text:p>0.81782729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37495899253">
                <text:p>0.437495899253</text:p>
              </table:table-cell>
              <table:table-cell office:value-type="float" office:value="0.818941504178">
                <text:p>0.818941504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36085004295">
                <text:p>0.436085004295</text:p>
              </table:table-cell>
              <table:table-cell office:value-type="float" office:value="0.821169916435">
                <text:p>0.821169916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34710967743">
                <text:p>0.434710967743</text:p>
              </table:table-cell>
              <table:table-cell office:value-type="float" office:value="0.821727019499">
                <text:p>0.821727019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3337241686">
                <text:p>0.43337241686</text:p>
              </table:table-cell>
              <table:table-cell office:value-type="float" office:value="0.822284122563">
                <text:p>0.822284122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32068042953">
                <text:p>0.432068042953</text:p>
              </table:table-cell>
              <table:table-cell office:value-type="float" office:value="0.822284122563">
                <text:p>0.822284122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30796597861">
                <text:p>0.430796597861</text:p>
              </table:table-cell>
              <table:table-cell office:value-type="float" office:value="0.822841225627">
                <text:p>0.822841225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29556890664">
                <text:p>0.429556890664</text:p>
              </table:table-cell>
              <table:table-cell office:value-type="float" office:value="0.823398328691">
                <text:p>0.823398328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28347784593">
                <text:p>0.428347784593</text:p>
              </table:table-cell>
              <table:table-cell office:value-type="float" office:value="0.824512534819">
                <text:p>0.824512534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27168194125">
                <text:p>0.427168194125</text:p>
              </table:table-cell>
              <table:table-cell office:value-type="float" office:value="0.824512534819">
                <text:p>0.8245125348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26017082254">
                <text:p>0.426017082254</text:p>
              </table:table-cell>
              <table:table-cell office:value-type="float" office:value="0.825069637883">
                <text:p>0.825069637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24893457927">
                <text:p>0.424893457927</text:p>
              </table:table-cell>
              <table:table-cell office:value-type="float" office:value="0.826183844011">
                <text:p>0.826183844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23796373632">
                <text:p>0.423796373632</text:p>
              </table:table-cell>
              <table:table-cell office:value-type="float" office:value="0.826740947075">
                <text:p>0.826740947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22724923129">
                <text:p>0.422724923129</text:p>
              </table:table-cell>
              <table:table-cell office:value-type="float" office:value="0.827298050139">
                <text:p>0.82729805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167823932">
                <text:p>0.42167823932</text:p>
              </table:table-cell>
              <table:table-cell office:value-type="float" office:value="0.828969359331">
                <text:p>0.828969359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0655492234">
                <text:p>0.420655492234</text:p>
              </table:table-cell>
              <table:table-cell office:value-type="float" office:value="0.829526462396">
                <text:p>0.829526462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19655887142">
                <text:p>0.419655887142</text:p>
              </table:table-cell>
              <table:table-cell office:value-type="float" office:value="0.830640668524">
                <text:p>0.830640668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1867866277">
                <text:p>0.41867866277</text:p>
              </table:table-cell>
              <table:table-cell office:value-type="float" office:value="0.830640668524">
                <text:p>0.8306406685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17723089623">
                <text:p>0.417723089623</text:p>
              </table:table-cell>
              <table:table-cell office:value-type="float" office:value="0.83008356546">
                <text:p>0.83008356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16788468401">
                <text:p>0.416788468401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15874128509">
                <text:p>0.415874128509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14979426646">
                <text:p>0.414979426646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14103745478">
                <text:p>0.414103745478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13246492382">
                <text:p>0.413246492382</text:p>
              </table:table-cell>
              <table:table-cell office:value-type="float" office:value="0.831754874652">
                <text:p>0.831754874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12407098263">
                <text:p>0.412407098263</text:p>
              </table:table-cell>
              <table:table-cell office:value-type="float" office:value="0.832311977716">
                <text:p>0.8323119777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1585016434">
                <text:p>0.411585016434</text:p>
              </table:table-cell>
              <table:table-cell office:value-type="float" office:value="0.83286908078">
                <text:p>0.832869080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10779721556">
                <text:p>0.410779721556</text:p>
              </table:table-cell>
              <table:table-cell office:value-type="float" office:value="0.833426183844">
                <text:p>0.833426183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09990708637">
                <text:p>0.409990708637</text:p>
              </table:table-cell>
              <table:table-cell office:value-type="float" office:value="0.833983286908">
                <text:p>0.833983286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0921749209">
                <text:p>0.40921749209</text:p>
              </table:table-cell>
              <table:table-cell office:value-type="float" office:value="0.8356545961">
                <text:p>0.8356545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08459604832">
                <text:p>0.408459604832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07716597437">
                <text:p>0.407716597437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06988037337">
                <text:p>0.406988037337</text:p>
              </table:table-cell>
              <table:table-cell office:value-type="float" office:value="0.836768802228">
                <text:p>0.836768802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06273508055">
                <text:p>0.406273508055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05572608488">
                <text:p>0.405572608488</text:p>
              </table:table-cell>
              <table:table-cell office:value-type="float" office:value="0.837325905292">
                <text:p>0.837325905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04884952222">
                <text:p>0.404884952222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04210166883">
                <text:p>0.404210166883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03547893522">
                <text:p>0.403547893522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02897786032">
                <text:p>0.402897786032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02259510594">
                <text:p>0.402259510594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01632745145">
                <text:p>0.401632745145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01017178885">
                <text:p>0.401017178885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00412511797">
                <text:p>0.400412511797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99818454195">
                <text:p>0.399818454195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99234726294">
                <text:p>0.399234726294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986610578">
                <text:p>0.3986610578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98097187523">
                <text:p>0.398097187523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97542863002">
                <text:p>0.397542863002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96997840155">
                <text:p>0.396997840155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96461882941">
                <text:p>0.396461882941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95934763037">
                <text:p>0.395934763037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95416259534">
                <text:p>0.395416259534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94906158648">
                <text:p>0.394906158648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94404253436">
                <text:p>0.394404253436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93910343533">
                <text:p>0.393910343533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93424234898">
                <text:p>0.393424234898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92945739573">
                <text:p>0.392945739573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9247467545">
                <text:p>0.39247467545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92010866052">
                <text:p>0.392010866052</text:p>
              </table:table-cell>
              <table:table-cell office:value-type="float" office:value="0.840111420613">
                <text:p>0.840111420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91554140316">
                <text:p>0.391554140316</text:p>
              </table:table-cell>
              <table:table-cell office:value-type="float" office:value="0.840668523677">
                <text:p>0.840668523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911043324">
                <text:p>0.3911043324</text:p>
              </table:table-cell>
              <table:table-cell office:value-type="float" office:value="0.840111420613">
                <text:p>0.840111420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90661281482">
                <text:p>0.390661281482</text:p>
              </table:table-cell>
              <table:table-cell office:value-type="float" office:value="0.840668523677">
                <text:p>0.840668523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9022483158">
                <text:p>0.39022483158</text:p>
              </table:table-cell>
              <table:table-cell office:value-type="float" office:value="0.841225626741">
                <text:p>0.841225626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8979483137">
                <text:p>0.38979483137</text:p>
              </table:table-cell>
              <table:table-cell office:value-type="float" office:value="0.841782729805">
                <text:p>0.841782729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89371134024">
                <text:p>0.389371134024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88953597041">
                <text:p>0.388953597041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88542082095">
                <text:p>0.388542082095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88136454888">
                <text:p>0.388136454888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87736585002">
                <text:p>0.387736585002</text:p>
              </table:table-cell>
              <table:table-cell office:value-type="float" office:value="0.841782729805">
                <text:p>0.841782729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87342345768">
                <text:p>0.387342345768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86953614132">
                <text:p>0.386953614132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86570270531">
                <text:p>0.386570270531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86192198771">
                <text:p>0.386192198771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85819285912">
                <text:p>0.385819285912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85451422158">
                <text:p>0.385451422158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85088500749">
                <text:p>0.385088500749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8473041786">
                <text:p>0.38473041786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84377072502">
                <text:p>0.384377072502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84028366427">
                <text:p>0.384028366427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8368420404">
                <text:p>0.38368420404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83344492308">
                <text:p>0.383344492308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83009140681">
                <text:p>0.383009140681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82678061007">
                <text:p>0.382678061007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82351167454">
                <text:p>0.382351167454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82028376443">
                <text:p>0.382028376443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81709606566">
                <text:p>0.381709606566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81394778524">
                <text:p>0.381394778524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81083815059">
                <text:p>0.381083815059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80776640888">
                <text:p>0.380776640888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80473182644">
                <text:p>0.380473182644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80173368814">
                <text:p>0.380173368814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79877129685">
                <text:p>0.379877129685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79584397285">
                <text:p>0.37958439728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79295105333">
                <text:p>0.37929510533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79009189188">
                <text:p>0.37900918918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78726585795">
                <text:p>0.37872658579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78447233643">
                <text:p>0.37844723364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78171072716">
                <text:p>0.378171072716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77898044449">
                <text:p>0.377898044449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77628091687">
                <text:p>0.37762809168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77361158638">
                <text:p>0.37736115863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77097190842">
                <text:p>0.377097190842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76836135125">
                <text:p>0.37683613512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76577939564">
                <text:p>0.37657793956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76322553454">
                <text:p>0.376322553454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76069927268">
                <text:p>0.376069927268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75820012628">
                <text:p>0.375820012628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75572762269">
                <text:p>0.37557276226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75328130013">
                <text:p>0.37532813001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7508607073">
                <text:p>0.3750860707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74846540318">
                <text:p>0.37484654031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74609495668">
                <text:p>0.37460949566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74374894641">
                <text:p>0.37437489464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374142696036">
                <text:p>0.37414269603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73912859572">
                <text:p>0.37391285957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73685345856">
                <text:p>0.37368534585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73460116362">
                <text:p>0.37346011636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73237133409">
                <text:p>0.37323713340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73016360137">
                <text:p>0.37301636013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72797760482">
                <text:p>0.37279776048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372581299161">
                <text:p>0.37258129916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72366941648">
                <text:p>0.37236694164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372154654155">
                <text:p>0.372154654155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7194440361">
                <text:p>0.37194440361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71736157642">
                <text:p>0.37173615764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71529884563">
                <text:p>0.37152988456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71325553347">
                <text:p>0.37132555334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71123133616">
                <text:p>0.37112313361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70922595622">
                <text:p>0.37092259562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370723910232">
                <text:p>0.37072391023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70527048912">
                <text:p>0.37052704891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70331983713">
                <text:p>0.37033198371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370138687252">
                <text:p>0.37013868725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369947132704">
                <text:p>0.36994713270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69757293785">
                <text:p>0.36975729378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6956914474">
                <text:p>0.3695691447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69382660326">
                <text:p>0.36938266032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69197815805">
                <text:p>0.36919781580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6901458693">
                <text:p>0.3690145869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68832949928">
                <text:p>0.36883294992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68652881499">
                <text:p>0.36865288149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68474358793">
                <text:p>0.36847435879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68297359408">
                <text:p>0.36829735940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68121861375">
                <text:p>0.368121861375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6794784315">
                <text:p>0.36794784315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677752836">
                <text:p>0.3677752836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67604162">
                <text:p>0.367604162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67434458015">
                <text:p>0.367434458015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672661517">
                <text:p>0.3672661517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67099223484">
                <text:p>0.367099223484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6933654165">
                <text:p>0.366933654165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66769424898">
                <text:p>0.366769424898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66606517191">
                <text:p>0.36660651719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66444912895">
                <text:p>0.366444912895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66284594197">
                <text:p>0.366284594197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6612554361">
                <text:p>0.3661255436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365967743969">
                <text:p>0.365967743969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365811178419">
                <text:p>0.365811178419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65655830416">
                <text:p>0.365655830416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65501683711">
                <text:p>0.365501683711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6534872235">
                <text:p>0.36534872235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65196930664">
                <text:p>0.36519693066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65046293266">
                <text:p>0.36504629326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6489679504">
                <text:p>0.3648967950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364748421139">
                <text:p>0.364748421139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36460115698">
                <text:p>0.36460115698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364454988233">
                <text:p>0.36445498823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364309900821">
                <text:p>0.36430990082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364165880911">
                <text:p>0.364165880911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364022914912">
                <text:p>0.364022914912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363880989467">
                <text:p>0.363880989467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363740091448">
                <text:p>0.363740091448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363600207955">
                <text:p>0.363600207955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363461326306">
                <text:p>0.363461326306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363323434036">
                <text:p>0.363323434036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363186518891">
                <text:p>0.363186518891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363050568823">
                <text:p>0.363050568823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6291557199">
                <text:p>0.36291557199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362781516744">
                <text:p>0.362781516744</text:p>
              </table:table-cell>
              <table:table-cell office:value-type="float" office:value="0.849025069638">
                <text:p>0.849025069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362648391634">
                <text:p>0.362648391634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362516185399">
                <text:p>0.362516185399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362384886966">
                <text:p>0.362384886966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362254485441">
                <text:p>0.362254485441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362124970112">
                <text:p>0.36212497011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361996330441">
                <text:p>0.36199633044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61868556064">
                <text:p>0.361868556064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61741636782">
                <text:p>0.36174163678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61615562564">
                <text:p>0.36161556256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36149032354">
                <text:p>0.3614903235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61365909998">
                <text:p>0.361365909998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61242312381">
                <text:p>0.36124231238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361119521285">
                <text:p>0.361119521285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360997527456">
                <text:p>0.36099752745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360876321787">
                <text:p>0.36087632178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360755895311">
                <text:p>0.36075589531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360636239206">
                <text:p>0.36063623920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60517344786">
                <text:p>0.36051734478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360399203501">
                <text:p>0.36039920350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60281806934">
                <text:p>0.36028180693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360165146797">
                <text:p>0.36016514679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360049214931">
                <text:p>0.36004921493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359934003303">
                <text:p>0.35993400330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359819504001">
                <text:p>0.35981950400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359705709235">
                <text:p>0.359705709235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359592611334">
                <text:p>0.35959261133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359480202742">
                <text:p>0.35948020274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59368476017">
                <text:p>0.35936847601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35925742383">
                <text:p>0.3592574238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359147038961">
                <text:p>0.35914703896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359037314297">
                <text:p>0.359037314297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358928242833">
                <text:p>0.358928242833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358819817666">
                <text:p>0.358819817666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358712031995">
                <text:p>0.358712031995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5860487912">
                <text:p>0.35860487912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358498352439">
                <text:p>0.358498352439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358392445446">
                <text:p>0.358392445446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35828715173">
                <text:p>0.3582871517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358182464974">
                <text:p>0.358182464974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358078378951">
                <text:p>0.35807837895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357974887523">
                <text:p>0.35797488752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357871984643">
                <text:p>0.35787198464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357769664349">
                <text:p>0.357769664349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357667920763">
                <text:p>0.35766792076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357566748091">
                <text:p>0.35756674809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357466140623">
                <text:p>0.35746614062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357366092727">
                <text:p>0.357366092727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357266598851">
                <text:p>0.357266598851</text:p>
              </table:table-cell>
              <table:table-cell office:value-type="float" office:value="0.846239554318">
                <text:p>0.8462395543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le.A353:file.B628 file.B352:file.B352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353:file.B628" chart:label-cell-address="file.B352:file.B352" chart:class="chart:scatter">
            <chart:domain table:cell-range-address="file.A353:file.A628"/>
            <chart:data-point chart:repeated="2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352:file.B3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53:file.A628</svg:desc>
                </draw:g>
              </table:table-cell>
              <table:table-cell office:value-type="float" office:value="0.649486552862">
                <text:p>0.649486552862</text:p>
                <draw:g>
                  <svg:desc>file.B353:file.B6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30490482983">
                <text:p>0.630490482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188005892">
                <text:p>0.6188005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9552981854">
                <text:p>0.609552981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131092254">
                <text:p>0.60131092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93621354772">
                <text:p>0.593621354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86329622928">
                <text:p>0.5863296229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9375340335">
                <text:p>0.579375340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72728830024">
                <text:p>0.572728830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66370784544">
                <text:p>0.566370784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6028566074">
                <text:p>0.560285660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54459523932">
                <text:p>0.554459523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48879345655">
                <text:p>0.548879345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43532775282">
                <text:p>0.543532775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38408063525">
                <text:p>0.538408063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33494032266">
                <text:p>0.533494032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28780056733">
                <text:p>0.5287800567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24256049504">
                <text:p>0.524256049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19912443526">
                <text:p>0.519912443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15740173687">
                <text:p>0.5157401736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11730657189">
                <text:p>0.511730657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0787577311">
                <text:p>0.50787577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04167841531">
                <text:p>0.504167841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00599602537">
                <text:p>0.500599602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7164195342">
                <text:p>0.497164195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3855137755">
                <text:p>0.4938551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0666306127">
                <text:p>0.490666306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7591915893">
                <text:p>0.4875919158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4626502816">
                <text:p>0.4846265028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176490496">
                <text:p>0.48176490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7900224546">
                <text:p>0.47900224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76333916087">
                <text:p>0.476333916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73755561631">
                <text:p>0.4737555616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71263065081">
                <text:p>0.4712630650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885253361">
                <text:p>0.468852533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66520285328">
                <text:p>0.466520285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64262836786">
                <text:p>0.464262836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62076891205">
                <text:p>0.4620768912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59959327401">
                <text:p>0.4599593274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57907189364">
                <text:p>0.457907189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55917676473">
                <text:p>0.455917676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53988134309">
                <text:p>0.453988134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5211604603">
                <text:p>0.452116046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50299024277">
                <text:p>0.450299024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48534803594">
                <text:p>0.4485348035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46821233309">
                <text:p>0.446821233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45156270866">
                <text:p>0.4451562708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43537975573">
                <text:p>0.443537975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41964502743">
                <text:p>0.4419645027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404340982">
                <text:p>0.4404340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3894509313">
                <text:p>0.43894509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37495899253">
                <text:p>0.437495899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36085004295">
                <text:p>0.4360850042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34710967743">
                <text:p>0.4347109677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3337241686">
                <text:p>0.433372416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32068042953">
                <text:p>0.4320680429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30796597861">
                <text:p>0.430796597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29556890664">
                <text:p>0.4295568906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28347784593">
                <text:p>0.428347784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27168194125">
                <text:p>0.427168194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26017082254">
                <text:p>0.4260170822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24893457927">
                <text:p>0.4248934579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23796373632">
                <text:p>0.423796373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22724923129">
                <text:p>0.4227249231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2167823932">
                <text:p>0.42167823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20655492234">
                <text:p>0.4206554922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19655887142">
                <text:p>0.419655887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1867866277">
                <text:p>0.418678662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17723089623">
                <text:p>0.417723089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16788468401">
                <text:p>0.4167884684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15874128509">
                <text:p>0.4158741285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14979426646">
                <text:p>0.414979426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14103745478">
                <text:p>0.4141037454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13246492382">
                <text:p>0.413246492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12407098263">
                <text:p>0.412407098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11585016434">
                <text:p>0.4115850164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10779721556">
                <text:p>0.4107797215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09990708637">
                <text:p>0.409990708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0921749209">
                <text:p>0.40921749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08459604832">
                <text:p>0.4084596048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07716597437">
                <text:p>0.407716597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06988037337">
                <text:p>0.406988037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06273508055">
                <text:p>0.406273508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05572608488">
                <text:p>0.40557260848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04884952222">
                <text:p>0.4048849522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04210166883">
                <text:p>0.4042101668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03547893522">
                <text:p>0.4035478935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02897786032">
                <text:p>0.4028977860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02259510594">
                <text:p>0.4022595105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01632745145">
                <text:p>0.401632745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01017178885">
                <text:p>0.4010171788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00412511797">
                <text:p>0.400412511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399818454195">
                <text:p>0.3998184541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399234726294">
                <text:p>0.399234726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3986610578">
                <text:p>0.39866105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398097187523">
                <text:p>0.3980971875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397542863002">
                <text:p>0.3975428630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396997840155">
                <text:p>0.396997840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396461882941">
                <text:p>0.3964618829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395934763037">
                <text:p>0.3959347630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395416259534">
                <text:p>0.3954162595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394906158648">
                <text:p>0.3949061586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394404253436">
                <text:p>0.394404253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393910343533">
                <text:p>0.3939103435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393424234898">
                <text:p>0.3934242348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392945739573">
                <text:p>0.3929457395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39247467545">
                <text:p>0.392474675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392010866052">
                <text:p>0.3920108660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391554140316">
                <text:p>0.391554140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911043324">
                <text:p>0.3911043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390661281482">
                <text:p>0.3906612814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39022483158">
                <text:p>0.39022483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38979483137">
                <text:p>0.389794831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389371134024">
                <text:p>0.3893711340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388953597041">
                <text:p>0.3889535970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388542082095">
                <text:p>0.3885420820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388136454888">
                <text:p>0.388136454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387736585002">
                <text:p>0.387736585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387342345768">
                <text:p>0.3873423457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386953614132">
                <text:p>0.3869536141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386570270531">
                <text:p>0.3865702705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386192198771">
                <text:p>0.3861921987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385819285912">
                <text:p>0.38581928591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385451422158">
                <text:p>0.3854514221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385088500749">
                <text:p>0.3850885007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38473041786">
                <text:p>0.3847304178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384377072502">
                <text:p>0.3843770725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384028366427">
                <text:p>0.3840283664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8368420404">
                <text:p>0.383684204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383344492308">
                <text:p>0.3833444923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383009140681">
                <text:p>0.3830091406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382678061007">
                <text:p>0.3826780610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382351167454">
                <text:p>0.3823511674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382028376443">
                <text:p>0.3820283764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381709606566">
                <text:p>0.381709606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381394778524">
                <text:p>0.38139477852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381083815059">
                <text:p>0.381083815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380776640888">
                <text:p>0.380776640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380473182644">
                <text:p>0.3804731826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80173368814">
                <text:p>0.3801733688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379877129685">
                <text:p>0.3798771296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379584397285">
                <text:p>0.3795843972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379295105333">
                <text:p>0.379295105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379009189188">
                <text:p>0.3790091891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378726585795">
                <text:p>0.3787265857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378447233643">
                <text:p>0.3784472336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378171072716">
                <text:p>0.3781710727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377898044449">
                <text:p>0.3778980444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377628091687">
                <text:p>0.3776280916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377361158638">
                <text:p>0.3773611586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377097190842">
                <text:p>0.3770971908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376836135125">
                <text:p>0.376836135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376577939564">
                <text:p>0.376577939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376322553454">
                <text:p>0.3763225534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376069927268">
                <text:p>0.3760699272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375820012628">
                <text:p>0.3758200126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375572762269">
                <text:p>0.3755727622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375328130013">
                <text:p>0.3753281300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37508607073">
                <text:p>0.375086070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374846540318">
                <text:p>0.3748465403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374609495668">
                <text:p>0.3746094956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374374894641">
                <text:p>0.3743748946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374142696036">
                <text:p>0.3741426960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373912859572">
                <text:p>0.3739128595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373685345856">
                <text:p>0.3736853458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373460116362">
                <text:p>0.3734601163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373237133409">
                <text:p>0.373237133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373016360137">
                <text:p>0.373016360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372797760482">
                <text:p>0.3727977604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372581299161">
                <text:p>0.372581299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372366941648">
                <text:p>0.3723669416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372154654155">
                <text:p>0.3721546541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37194440361">
                <text:p>0.371944403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371736157642">
                <text:p>0.3717361576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371529884563">
                <text:p>0.3715298845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371325553347">
                <text:p>0.371325553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371123133616">
                <text:p>0.3711231336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370922595622">
                <text:p>0.3709225956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370723910232">
                <text:p>0.3707239102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370527048912">
                <text:p>0.3705270489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370331983713">
                <text:p>0.370331983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370138687252">
                <text:p>0.3701386872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369947132704">
                <text:p>0.3699471327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369757293785">
                <text:p>0.369757293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36956914474">
                <text:p>0.369569144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369382660326">
                <text:p>0.3693826603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369197815805">
                <text:p>0.3691978158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36901458693">
                <text:p>0.369014586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368832949928">
                <text:p>0.3688329499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368652881499">
                <text:p>0.3686528814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368474358793">
                <text:p>0.3684743587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368297359408">
                <text:p>0.3682973594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368121861375">
                <text:p>0.368121861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36794784315">
                <text:p>0.36794784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3677752836">
                <text:p>0.36777528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367604162">
                <text:p>0.3676041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367434458015">
                <text:p>0.367434458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3672661517">
                <text:p>0.36726615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367099223484">
                <text:p>0.3670992234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366933654165">
                <text:p>0.36693365416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366769424898">
                <text:p>0.3667694248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366606517191">
                <text:p>0.3666065171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366444912895">
                <text:p>0.3664449128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366284594197">
                <text:p>0.3662845941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36612554361">
                <text:p>0.366125543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365967743969">
                <text:p>0.3659677439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365811178419">
                <text:p>0.3658111784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365655830416">
                <text:p>0.3656558304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365501683711">
                <text:p>0.365501683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36534872235">
                <text:p>0.36534872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365196930664">
                <text:p>0.365196930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365046293266">
                <text:p>0.3650462932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36489679504">
                <text:p>0.364896795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364748421139">
                <text:p>0.3647484211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36460115698">
                <text:p>0.364601156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364454988233">
                <text:p>0.3644549882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364309900821">
                <text:p>0.3643099008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364165880911">
                <text:p>0.3641658809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364022914912">
                <text:p>0.3640229149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363880989467">
                <text:p>0.3638809894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363740091448">
                <text:p>0.3637400914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363600207955">
                <text:p>0.3636002079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363461326306">
                <text:p>0.3634613263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363323434036">
                <text:p>0.3633234340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363186518891">
                <text:p>0.3631865188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363050568823">
                <text:p>0.3630505688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36291557199">
                <text:p>0.362915571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362781516744">
                <text:p>0.362781516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362648391634">
                <text:p>0.3626483916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362516185399">
                <text:p>0.362516185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362384886966">
                <text:p>0.36238488696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362254485441">
                <text:p>0.3622544854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362124970112">
                <text:p>0.362124970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361996330441">
                <text:p>0.3619963304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361868556064">
                <text:p>0.36186855606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361741636782">
                <text:p>0.36174163678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361615562564">
                <text:p>0.3616155625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36149032354">
                <text:p>0.361490323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361365909998">
                <text:p>0.36136590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361242312381">
                <text:p>0.3612423123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361119521285">
                <text:p>0.3611195212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360997527456">
                <text:p>0.3609975274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360876321787">
                <text:p>0.3608763217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360755895311">
                <text:p>0.36075589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360636239206">
                <text:p>0.36063623920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360517344786">
                <text:p>0.3605173447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360399203501">
                <text:p>0.3603992035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360281806934">
                <text:p>0.3602818069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360165146797">
                <text:p>0.3601651467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360049214931">
                <text:p>0.3600492149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359934003303">
                <text:p>0.35993400330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359819504001">
                <text:p>0.359819504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359705709235">
                <text:p>0.35970570923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359592611334">
                <text:p>0.3595926113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359480202742">
                <text:p>0.3594802027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359368476017">
                <text:p>0.3593684760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35925742383">
                <text:p>0.35925742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359147038961">
                <text:p>0.3591470389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359037314297">
                <text:p>0.35903731429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358928242833">
                <text:p>0.3589282428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358819817666">
                <text:p>0.3588198176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358712031995">
                <text:p>0.3587120319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35860487912">
                <text:p>0.358604879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358498352439">
                <text:p>0.35849835243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358392445446">
                <text:p>0.3583924454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35828715173">
                <text:p>0.358287151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358182464974">
                <text:p>0.3581824649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358078378951">
                <text:p>0.3580783789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357974887523">
                <text:p>0.3579748875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357871984643">
                <text:p>0.3578719846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357769664349">
                <text:p>0.3577696643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357667920763">
                <text:p>0.3576679207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357566748091">
                <text:p>0.3575667480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357466140623">
                <text:p>0.3574661406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357366092727">
                <text:p>0.3573660927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357266598851">
                <text:p>0.3572665988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le.A353:file.A628 file.E352:file.E628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E353:file.E628" chart:label-cell-address="file.E352:file.E352" chart:class="chart:scatter">
            <chart:domain table:cell-range-address="file.A353:file.A628"/>
            <chart:data-point chart:repeated="2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file.E352:file.E3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353:file.A628</svg:desc>
                </draw:g>
              </table:table-cell>
              <table:table-cell office:value-type="float" office:value="0.641225626741">
                <text:p>0.641225626741</text:p>
                <draw:g>
                  <svg:desc>file.E353:file.E6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1225626741">
                <text:p>0.641225626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1782729805">
                <text:p>0.6417827298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2339832869">
                <text:p>0.642339832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45682451253">
                <text:p>0.645682451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49582172702">
                <text:p>0.649582172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9052924791">
                <text:p>0.6590529247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6573816156">
                <text:p>0.66573816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75208913649">
                <text:p>0.6752089136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88022284123">
                <text:p>0.688022284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96935933148">
                <text:p>0.6969359331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05849582173">
                <text:p>0.705849582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2534818942">
                <text:p>0.7125348189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8105849582">
                <text:p>0.7181058495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23119777159">
                <text:p>0.7231197771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3426183844">
                <text:p>0.73426183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39832869081">
                <text:p>0.7398328690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44846796657">
                <text:p>0.744846796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5208913649">
                <text:p>0.75208913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55431754875">
                <text:p>0.755431754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0445682451">
                <text:p>0.760445682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66016713092">
                <text:p>0.766016713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71587743733">
                <text:p>0.7715877437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75487465181">
                <text:p>0.775487465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79944289694">
                <text:p>0.779944289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84401114206">
                <text:p>0.7844011142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87186629526">
                <text:p>0.7871866295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89972144847">
                <text:p>0.7899721448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91086350975">
                <text:p>0.791086350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91643454039">
                <text:p>0.791643454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95543175487">
                <text:p>0.795543175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801114206128">
                <text:p>0.801114206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801671309192">
                <text:p>0.8016713091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804456824513">
                <text:p>0.804456824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806128133705">
                <text:p>0.8061281337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807799442897">
                <text:p>0.807799442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810027855153">
                <text:p>0.810027855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813370473538">
                <text:p>0.8133704735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813927576602">
                <text:p>0.813927576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816155988858">
                <text:p>0.8161559888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814484679666">
                <text:p>0.8144846796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81504178273">
                <text:p>0.81504178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817270194986">
                <text:p>0.8172701949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818384401114">
                <text:p>0.818384401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817270194986">
                <text:p>0.8172701949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815598885794">
                <text:p>0.8155988857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816155988858">
                <text:p>0.816155988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81782729805">
                <text:p>0.817827298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81782729805">
                <text:p>0.817827298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818941504178">
                <text:p>0.818941504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821169916435">
                <text:p>0.821169916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21727019499">
                <text:p>0.8217270194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822284122563">
                <text:p>0.822284122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822284122563">
                <text:p>0.8222841225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822841225627">
                <text:p>0.8228412256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823398328691">
                <text:p>0.8233983286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824512534819">
                <text:p>0.824512534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824512534819">
                <text:p>0.8245125348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825069637883">
                <text:p>0.8250696378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826183844011">
                <text:p>0.8261838440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826740947075">
                <text:p>0.826740947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827298050139">
                <text:p>0.8272980501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828969359331">
                <text:p>0.8289693593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829526462396">
                <text:p>0.829526462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830640668524">
                <text:p>0.830640668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30640668524">
                <text:p>0.8306406685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83008356546">
                <text:p>0.830083565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831197771588">
                <text:p>0.8311977715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831754874652">
                <text:p>0.8317548746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832311977716">
                <text:p>0.8323119777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83286908078">
                <text:p>0.832869080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833426183844">
                <text:p>0.8334261838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833983286908">
                <text:p>0.833983286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8356545961">
                <text:p>0.8356545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836768802228">
                <text:p>0.8367688022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836211699164">
                <text:p>0.836211699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837325905292">
                <text:p>0.837325905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837883008357">
                <text:p>0.8378830083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838440111421">
                <text:p>0.8384401114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838997214485">
                <text:p>0.838997214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840111420613">
                <text:p>0.8401114206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840668523677">
                <text:p>0.8406685236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840111420613">
                <text:p>0.8401114206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840668523677">
                <text:p>0.8406685236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841225626741">
                <text:p>0.841225626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841782729805">
                <text:p>0.8417827298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841782729805">
                <text:p>0.8417827298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842339832869">
                <text:p>0.842339832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842896935933">
                <text:p>0.842896935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843454038997">
                <text:p>0.8434540389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844011142061">
                <text:p>0.8440111420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844568245125">
                <text:p>0.844568245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845125348189">
                <text:p>0.8451253481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845682451253">
                <text:p>0.8456824512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849025069638">
                <text:p>0.849025069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848467966574">
                <text:p>0.8484679665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84791086351">
                <text:p>0.847910863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847353760446">
                <text:p>0.8473537604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846796657382">
                <text:p>0.84679665738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846239554318">
                <text:p>0.84623955431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846239554318">
                <text:p>0.84623955431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3.952cm" style:legend-expansion="high" chart:style-name="ch2"/>
        <chart:plot-area chart:style-name="ch3" table:cell-range-address="file.A837:file.B1115 file.E837:file.E1115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838:file.B1115" chart:label-cell-address="file.B837:file.B837" chart:class="chart:scatter">
            <chart:domain table:cell-range-address="file.A838:file.A1115"/>
            <chart:data-point chart:repeated="278"/>
          </chart:series>
          <chart:series chart:style-name="ch7" chart:values-cell-range-address="file.E838:file.E1115" chart:label-cell-address="file.E837:file.E837" chart:class="chart:scatter">
            <chart:data-point chart:repeated="27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837:file.B837</svg:desc>
                </draw:g>
              </table:table-cell>
              <table:table-cell office:value-type="string">
                <text:p>ratio</text:p>
                <draw:g>
                  <svg:desc>file.E837:file.E8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838:file.A1115</svg:desc>
                </draw:g>
              </table:table-cell>
              <table:table-cell office:value-type="float" office:value="0.677803367269">
                <text:p>0.677803367269</text:p>
                <draw:g>
                  <svg:desc>file.B838:file.B1115</svg:desc>
                </draw:g>
              </table:table-cell>
              <table:table-cell office:value-type="float" office:value="0.576388888889">
                <text:p>0.576388888889</text:p>
                <draw:g>
                  <svg:desc>file.E838:file.E1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7909586602">
                <text:p>0.667909586602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9886256747">
                <text:p>0.659886256747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2643797392">
                <text:p>0.652643797392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5841201174">
                <text:p>0.645841201174</text:p>
              </table:table-cell>
              <table:table-cell office:value-type="float" office:value="0.590277777778">
                <text:p>0.5902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9364497233">
                <text:p>0.639364497233</text:p>
              </table:table-cell>
              <table:table-cell office:value-type="float" office:value="0.600694444444">
                <text:p>0.60069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3169553483">
                <text:p>0.633169553483</text:p>
              </table:table-cell>
              <table:table-cell office:value-type="float" office:value="0.621527777778">
                <text:p>0.62152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7234123373">
                <text:p>0.627234123373</text:p>
              </table:table-cell>
              <table:table-cell office:value-type="float" office:value="0.638888888889">
                <text:p>0.63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1543088442">
                <text:p>0.621543088442</text:p>
              </table:table-cell>
              <table:table-cell office:value-type="float" office:value="0.652777777778">
                <text:p>0.652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6083892885">
                <text:p>0.616083892885</text:p>
              </table:table-cell>
              <table:table-cell office:value-type="float" office:value="0.663194444444">
                <text:p>0.66319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10845125635">
                <text:p>0.610845125635</text:p>
              </table:table-cell>
              <table:table-cell office:value-type="float" office:value="0.680555555556">
                <text:p>0.680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0581607589">
                <text:p>0.60581607589</text:p>
              </table:table-cell>
              <table:table-cell office:value-type="float" office:value="0.680555555556">
                <text:p>0.680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00986588565">
                <text:p>0.600986588565</text:p>
              </table:table-cell>
              <table:table-cell office:value-type="float" office:value="0.701388888889">
                <text:p>0.7013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6347010969">
                <text:p>0.596347010969</text:p>
              </table:table-cell>
              <table:table-cell office:value-type="float" office:value="0.704861111111">
                <text:p>0.70486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188816635">
                <text:p>0.59188816635</text:p>
              </table:table-cell>
              <table:table-cell office:value-type="float" office:value="0.715277777778">
                <text:p>0.71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87601334737">
                <text:p>0.587601334737</text:p>
              </table:table-cell>
              <table:table-cell office:value-type="float" office:value="0.711805555556">
                <text:p>0.71180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347823535">
                <text:p>0.58347823535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79511009077">
                <text:p>0.579511009077</text:p>
              </table:table-cell>
              <table:table-cell office:value-type="float" office:value="0.722222222222">
                <text:p>0.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75692200754">
                <text:p>0.575692200754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72014741352">
                <text:p>0.572014741352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68471930209">
                <text:p>0.568471930209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65057417472">
                <text:p>0.565057417472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61765186865">
                <text:p>0.561765186865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58589538887">
                <text:p>0.558589538887</text:p>
              </table:table-cell>
              <table:table-cell office:value-type="float" office:value="0.732638888889">
                <text:p>0.73263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5552507451">
                <text:p>0.55552507451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52566679439">
                <text:p>0.552566679439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49709508964">
                <text:p>0.549709508964</text:p>
              </table:table-cell>
              <table:table-cell office:value-type="float" office:value="0.743055555556">
                <text:p>0.7430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46948973439">
                <text:p>0.546948973439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44280724396">
                <text:p>0.544280724396</text:p>
              </table:table-cell>
              <table:table-cell office:value-type="float" office:value="0.760416666667">
                <text:p>0.76041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41700641296">
                <text:p>0.541700641296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39204818926">
                <text:p>0.539204818926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6789555421">
                <text:p>0.53678955542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344513409">
                <text:p>0.534451340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3218684671">
                <text:p>0.5321868467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29992915243">
                <text:p>0.529992915243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27866550316">
                <text:p>0.527866550316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25804908087">
                <text:p>0.525804908087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23805288484">
                <text:p>0.523805288484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21865127126">
                <text:p>0.521865127126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19981987704">
                <text:p>0.51998198770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18153554812">
                <text:p>0.518153554812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16377627189">
                <text:p>0.51637762718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14652111361">
                <text:p>0.51465211136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12975015661">
                <text:p>0.51297501566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11344444595">
                <text:p>0.511344444595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9758593548">
                <text:p>0.50975859354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8215743795">
                <text:p>0.50821574379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6714257819">
                <text:p>0.50671425781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05252574896">
                <text:p>0.505252574896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03829206946">
                <text:p>0.503829206946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02442734629">
                <text:p>0.50244273462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01091803669">
                <text:p>0.50109180366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9775121394">
                <text:p>0.49977512139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8491453486">
                <text:p>0.498491453486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723962091">
                <text:p>0.4972396209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601849703">
                <text:p>0.49601849703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827004889">
                <text:p>0.49482700488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3664114648">
                <text:p>0.493664114648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2528841175">
                <text:p>0.492528841175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1420241761">
                <text:p>0.491420241761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0337413985">
                <text:p>0.490337413985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89279493682">
                <text:p>0.489279493682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88245653038">
                <text:p>0.488245653038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87235098788">
                <text:p>0.487235098788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86247070511">
                <text:p>0.486247070511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85280839031">
                <text:p>0.485280839031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84335704893">
                <text:p>0.484335704893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83410996933">
                <text:p>0.483410996933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82506070923">
                <text:p>0.482506070923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81620308286">
                <text:p>0.481620308286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80753114889">
                <text:p>0.480753114889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79903919894">
                <text:p>0.479903919894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7907217467">
                <text:p>0.47907217467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7825735177">
                <text:p>0.47825735177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77458943956">
                <text:p>0.477458943956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76676463276">
                <text:p>0.476676463276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7590944019">
                <text:p>0.47590944019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75157422744">
                <text:p>0.47515742274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74419975779">
                <text:p>0.47441997577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73696680192">
                <text:p>0.47369668019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72987132224">
                <text:p>0.47298713222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7229094279">
                <text:p>0.4722909427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71607736841">
                <text:p>0.47160773684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70937152756">
                <text:p>0.47093715275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70278841771">
                <text:p>0.47027884177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69632467426">
                <text:p>0.46963246742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6899770505">
                <text:p>0.4689977050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68374241261">
                <text:p>0.46837424126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67761773496">
                <text:p>0.46776177349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67160009568">
                <text:p>0.46716000956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6656866723">
                <text:p>0.4665686672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65987473776">
                <text:p>0.46598747377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6541616565">
                <text:p>0.4654161656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64854488076">
                <text:p>0.46485448807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6430219471">
                <text:p>0.4643021947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63759047301">
                <text:p>0.46375904730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63224815371">
                <text:p>0.46322481537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62699275912">
                <text:p>0.46269927591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62182213093">
                <text:p>0.46218221309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61673417979">
                <text:p>0.46167341797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6117268827">
                <text:p>0.4611726882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60679828045">
                <text:p>0.46067982804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60194647518">
                <text:p>0.46019464751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59716962808">
                <text:p>0.45971696280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59246595716">
                <text:p>0.45924659571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58783373513">
                <text:p>0.45878337351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5832712874">
                <text:p>0.4583271287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57877699008">
                <text:p>0.45787769900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57434926819">
                <text:p>0.45743492681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56998659382">
                <text:p>0.45699865938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56568748448">
                <text:p>0.45656874844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56145050142">
                <text:p>0.45614505014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55727424811">
                <text:p>0.45572742481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5531573687">
                <text:p>0.4553157368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54909854664">
                <text:p>0.45490985466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54509650322">
                <text:p>0.45450965032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54114999633">
                <text:p>0.45411499963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53725781916">
                <text:p>0.45372578191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53341879896">
                <text:p>0.45334187989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52963179591">
                <text:p>0.45296317959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52589570199">
                <text:p>0.45258957019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52220943989">
                <text:p>0.45222094398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51857196199">
                <text:p>0.45185719619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51498224936">
                <text:p>0.45149822493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51143931081">
                <text:p>0.45114393108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50794218197">
                <text:p>0.45079421819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50448992442">
                <text:p>0.450448992442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50108162481">
                <text:p>0.45010816248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49771639409">
                <text:p>0.44977163940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49439336667">
                <text:p>0.44943933666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49111169973">
                <text:p>0.44911116997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48787057245">
                <text:p>0.44878705724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4846691853">
                <text:p>0.4484669185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48150675941">
                <text:p>0.44815067594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4783825359">
                <text:p>0.4478382535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47529577523">
                <text:p>0.44752957752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47224575665">
                <text:p>0.44722457566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46923177758">
                <text:p>0.44692317775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46625315306">
                <text:p>0.44662531530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46330921521">
                <text:p>0.44633092152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46039931273">
                <text:p>0.44603993127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45752281038">
                <text:p>0.44575228103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45467908848">
                <text:p>0.44546790884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4518675425">
                <text:p>0.4451867542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44908758254">
                <text:p>0.44490875825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44633863294">
                <text:p>0.44463386329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44362013187">
                <text:p>0.44436201318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44093153088">
                <text:p>0.44409315308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43827229454">
                <text:p>0.443827229454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43564190007">
                <text:p>0.443564190007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43303983696">
                <text:p>0.443303983696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43046560661">
                <text:p>0.443046560661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42791872201">
                <text:p>0.442791872201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42539870739">
                <text:p>0.44253987073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42290509793">
                <text:p>0.44229050979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42043743943">
                <text:p>0.442043743943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41799528801">
                <text:p>0.44179952880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41557820984">
                <text:p>0.44155782098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41318578084">
                <text:p>0.44131857808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41081758645">
                <text:p>0.44108175864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40847322131">
                <text:p>0.44084732213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40615228906">
                <text:p>0.44061522890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40385440207">
                <text:p>0.44038544020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40157918123">
                <text:p>0.440157918123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39932625567">
                <text:p>0.43993262556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3970952626">
                <text:p>0.4397095262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39488584704">
                <text:p>0.43948858470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39269766167">
                <text:p>0.43926976616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39053036657">
                <text:p>0.43905303665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38838362906">
                <text:p>0.43883836290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38625712351">
                <text:p>0.438625712351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38415053114">
                <text:p>0.43841505311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38206353986">
                <text:p>0.43820635398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3799958441">
                <text:p>0.4379995844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3779471446">
                <text:p>0.4377947144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37591714831">
                <text:p>0.43759171483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37390556821">
                <text:p>0.43739055682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37191212312">
                <text:p>0.43719121231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36993653762">
                <text:p>0.43699365376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36797854184">
                <text:p>0.43679785418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36603787137">
                <text:p>0.43660378713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3641142671">
                <text:p>0.4364114267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36220747509">
                <text:p>0.43622074750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36031724647">
                <text:p>0.43603172464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35844333727">
                <text:p>0.43584433372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35658550832">
                <text:p>0.43565855083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35474352517">
                <text:p>0.43547435251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35291715791">
                <text:p>0.43529171579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35110618111">
                <text:p>0.43511061811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3493103737">
                <text:p>0.4349310373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34752951886">
                <text:p>0.43475295188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3457634039">
                <text:p>0.4345763403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34401182023">
                <text:p>0.43440118202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34227456318">
                <text:p>0.43422745631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34055143196">
                <text:p>0.43405514319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33884222955">
                <text:p>0.43388422295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33714676263">
                <text:p>0.43371467626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33546484148">
                <text:p>0.43354648414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33379627987">
                <text:p>0.43337962798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33214089506">
                <text:p>0.43321408950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33049850763">
                <text:p>0.43304985076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32886894145">
                <text:p>0.43288689414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32725202362">
                <text:p>0.43272520236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32564758437">
                <text:p>0.43256475843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32405545697">
                <text:p>0.43240554569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32247547772">
                <text:p>0.43224754777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32090748585">
                <text:p>0.43209074858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31935132343">
                <text:p>0.43193513234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31780683535">
                <text:p>0.43178068353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31627386926">
                <text:p>0.43162738692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31475227545">
                <text:p>0.43147522754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31324190687">
                <text:p>0.43132419068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31174261901">
                <text:p>0.43117426190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31025426989">
                <text:p>0.43102542698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30877671998">
                <text:p>0.43087767199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30730983215">
                <text:p>0.43073098321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30585347162">
                <text:p>0.43058534716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30440750592">
                <text:p>0.43044075059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30297180482">
                <text:p>0.43029718048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30154624032">
                <text:p>0.43015462403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30013068656">
                <text:p>0.43001306865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29872501979">
                <text:p>0.42987250197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29732911835">
                <text:p>0.42973291183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29594286259">
                <text:p>0.42959428625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29456613486">
                <text:p>0.42945661348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29319881943">
                <text:p>0.42931988194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29184080251">
                <text:p>0.42918408025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29049197213">
                <text:p>0.42904919721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2891522182">
                <text:p>0.4289152218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28782143237">
                <text:p>0.42878214323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28649950808">
                <text:p>0.42864995080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28518634047">
                <text:p>0.42851863404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28388182637">
                <text:p>0.42838818263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28258586426">
                <text:p>0.42825858642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28129835424">
                <text:p>0.42812983542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280019198">
                <text:p>0.428001919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27874829876">
                <text:p>0.42787482987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2774855613">
                <text:p>0.4277485561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27623089186">
                <text:p>0.42762308918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27498419817">
                <text:p>0.42749841981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27374538938">
                <text:p>0.42737453893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27251437606">
                <text:p>0.42725143760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27129107016">
                <text:p>0.42712910701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27007538497">
                <text:p>0.42700753849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26886723512">
                <text:p>0.42688672351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26766653654">
                <text:p>0.42676665365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26647320646">
                <text:p>0.42664732064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26528716332">
                <text:p>0.42652871633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26410832683">
                <text:p>0.42641083268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26293661788">
                <text:p>0.42629366178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26177195857">
                <text:p>0.42617719585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26061427215">
                <text:p>0.42606142721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259463483">
                <text:p>0.425946348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25831951664">
                <text:p>0.42583195166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25718229967">
                <text:p>0.42571822996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25605175979">
                <text:p>0.42560517597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25492782574">
                <text:p>0.42549278257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2538104273">
                <text:p>0.4253810427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2526994953">
                <text:p>0.4252699495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25159496153">
                <text:p>0.42515949615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25049675879">
                <text:p>0.42504967587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24940482085">
                <text:p>0.42494048208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2483190824">
                <text:p>0.4248319082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24723947911">
                <text:p>0.42472394791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24616594751">
                <text:p>0.42461659475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24509842507">
                <text:p>0.42450984250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24403685013">
                <text:p>0.42440368501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24298116189">
                <text:p>0.42429811618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24193130042">
                <text:p>0.42419313004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24088720661">
                <text:p>0.42408872066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23984882218">
                <text:p>0.42398488221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23881608966">
                <text:p>0.42388160896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23778895237">
                <text:p>0.42377889523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23676735443">
                <text:p>0.42367673544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23575124069">
                <text:p>0.42357512406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23474055679">
                <text:p>0.42347405567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23373524909">
                <text:p>0.42337352490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23273526468">
                <text:p>0.423273526468</text:p>
              </table:table-cell>
              <table:table-cell office:value-type="float" office:value="0.822916666667">
                <text:p>0.82291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le.A838:file.A1115 file.E837:file.E1115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E838:file.E1115" chart:label-cell-address="file.E837:file.E837" chart:class="chart:scatter">
            <chart:domain table:cell-range-address="file.A838:file.A1115"/>
            <chart:data-point chart:repeated="2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tio</text:p>
                <draw:g>
                  <svg:desc>file.E837:file.E8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838:file.A1115</svg:desc>
                </draw:g>
              </table:table-cell>
              <table:table-cell office:value-type="float" office:value="0.576388888889">
                <text:p>0.576388888889</text:p>
                <draw:g>
                  <svg:desc>file.E838:file.E1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76388888889">
                <text:p>0.5763888888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90277777778">
                <text:p>0.5902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00694444444">
                <text:p>0.60069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1527777778">
                <text:p>0.62152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38888888889">
                <text:p>0.63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52777777778">
                <text:p>0.6527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63194444444">
                <text:p>0.66319444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80555555556">
                <text:p>0.680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80555555556">
                <text:p>0.680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01388888889">
                <text:p>0.7013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704861111111">
                <text:p>0.70486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15277777778">
                <text:p>0.71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711805555556">
                <text:p>0.71180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1875">
                <text:p>0.71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22222222222">
                <text:p>0.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29166666667">
                <text:p>0.7291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36111111111">
                <text:p>0.736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732638888889">
                <text:p>0.7326388888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39583333333">
                <text:p>0.73958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743055555556">
                <text:p>0.7430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760416666667">
                <text:p>0.76041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63888888889">
                <text:p>0.7638888888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767361111111">
                <text:p>0.7673611111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770833333333">
                <text:p>0.7708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774305555556">
                <text:p>0.77430555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777777777778">
                <text:p>0.7777777777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784722222222">
                <text:p>0.7847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788194444444">
                <text:p>0.7881944444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791666666667">
                <text:p>0.791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795138888889">
                <text:p>0.7951388888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798611111111">
                <text:p>0.798611111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802083333333">
                <text:p>0.8020833333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805555555556">
                <text:p>0.8055555555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809027777778">
                <text:p>0.8090277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815972222222">
                <text:p>0.815972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819444444444">
                <text:p>0.8194444444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822916666667">
                <text:p>0.82291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84cm" svg:y="4.201cm" style:legend-expansion="high" chart:style-name="ch2"/>
        <chart:plot-area chart:style-name="ch3" table:cell-range-address="file.A838:file.B1115 file.B837:file.B837" chart:data-source-has-labels="row" svg:x="0.32cm" svg:y="0.18cm" svg:width="13.944cm" svg:height="8.64cm">
          <chartooo:coordinate-region svg:x="1.047cm" svg:y="0.379cm" svg:width="12.9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le.B838:file.B1115" chart:label-cell-address="file.B837:file.B837" chart:class="chart:scatter">
            <chart:domain table:cell-range-address="file.A838:file.A1115"/>
            <chart:data-point chart:repeated="2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st</text:p>
                <draw:g>
                  <svg:desc>file.B837:file.B8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ile.A838:file.A1115</svg:desc>
                </draw:g>
              </table:table-cell>
              <table:table-cell office:value-type="float" office:value="0.677803367269">
                <text:p>0.677803367269</text:p>
                <draw:g>
                  <svg:desc>file.B838:file.B1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7909586602">
                <text:p>0.667909586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59886256747">
                <text:p>0.659886256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52643797392">
                <text:p>0.652643797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45841201174">
                <text:p>0.645841201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39364497233">
                <text:p>0.639364497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33169553483">
                <text:p>0.6331695534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7234123373">
                <text:p>0.627234123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1543088442">
                <text:p>0.621543088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16083892885">
                <text:p>0.6160838928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10845125635">
                <text:p>0.6108451256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0581607589">
                <text:p>0.60581607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00986588565">
                <text:p>0.600986588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96347010969">
                <text:p>0.5963470109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188816635">
                <text:p>0.5918881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87601334737">
                <text:p>0.587601334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347823535">
                <text:p>0.583478235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79511009077">
                <text:p>0.5795110090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75692200754">
                <text:p>0.575692200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72014741352">
                <text:p>0.5720147413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68471930209">
                <text:p>0.568471930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65057417472">
                <text:p>0.565057417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61765186865">
                <text:p>0.5617651868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58589538887">
                <text:p>0.558589538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5552507451">
                <text:p>0.5555250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52566679439">
                <text:p>0.552566679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49709508964">
                <text:p>0.5497095089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46948973439">
                <text:p>0.5469489734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44280724396">
                <text:p>0.5442807243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41700641296">
                <text:p>0.5417006412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39204818926">
                <text:p>0.5392048189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36789555421">
                <text:p>0.536789555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344513409">
                <text:p>0.5344513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53218684671">
                <text:p>0.532186846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29992915243">
                <text:p>0.529992915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527866550316">
                <text:p>0.527866550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525804908087">
                <text:p>0.5258049080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23805288484">
                <text:p>0.523805288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521865127126">
                <text:p>0.5218651271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19981987704">
                <text:p>0.5199819877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18153554812">
                <text:p>0.518153554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16377627189">
                <text:p>0.516377627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14652111361">
                <text:p>0.5146521113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12975015661">
                <text:p>0.5129750156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11344444595">
                <text:p>0.511344444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9758593548">
                <text:p>0.5097585935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8215743795">
                <text:p>0.508215743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6714257819">
                <text:p>0.506714257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05252574896">
                <text:p>0.5052525748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03829206946">
                <text:p>0.503829206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02442734629">
                <text:p>0.5024427346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01091803669">
                <text:p>0.501091803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9775121394">
                <text:p>0.4997751213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8491453486">
                <text:p>0.4984914534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723962091">
                <text:p>0.497239620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601849703">
                <text:p>0.49601849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827004889">
                <text:p>0.494827004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3664114648">
                <text:p>0.4936641146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2528841175">
                <text:p>0.4925288411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1420241761">
                <text:p>0.4914202417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0337413985">
                <text:p>0.4903374139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89279493682">
                <text:p>0.4892794936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88245653038">
                <text:p>0.4882456530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87235098788">
                <text:p>0.4872350987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86247070511">
                <text:p>0.4862470705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85280839031">
                <text:p>0.4852808390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84335704893">
                <text:p>0.484335704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83410996933">
                <text:p>0.4834109969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82506070923">
                <text:p>0.4825060709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81620308286">
                <text:p>0.4816203082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80753114889">
                <text:p>0.480753114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79903919894">
                <text:p>0.4799039198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7907217467">
                <text:p>0.479072174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7825735177">
                <text:p>0.478257351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77458943956">
                <text:p>0.4774589439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76676463276">
                <text:p>0.4766764632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7590944019">
                <text:p>0.475909440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75157422744">
                <text:p>0.4751574227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74419975779">
                <text:p>0.474419975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73696680192">
                <text:p>0.4736966801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72987132224">
                <text:p>0.4729871322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7229094279">
                <text:p>0.47229094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71607736841">
                <text:p>0.471607736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70937152756">
                <text:p>0.4709371527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70278841771">
                <text:p>0.4702788417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69632467426">
                <text:p>0.469632467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6899770505">
                <text:p>0.468997705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68374241261">
                <text:p>0.4683742412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67761773496">
                <text:p>0.4677617734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67160009568">
                <text:p>0.4671600095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6656866723">
                <text:p>0.46656866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65987473776">
                <text:p>0.465987473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6541616565">
                <text:p>0.465416165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64854488076">
                <text:p>0.4648544880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6430219471">
                <text:p>0.464302194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63759047301">
                <text:p>0.4637590473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63224815371">
                <text:p>0.463224815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62699275912">
                <text:p>0.4626992759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62182213093">
                <text:p>0.4621822130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61673417979">
                <text:p>0.4616734179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6117268827">
                <text:p>0.461172688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60679828045">
                <text:p>0.460679828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60194647518">
                <text:p>0.4601946475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59716962808">
                <text:p>0.4597169628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59246595716">
                <text:p>0.4592465957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58783373513">
                <text:p>0.4587833735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5832712874">
                <text:p>0.458327128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57877699008">
                <text:p>0.457877699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57434926819">
                <text:p>0.4574349268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56998659382">
                <text:p>0.45699865938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56568748448">
                <text:p>0.4565687484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56145050142">
                <text:p>0.456145050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55727424811">
                <text:p>0.4557274248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5531573687">
                <text:p>0.455315736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54909854664">
                <text:p>0.4549098546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54509650322">
                <text:p>0.454509650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54114999633">
                <text:p>0.4541149996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53725781916">
                <text:p>0.453725781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53341879896">
                <text:p>0.4533418798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52963179591">
                <text:p>0.452963179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52589570199">
                <text:p>0.4525895701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52220943989">
                <text:p>0.4522209439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51857196199">
                <text:p>0.451857196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51498224936">
                <text:p>0.4514982249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51143931081">
                <text:p>0.4511439310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50794218197">
                <text:p>0.450794218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50448992442">
                <text:p>0.4504489924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50108162481">
                <text:p>0.4501081624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49771639409">
                <text:p>0.4497716394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49439336667">
                <text:p>0.44943933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49111169973">
                <text:p>0.4491111699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48787057245">
                <text:p>0.44878705724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4846691853">
                <text:p>0.448466918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48150675941">
                <text:p>0.4481506759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4783825359">
                <text:p>0.44783825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47529577523">
                <text:p>0.4475295775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47224575665">
                <text:p>0.4472245756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46923177758">
                <text:p>0.4469231777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46625315306">
                <text:p>0.4466253153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46330921521">
                <text:p>0.4463309215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46039931273">
                <text:p>0.446039931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45752281038">
                <text:p>0.4457522810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45467908848">
                <text:p>0.44546790884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4518675425">
                <text:p>0.445186754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44908758254">
                <text:p>0.444908758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44633863294">
                <text:p>0.4446338632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44362013187">
                <text:p>0.4443620131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44093153088">
                <text:p>0.444093153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43827229454">
                <text:p>0.4438272294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43564190007">
                <text:p>0.4435641900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43303983696">
                <text:p>0.4433039836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43046560661">
                <text:p>0.4430465606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42791872201">
                <text:p>0.4427918722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42539870739">
                <text:p>0.442539870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42290509793">
                <text:p>0.442290509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42043743943">
                <text:p>0.4420437439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41799528801">
                <text:p>0.4417995288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41557820984">
                <text:p>0.4415578209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41318578084">
                <text:p>0.4413185780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41081758645">
                <text:p>0.4410817586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40847322131">
                <text:p>0.4408473221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40615228906">
                <text:p>0.4406152289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40385440207">
                <text:p>0.4403854402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40157918123">
                <text:p>0.440157918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39932625567">
                <text:p>0.4399326255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3970952626">
                <text:p>0.439709526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39488584704">
                <text:p>0.439488584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39269766167">
                <text:p>0.4392697661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39053036657">
                <text:p>0.4390530366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38838362906">
                <text:p>0.438838362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38625712351">
                <text:p>0.4386257123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38415053114">
                <text:p>0.438415053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38206353986">
                <text:p>0.438206353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3799958441">
                <text:p>0.437999584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3779471446">
                <text:p>0.437794714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37591714831">
                <text:p>0.4375917148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37390556821">
                <text:p>0.4373905568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37191212312">
                <text:p>0.4371912123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36993653762">
                <text:p>0.436993653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36797854184">
                <text:p>0.4367978541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36603787137">
                <text:p>0.4366037871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3641142671">
                <text:p>0.436411426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36220747509">
                <text:p>0.4362207475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36031724647">
                <text:p>0.4360317246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35844333727">
                <text:p>0.435844333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35658550832">
                <text:p>0.4356585508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35474352517">
                <text:p>0.4354743525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35291715791">
                <text:p>0.4352917157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35110618111">
                <text:p>0.4351106181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3493103737">
                <text:p>0.434931037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34752951886">
                <text:p>0.4347529518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3457634039">
                <text:p>0.43457634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34401182023">
                <text:p>0.434401182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34227456318">
                <text:p>0.4342274563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34055143196">
                <text:p>0.4340551431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33884222955">
                <text:p>0.4338842229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33714676263">
                <text:p>0.4337146762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33546484148">
                <text:p>0.4335464841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33379627987">
                <text:p>0.4333796279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33214089506">
                <text:p>0.4332140895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33049850763">
                <text:p>0.4330498507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32886894145">
                <text:p>0.43288689414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32725202362">
                <text:p>0.4327252023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32564758437">
                <text:p>0.4325647584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32405545697">
                <text:p>0.4324055456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32247547772">
                <text:p>0.4322475477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32090748585">
                <text:p>0.4320907485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31935132343">
                <text:p>0.4319351323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31780683535">
                <text:p>0.4317806835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31627386926">
                <text:p>0.4316273869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31475227545">
                <text:p>0.4314752275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31324190687">
                <text:p>0.431324190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31174261901">
                <text:p>0.4311742619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31025426989">
                <text:p>0.43102542698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30877671998">
                <text:p>0.43087767199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30730983215">
                <text:p>0.4307309832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30585347162">
                <text:p>0.43058534716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30440750592">
                <text:p>0.4304407505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30297180482">
                <text:p>0.430297180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30154624032">
                <text:p>0.4301546240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30013068656">
                <text:p>0.4300130686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29872501979">
                <text:p>0.4298725019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29732911835">
                <text:p>0.4297329118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29594286259">
                <text:p>0.4295942862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29456613486">
                <text:p>0.4294566134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29319881943">
                <text:p>0.4293198819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29184080251">
                <text:p>0.4291840802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29049197213">
                <text:p>0.4290491972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2891522182">
                <text:p>0.428915221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28782143237">
                <text:p>0.4287821432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28649950808">
                <text:p>0.4286499508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28518634047">
                <text:p>0.4285186340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28388182637">
                <text:p>0.4283881826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28258586426">
                <text:p>0.4282585864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28129835424">
                <text:p>0.4281298354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280019198">
                <text:p>0.42800191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27874829876">
                <text:p>0.4278748298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2774855613">
                <text:p>0.427748556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27623089186">
                <text:p>0.4276230891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27498419817">
                <text:p>0.427498419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27374538938">
                <text:p>0.4273745389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27251437606">
                <text:p>0.4272514376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27129107016">
                <text:p>0.4271291070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27007538497">
                <text:p>0.4270075384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26886723512">
                <text:p>0.4268867235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26766653654">
                <text:p>0.4267666536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26647320646">
                <text:p>0.4266473206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26528716332">
                <text:p>0.4265287163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26410832683">
                <text:p>0.426410832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26293661788">
                <text:p>0.4262936617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26177195857">
                <text:p>0.4261771958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26061427215">
                <text:p>0.4260614272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259463483">
                <text:p>0.425946348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25831951664">
                <text:p>0.4258319516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25718229967">
                <text:p>0.4257182299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25605175979">
                <text:p>0.4256051759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425492782574">
                <text:p>0.4254927825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42538104273">
                <text:p>0.4253810427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42526994953">
                <text:p>0.4252699495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425159496153">
                <text:p>0.4251594961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425049675879">
                <text:p>0.4250496758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424940482085">
                <text:p>0.424940482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42483190824">
                <text:p>0.42483190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424723947911">
                <text:p>0.4247239479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424616594751">
                <text:p>0.4246165947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424509842507">
                <text:p>0.4245098425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424403685013">
                <text:p>0.4244036850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424298116189">
                <text:p>0.4242981161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424193130042">
                <text:p>0.4241931300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424088720661">
                <text:p>0.4240887206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423984882218">
                <text:p>0.4239848822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423881608966">
                <text:p>0.4238816089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423778895237">
                <text:p>0.4237788952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423676735443">
                <text:p>0.4236767354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423575124069">
                <text:p>0.423575124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423474055679">
                <text:p>0.4234740556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423373524909">
                <text:p>0.4233735249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423273526468">
                <text:p>0.423273526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